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118</text:p>
          </table:table-cell>
          <table:table-cell/>
          <table:table-cell table:formula="of:=IF([.A1]=&quot;&quot;;&quot;&quot;;CONCATENATE(&quot; &quot;;[.A1];&quot; &quot;;[.B1];&quot; &quot;;))" office:value-type="string" office:string-value=" BR 118 " calcext:value-type="string">
            <text:p><text:s/>BR 118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2]=&quot;&quot;;&quot;&quot;;CONCATENATE(&quot; &quot;;[.A2];&quot; &quot;;[.B2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3</text:p>
          </table:table-cell>
          <table:table-cell/>
          <table:table-cell table:formula="of:=IF([.A3]=&quot;&quot;;&quot;&quot;;CONCATENATE(&quot; &quot;;[.A3];&quot; &quot;;[.B3];&quot; &quot;;))" office:value-type="string" office:string-value=" 118 003 " calcext:value-type="string">
            <text:p><text:s/>118 0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4</text:p>
          </table:table-cell>
          <table:table-cell/>
          <table:table-cell table:formula="of:=IF([.A4]=&quot;&quot;;&quot;&quot;;CONCATENATE(&quot; &quot;;[.A4];&quot; &quot;;[.B4];&quot; &quot;;))" office:value-type="string" office:string-value=" 118 004 " calcext:value-type="string">
            <text:p><text:s/>118 0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5</text:p>
          </table:table-cell>
          <table:table-cell/>
          <table:table-cell table:formula="of:=IF([.A5]=&quot;&quot;;&quot;&quot;;CONCATENATE(&quot; &quot;;[.A5];&quot; &quot;;[.B5];&quot; &quot;;))" office:value-type="string" office:string-value=" 118 005 " calcext:value-type="string">
            <text:p><text:s/>118 0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6</text:p>
          </table:table-cell>
          <table:table-cell/>
          <table:table-cell table:formula="of:=IF([.A6]=&quot;&quot;;&quot;&quot;;CONCATENATE(&quot; &quot;;[.A6];&quot; &quot;;[.B6];&quot; &quot;;))" office:value-type="string" office:string-value=" 118 006 " calcext:value-type="string">
            <text:p><text:s/>118 0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7</text:p>
          </table:table-cell>
          <table:table-cell/>
          <table:table-cell table:formula="of:=IF([.A7]=&quot;&quot;;&quot;&quot;;CONCATENATE(&quot; &quot;;[.A7];&quot; &quot;;[.B7];&quot; &quot;;))" office:value-type="string" office:string-value=" 118 007 " calcext:value-type="string">
            <text:p><text:s/>118 0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8</text:p>
          </table:table-cell>
          <table:table-cell/>
          <table:table-cell table:formula="of:=IF([.A8]=&quot;&quot;;&quot;&quot;;CONCATENATE(&quot; &quot;;[.A8];&quot; &quot;;[.B8];&quot; &quot;;))" office:value-type="string" office:string-value=" 118 008 " calcext:value-type="string">
            <text:p><text:s/>118 0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09</text:p>
          </table:table-cell>
          <table:table-cell/>
          <table:table-cell table:formula="of:=IF([.A9]=&quot;&quot;;&quot;&quot;;CONCATENATE(&quot; &quot;;[.A9];&quot; &quot;;[.B9];&quot; &quot;;))" office:value-type="string" office:string-value=" 118 009 " calcext:value-type="string">
            <text:p><text:s/>118 0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0</text:p>
          </table:table-cell>
          <table:table-cell/>
          <table:table-cell table:formula="of:=IF([.A10]=&quot;&quot;;&quot;&quot;;CONCATENATE(&quot; &quot;;[.A10];&quot; &quot;;[.B10];&quot; &quot;;))" office:value-type="string" office:string-value=" 118 010 " calcext:value-type="string">
            <text:p><text:s/>118 0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1</text:p>
          </table:table-cell>
          <table:table-cell/>
          <table:table-cell table:formula="of:=IF([.A11]=&quot;&quot;;&quot;&quot;;CONCATENATE(&quot; &quot;;[.A11];&quot; &quot;;[.B11];&quot; &quot;;))" office:value-type="string" office:string-value=" 118 011 " calcext:value-type="string">
            <text:p><text:s/>118 0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2</text:p>
          </table:table-cell>
          <table:table-cell/>
          <table:table-cell table:formula="of:=IF([.A12]=&quot;&quot;;&quot;&quot;;CONCATENATE(&quot; &quot;;[.A12];&quot; &quot;;[.B12];&quot; &quot;;))" office:value-type="string" office:string-value=" 118 012 " calcext:value-type="string">
            <text:p><text:s/>118 0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3</text:p>
          </table:table-cell>
          <table:table-cell/>
          <table:table-cell table:formula="of:=IF([.A13]=&quot;&quot;;&quot;&quot;;CONCATENATE(&quot; &quot;;[.A13];&quot; &quot;;[.B13];&quot; &quot;;))" office:value-type="string" office:string-value=" 118 013 " calcext:value-type="string">
            <text:p><text:s/>118 0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4</text:p>
          </table:table-cell>
          <table:table-cell/>
          <table:table-cell table:formula="of:=IF([.A14]=&quot;&quot;;&quot;&quot;;CONCATENATE(&quot; &quot;;[.A14];&quot; &quot;;[.B14];&quot; &quot;;))" office:value-type="string" office:string-value=" 118 014 " calcext:value-type="string">
            <text:p><text:s/>118 0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5</text:p>
          </table:table-cell>
          <table:table-cell/>
          <table:table-cell table:formula="of:=IF([.A15]=&quot;&quot;;&quot;&quot;;CONCATENATE(&quot; &quot;;[.A15];&quot; &quot;;[.B15];&quot; &quot;;))" office:value-type="string" office:string-value=" 118 015 " calcext:value-type="string">
            <text:p><text:s/>118 0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6</text:p>
          </table:table-cell>
          <table:table-cell/>
          <table:table-cell table:formula="of:=IF([.A16]=&quot;&quot;;&quot;&quot;;CONCATENATE(&quot; &quot;;[.A16];&quot; &quot;;[.B16];&quot; &quot;;))" office:value-type="string" office:string-value=" 118 016 " calcext:value-type="string">
            <text:p><text:s/>118 0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7</text:p>
          </table:table-cell>
          <table:table-cell/>
          <table:table-cell table:formula="of:=IF([.A17]=&quot;&quot;;&quot;&quot;;CONCATENATE(&quot; &quot;;[.A17];&quot; &quot;;[.B17];&quot; &quot;;))" office:value-type="string" office:string-value=" 118 017 " calcext:value-type="string">
            <text:p><text:s/>118 0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8</text:p>
          </table:table-cell>
          <table:table-cell/>
          <table:table-cell table:formula="of:=IF([.A18]=&quot;&quot;;&quot;&quot;;CONCATENATE(&quot; &quot;;[.A18];&quot; &quot;;[.B18];&quot; &quot;;))" office:value-type="string" office:string-value=" 118 018 " calcext:value-type="string">
            <text:p><text:s/>118 0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19</text:p>
          </table:table-cell>
          <table:table-cell/>
          <table:table-cell table:formula="of:=IF([.A19]=&quot;&quot;;&quot;&quot;;CONCATENATE(&quot; &quot;;[.A19];&quot; &quot;;[.B19];&quot; &quot;;))" office:value-type="string" office:string-value=" 118 019 " calcext:value-type="string">
            <text:p><text:s/>118 0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0</text:p>
          </table:table-cell>
          <table:table-cell/>
          <table:table-cell table:formula="of:=IF([.A20]=&quot;&quot;;&quot;&quot;;CONCATENATE(&quot; &quot;;[.A20];&quot; &quot;;[.B20];&quot; &quot;;))" office:value-type="string" office:string-value=" 118 020 " calcext:value-type="string">
            <text:p><text:s/>118 0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1</text:p>
          </table:table-cell>
          <table:table-cell/>
          <table:table-cell table:formula="of:=IF([.A21]=&quot;&quot;;&quot;&quot;;CONCATENATE(&quot; &quot;;[.A21];&quot; &quot;;[.B21];&quot; &quot;;))" office:value-type="string" office:string-value=" 118 021 " calcext:value-type="string">
            <text:p><text:s/>118 0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2</text:p>
          </table:table-cell>
          <table:table-cell/>
          <table:table-cell table:formula="of:=IF([.A22]=&quot;&quot;;&quot;&quot;;CONCATENATE(&quot; &quot;;[.A22];&quot; &quot;;[.B22];&quot; &quot;;))" office:value-type="string" office:string-value=" 118 022 " calcext:value-type="string">
            <text:p><text:s/>118 0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3</text:p>
          </table:table-cell>
          <table:table-cell/>
          <table:table-cell table:formula="of:=IF([.A23]=&quot;&quot;;&quot;&quot;;CONCATENATE(&quot; &quot;;[.A23];&quot; &quot;;[.B23];&quot; &quot;;))" office:value-type="string" office:string-value=" 118 023 " calcext:value-type="string">
            <text:p><text:s/>118 0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4</text:p>
          </table:table-cell>
          <table:table-cell/>
          <table:table-cell table:formula="of:=IF([.A24]=&quot;&quot;;&quot;&quot;;CONCATENATE(&quot; &quot;;[.A24];&quot; &quot;;[.B24];&quot; &quot;;))" office:value-type="string" office:string-value=" 118 024 " calcext:value-type="string">
            <text:p><text:s/>118 0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5</text:p>
          </table:table-cell>
          <table:table-cell/>
          <table:table-cell table:formula="of:=IF([.A25]=&quot;&quot;;&quot;&quot;;CONCATENATE(&quot; &quot;;[.A25];&quot; &quot;;[.B25];&quot; &quot;;))" office:value-type="string" office:string-value=" 118 025 " calcext:value-type="string">
            <text:p><text:s/>118 0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6</text:p>
          </table:table-cell>
          <table:table-cell/>
          <table:table-cell table:formula="of:=IF([.A26]=&quot;&quot;;&quot;&quot;;CONCATENATE(&quot; &quot;;[.A26];&quot; &quot;;[.B26];&quot; &quot;;))" office:value-type="string" office:string-value=" 118 026 " calcext:value-type="string">
            <text:p><text:s/>118 0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7</text:p>
          </table:table-cell>
          <table:table-cell/>
          <table:table-cell table:formula="of:=IF([.A27]=&quot;&quot;;&quot;&quot;;CONCATENATE(&quot; &quot;;[.A27];&quot; &quot;;[.B27];&quot; &quot;;))" office:value-type="string" office:string-value=" 118 027 " calcext:value-type="string">
            <text:p><text:s/>118 0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8</text:p>
          </table:table-cell>
          <table:table-cell/>
          <table:table-cell table:formula="of:=IF([.A28]=&quot;&quot;;&quot;&quot;;CONCATENATE(&quot; &quot;;[.A28];&quot; &quot;;[.B28];&quot; &quot;;))" office:value-type="string" office:string-value=" 118 028 " calcext:value-type="string">
            <text:p><text:s/>118 0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29</text:p>
          </table:table-cell>
          <table:table-cell/>
          <table:table-cell table:formula="of:=IF([.A29]=&quot;&quot;;&quot;&quot;;CONCATENATE(&quot; &quot;;[.A29];&quot; &quot;;[.B29];&quot; &quot;;))" office:value-type="string" office:string-value=" 118 029 " calcext:value-type="string">
            <text:p><text:s/>118 0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0</text:p>
          </table:table-cell>
          <table:table-cell/>
          <table:table-cell table:formula="of:=IF([.A30]=&quot;&quot;;&quot;&quot;;CONCATENATE(&quot; &quot;;[.A30];&quot; &quot;;[.B30];&quot; &quot;;))" office:value-type="string" office:string-value=" 118 030 " calcext:value-type="string">
            <text:p><text:s/>118 0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1</text:p>
          </table:table-cell>
          <table:table-cell/>
          <table:table-cell table:formula="of:=IF([.A31]=&quot;&quot;;&quot;&quot;;CONCATENATE(&quot; &quot;;[.A31];&quot; &quot;;[.B31];&quot; &quot;;))" office:value-type="string" office:string-value=" 118 031 " calcext:value-type="string">
            <text:p><text:s/>118 0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2</text:p>
          </table:table-cell>
          <table:table-cell/>
          <table:table-cell table:formula="of:=IF([.A32]=&quot;&quot;;&quot;&quot;;CONCATENATE(&quot; &quot;;[.A32];&quot; &quot;;[.B32];&quot; &quot;;))" office:value-type="string" office:string-value=" 118 032 " calcext:value-type="string">
            <text:p><text:s/>118 0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3</text:p>
          </table:table-cell>
          <table:table-cell/>
          <table:table-cell table:formula="of:=IF([.A33]=&quot;&quot;;&quot;&quot;;CONCATENATE(&quot; &quot;;[.A33];&quot; &quot;;[.B33];&quot; &quot;;))" office:value-type="string" office:string-value=" 118 033 " calcext:value-type="string">
            <text:p><text:s/>118 0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4</text:p>
          </table:table-cell>
          <table:table-cell/>
          <table:table-cell table:formula="of:=IF([.A34]=&quot;&quot;;&quot;&quot;;CONCATENATE(&quot; &quot;;[.A34];&quot; &quot;;[.B34];&quot; &quot;;))" office:value-type="string" office:string-value=" 118 034 " calcext:value-type="string">
            <text:p><text:s/>118 0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5</text:p>
          </table:table-cell>
          <table:table-cell/>
          <table:table-cell table:formula="of:=IF([.A35]=&quot;&quot;;&quot;&quot;;CONCATENATE(&quot; &quot;;[.A35];&quot; &quot;;[.B35];&quot; &quot;;))" office:value-type="string" office:string-value=" 118 035 " calcext:value-type="string">
            <text:p><text:s/>118 0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6</text:p>
          </table:table-cell>
          <table:table-cell/>
          <table:table-cell table:formula="of:=IF([.A36]=&quot;&quot;;&quot;&quot;;CONCATENATE(&quot; &quot;;[.A36];&quot; &quot;;[.B36];&quot; &quot;;))" office:value-type="string" office:string-value=" 118 036 " calcext:value-type="string">
            <text:p><text:s/>118 0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7</text:p>
          </table:table-cell>
          <table:table-cell/>
          <table:table-cell table:formula="of:=IF([.A37]=&quot;&quot;;&quot;&quot;;CONCATENATE(&quot; &quot;;[.A37];&quot; &quot;;[.B37];&quot; &quot;;))" office:value-type="string" office:string-value=" 118 037 " calcext:value-type="string">
            <text:p><text:s/>118 0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8</text:p>
          </table:table-cell>
          <table:table-cell/>
          <table:table-cell table:formula="of:=IF([.A38]=&quot;&quot;;&quot;&quot;;CONCATENATE(&quot; &quot;;[.A38];&quot; &quot;;[.B38];&quot; &quot;;))" office:value-type="string" office:string-value=" 118 038 " calcext:value-type="string">
            <text:p><text:s/>118 0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39</text:p>
          </table:table-cell>
          <table:table-cell/>
          <table:table-cell table:formula="of:=IF([.A39]=&quot;&quot;;&quot;&quot;;CONCATENATE(&quot; &quot;;[.A39];&quot; &quot;;[.B39];&quot; &quot;;))" office:value-type="string" office:string-value=" 118 039 " calcext:value-type="string">
            <text:p><text:s/>118 0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0</text:p>
          </table:table-cell>
          <table:table-cell/>
          <table:table-cell table:formula="of:=IF([.A40]=&quot;&quot;;&quot;&quot;;CONCATENATE(&quot; &quot;;[.A40];&quot; &quot;;[.B40];&quot; &quot;;))" office:value-type="string" office:string-value=" 118 040 " calcext:value-type="string">
            <text:p><text:s/>118 0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1</text:p>
          </table:table-cell>
          <table:table-cell/>
          <table:table-cell table:formula="of:=IF([.A41]=&quot;&quot;;&quot;&quot;;CONCATENATE(&quot; &quot;;[.A41];&quot; &quot;;[.B41];&quot; &quot;;))" office:value-type="string" office:string-value=" 118 041 " calcext:value-type="string">
            <text:p><text:s/>118 0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2</text:p>
          </table:table-cell>
          <table:table-cell/>
          <table:table-cell table:formula="of:=IF([.A42]=&quot;&quot;;&quot;&quot;;CONCATENATE(&quot; &quot;;[.A42];&quot; &quot;;[.B42];&quot; &quot;;))" office:value-type="string" office:string-value=" 118 042 " calcext:value-type="string">
            <text:p><text:s/>118 0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3</text:p>
          </table:table-cell>
          <table:table-cell/>
          <table:table-cell table:formula="of:=IF([.A43]=&quot;&quot;;&quot;&quot;;CONCATENATE(&quot; &quot;;[.A43];&quot; &quot;;[.B43];&quot; &quot;;))" office:value-type="string" office:string-value=" 118 043 " calcext:value-type="string">
            <text:p><text:s/>118 0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4</text:p>
          </table:table-cell>
          <table:table-cell/>
          <table:table-cell table:formula="of:=IF([.A44]=&quot;&quot;;&quot;&quot;;CONCATENATE(&quot; &quot;;[.A44];&quot; &quot;;[.B44];&quot; &quot;;))" office:value-type="string" office:string-value=" 118 044 " calcext:value-type="string">
            <text:p><text:s/>118 0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5</text:p>
          </table:table-cell>
          <table:table-cell/>
          <table:table-cell table:formula="of:=IF([.A45]=&quot;&quot;;&quot;&quot;;CONCATENATE(&quot; &quot;;[.A45];&quot; &quot;;[.B45];&quot; &quot;;))" office:value-type="string" office:string-value=" 118 045 " calcext:value-type="string">
            <text:p><text:s/>118 0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6</text:p>
          </table:table-cell>
          <table:table-cell/>
          <table:table-cell table:formula="of:=IF([.A46]=&quot;&quot;;&quot;&quot;;CONCATENATE(&quot; &quot;;[.A46];&quot; &quot;;[.B46];&quot; &quot;;))" office:value-type="string" office:string-value=" 118 046 " calcext:value-type="string">
            <text:p><text:s/>118 0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7</text:p>
          </table:table-cell>
          <table:table-cell/>
          <table:table-cell table:formula="of:=IF([.A47]=&quot;&quot;;&quot;&quot;;CONCATENATE(&quot; &quot;;[.A47];&quot; &quot;;[.B47];&quot; &quot;;))" office:value-type="string" office:string-value=" 118 047 " calcext:value-type="string">
            <text:p><text:s/>118 0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8</text:p>
          </table:table-cell>
          <table:table-cell/>
          <table:table-cell table:formula="of:=IF([.A48]=&quot;&quot;;&quot;&quot;;CONCATENATE(&quot; &quot;;[.A48];&quot; &quot;;[.B48];&quot; &quot;;))" office:value-type="string" office:string-value=" 118 048 " calcext:value-type="string">
            <text:p><text:s/>118 0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49</text:p>
          </table:table-cell>
          <table:table-cell/>
          <table:table-cell table:formula="of:=IF([.A49]=&quot;&quot;;&quot;&quot;;CONCATENATE(&quot; &quot;;[.A49];&quot; &quot;;[.B49];&quot; &quot;;))" office:value-type="string" office:string-value=" 118 049 " calcext:value-type="string">
            <text:p><text:s/>118 0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0</text:p>
          </table:table-cell>
          <table:table-cell/>
          <table:table-cell table:formula="of:=IF([.A50]=&quot;&quot;;&quot;&quot;;CONCATENATE(&quot; &quot;;[.A50];&quot; &quot;;[.B50];&quot; &quot;;))" office:value-type="string" office:string-value=" 118 050 " calcext:value-type="string">
            <text:p><text:s/>118 0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1</text:p>
          </table:table-cell>
          <table:table-cell/>
          <table:table-cell table:formula="of:=IF([.A51]=&quot;&quot;;&quot;&quot;;CONCATENATE(&quot; &quot;;[.A51];&quot; &quot;;[.B51];&quot; &quot;;))" office:value-type="string" office:string-value=" 118 051 " calcext:value-type="string">
            <text:p><text:s/>118 0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2</text:p>
          </table:table-cell>
          <table:table-cell/>
          <table:table-cell table:formula="of:=IF([.A52]=&quot;&quot;;&quot;&quot;;CONCATENATE(&quot; &quot;;[.A52];&quot; &quot;;[.B52];&quot; &quot;;))" office:value-type="string" office:string-value=" 118 052 " calcext:value-type="string">
            <text:p><text:s/>118 0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3</text:p>
          </table:table-cell>
          <table:table-cell/>
          <table:table-cell table:formula="of:=IF([.A53]=&quot;&quot;;&quot;&quot;;CONCATENATE(&quot; &quot;;[.A53];&quot; &quot;;[.B53];&quot; &quot;;))" office:value-type="string" office:string-value=" 118 053 " calcext:value-type="string">
            <text:p><text:s/>118 0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4</text:p>
          </table:table-cell>
          <table:table-cell/>
          <table:table-cell table:formula="of:=IF([.A54]=&quot;&quot;;&quot;&quot;;CONCATENATE(&quot; &quot;;[.A54];&quot; &quot;;[.B54];&quot; &quot;;))" office:value-type="string" office:string-value=" 118 054 " calcext:value-type="string">
            <text:p><text:s/>118 0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5</text:p>
          </table:table-cell>
          <table:table-cell/>
          <table:table-cell table:formula="of:=IF([.A55]=&quot;&quot;;&quot;&quot;;CONCATENATE(&quot; &quot;;[.A55];&quot; &quot;;[.B55];&quot; &quot;;))" office:value-type="string" office:string-value=" 118 055 " calcext:value-type="string">
            <text:p><text:s/>118 0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6</text:p>
          </table:table-cell>
          <table:table-cell/>
          <table:table-cell table:formula="of:=IF([.A56]=&quot;&quot;;&quot;&quot;;CONCATENATE(&quot; &quot;;[.A56];&quot; &quot;;[.B56];&quot; &quot;;))" office:value-type="string" office:string-value=" 118 056 " calcext:value-type="string">
            <text:p><text:s/>118 0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7</text:p>
          </table:table-cell>
          <table:table-cell/>
          <table:table-cell table:formula="of:=IF([.A57]=&quot;&quot;;&quot;&quot;;CONCATENATE(&quot; &quot;;[.A57];&quot; &quot;;[.B57];&quot; &quot;;))" office:value-type="string" office:string-value=" 118 057 " calcext:value-type="string">
            <text:p><text:s/>118 0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8</text:p>
          </table:table-cell>
          <table:table-cell/>
          <table:table-cell table:formula="of:=IF([.A58]=&quot;&quot;;&quot;&quot;;CONCATENATE(&quot; &quot;;[.A58];&quot; &quot;;[.B58];&quot; &quot;;))" office:value-type="string" office:string-value=" 118 058 " calcext:value-type="string">
            <text:p><text:s/>118 0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59</text:p>
          </table:table-cell>
          <table:table-cell/>
          <table:table-cell table:formula="of:=IF([.A59]=&quot;&quot;;&quot;&quot;;CONCATENATE(&quot; &quot;;[.A59];&quot; &quot;;[.B59];&quot; &quot;;))" office:value-type="string" office:string-value=" 118 059 " calcext:value-type="string">
            <text:p><text:s/>118 0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0</text:p>
          </table:table-cell>
          <table:table-cell/>
          <table:table-cell table:formula="of:=IF([.A60]=&quot;&quot;;&quot;&quot;;CONCATENATE(&quot; &quot;;[.A60];&quot; &quot;;[.B60];&quot; &quot;;))" office:value-type="string" office:string-value=" 118 060 " calcext:value-type="string">
            <text:p><text:s/>118 0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1</text:p>
          </table:table-cell>
          <table:table-cell/>
          <table:table-cell table:formula="of:=IF([.A61]=&quot;&quot;;&quot;&quot;;CONCATENATE(&quot; &quot;;[.A61];&quot; &quot;;[.B61];&quot; &quot;;))" office:value-type="string" office:string-value=" 118 061 " calcext:value-type="string">
            <text:p><text:s/>118 0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2</text:p>
          </table:table-cell>
          <table:table-cell/>
          <table:table-cell table:formula="of:=IF([.A62]=&quot;&quot;;&quot;&quot;;CONCATENATE(&quot; &quot;;[.A62];&quot; &quot;;[.B62];&quot; &quot;;))" office:value-type="string" office:string-value=" 118 062 " calcext:value-type="string">
            <text:p><text:s/>118 0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3</text:p>
          </table:table-cell>
          <table:table-cell/>
          <table:table-cell table:formula="of:=IF([.A63]=&quot;&quot;;&quot;&quot;;CONCATENATE(&quot; &quot;;[.A63];&quot; &quot;;[.B63];&quot; &quot;;))" office:value-type="string" office:string-value=" 118 063 " calcext:value-type="string">
            <text:p><text:s/>118 0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4</text:p>
          </table:table-cell>
          <table:table-cell/>
          <table:table-cell table:formula="of:=IF([.A64]=&quot;&quot;;&quot;&quot;;CONCATENATE(&quot; &quot;;[.A64];&quot; &quot;;[.B64];&quot; &quot;;))" office:value-type="string" office:string-value=" 118 064 " calcext:value-type="string">
            <text:p><text:s/>118 0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5</text:p>
          </table:table-cell>
          <table:table-cell/>
          <table:table-cell table:formula="of:=IF([.A65]=&quot;&quot;;&quot;&quot;;CONCATENATE(&quot; &quot;;[.A65];&quot; &quot;;[.B65];&quot; &quot;;))" office:value-type="string" office:string-value=" 118 065 " calcext:value-type="string">
            <text:p><text:s/>118 0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6</text:p>
          </table:table-cell>
          <table:table-cell/>
          <table:table-cell table:formula="of:=IF([.A66]=&quot;&quot;;&quot;&quot;;CONCATENATE(&quot; &quot;;[.A66];&quot; &quot;;[.B66];&quot; &quot;;))" office:value-type="string" office:string-value=" 118 066 " calcext:value-type="string">
            <text:p><text:s/>118 0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7</text:p>
          </table:table-cell>
          <table:table-cell/>
          <table:table-cell table:formula="of:=IF([.A67]=&quot;&quot;;&quot;&quot;;CONCATENATE(&quot; &quot;;[.A67];&quot; &quot;;[.B67];&quot; &quot;;))" office:value-type="string" office:string-value=" 118 067 " calcext:value-type="string">
            <text:p><text:s/>118 0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8</text:p>
          </table:table-cell>
          <table:table-cell/>
          <table:table-cell table:formula="of:=IF([.A68]=&quot;&quot;;&quot;&quot;;CONCATENATE(&quot; &quot;;[.A68];&quot; &quot;;[.B68];&quot; &quot;;))" office:value-type="string" office:string-value=" 118 068 " calcext:value-type="string">
            <text:p><text:s/>118 0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69</text:p>
          </table:table-cell>
          <table:table-cell/>
          <table:table-cell table:formula="of:=IF([.A69]=&quot;&quot;;&quot;&quot;;CONCATENATE(&quot; &quot;;[.A69];&quot; &quot;;[.B69];&quot; &quot;;))" office:value-type="string" office:string-value=" 118 069 " calcext:value-type="string">
            <text:p><text:s/>118 0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0</text:p>
          </table:table-cell>
          <table:table-cell/>
          <table:table-cell table:formula="of:=IF([.A70]=&quot;&quot;;&quot;&quot;;CONCATENATE(&quot; &quot;;[.A70];&quot; &quot;;[.B70];&quot; &quot;;))" office:value-type="string" office:string-value=" 118 070 " calcext:value-type="string">
            <text:p><text:s/>118 0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1</text:p>
          </table:table-cell>
          <table:table-cell/>
          <table:table-cell table:formula="of:=IF([.A71]=&quot;&quot;;&quot;&quot;;CONCATENATE(&quot; &quot;;[.A71];&quot; &quot;;[.B71];&quot; &quot;;))" office:value-type="string" office:string-value=" 118 071 " calcext:value-type="string">
            <text:p><text:s/>118 0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2</text:p>
          </table:table-cell>
          <table:table-cell/>
          <table:table-cell table:formula="of:=IF([.A72]=&quot;&quot;;&quot;&quot;;CONCATENATE(&quot; &quot;;[.A72];&quot; &quot;;[.B72];&quot; &quot;;))" office:value-type="string" office:string-value=" 118 072 " calcext:value-type="string">
            <text:p><text:s/>118 0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3</text:p>
          </table:table-cell>
          <table:table-cell/>
          <table:table-cell table:formula="of:=IF([.A73]=&quot;&quot;;&quot;&quot;;CONCATENATE(&quot; &quot;;[.A73];&quot; &quot;;[.B73];&quot; &quot;;))" office:value-type="string" office:string-value=" 118 073 " calcext:value-type="string">
            <text:p><text:s/>118 0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4</text:p>
          </table:table-cell>
          <table:table-cell/>
          <table:table-cell table:formula="of:=IF([.A74]=&quot;&quot;;&quot;&quot;;CONCATENATE(&quot; &quot;;[.A74];&quot; &quot;;[.B74];&quot; &quot;;))" office:value-type="string" office:string-value=" 118 074 " calcext:value-type="string">
            <text:p><text:s/>118 0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5</text:p>
          </table:table-cell>
          <table:table-cell/>
          <table:table-cell table:formula="of:=IF([.A75]=&quot;&quot;;&quot;&quot;;CONCATENATE(&quot; &quot;;[.A75];&quot; &quot;;[.B75];&quot; &quot;;))" office:value-type="string" office:string-value=" 118 075 " calcext:value-type="string">
            <text:p><text:s/>118 0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6</text:p>
          </table:table-cell>
          <table:table-cell/>
          <table:table-cell table:formula="of:=IF([.A76]=&quot;&quot;;&quot;&quot;;CONCATENATE(&quot; &quot;;[.A76];&quot; &quot;;[.B76];&quot; &quot;;))" office:value-type="string" office:string-value=" 118 076 " calcext:value-type="string">
            <text:p><text:s/>118 0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7</text:p>
          </table:table-cell>
          <table:table-cell/>
          <table:table-cell table:formula="of:=IF([.A77]=&quot;&quot;;&quot;&quot;;CONCATENATE(&quot; &quot;;[.A77];&quot; &quot;;[.B77];&quot; &quot;;))" office:value-type="string" office:string-value=" 118 077 " calcext:value-type="string">
            <text:p><text:s/>118 0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8</text:p>
          </table:table-cell>
          <table:table-cell/>
          <table:table-cell table:formula="of:=IF([.A78]=&quot;&quot;;&quot;&quot;;CONCATENATE(&quot; &quot;;[.A78];&quot; &quot;;[.B78];&quot; &quot;;))" office:value-type="string" office:string-value=" 118 078 " calcext:value-type="string">
            <text:p><text:s/>118 0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79</text:p>
          </table:table-cell>
          <table:table-cell/>
          <table:table-cell table:formula="of:=IF([.A79]=&quot;&quot;;&quot;&quot;;CONCATENATE(&quot; &quot;;[.A79];&quot; &quot;;[.B79];&quot; &quot;;))" office:value-type="string" office:string-value=" 118 079 " calcext:value-type="string">
            <text:p><text:s/>118 0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0</text:p>
          </table:table-cell>
          <table:table-cell/>
          <table:table-cell table:formula="of:=IF([.A80]=&quot;&quot;;&quot;&quot;;CONCATENATE(&quot; &quot;;[.A80];&quot; &quot;;[.B80];&quot; &quot;;))" office:value-type="string" office:string-value=" 118 080 " calcext:value-type="string">
            <text:p><text:s/>118 0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1</text:p>
          </table:table-cell>
          <table:table-cell/>
          <table:table-cell table:formula="of:=IF([.A81]=&quot;&quot;;&quot;&quot;;CONCATENATE(&quot; &quot;;[.A81];&quot; &quot;;[.B81];&quot; &quot;;))" office:value-type="string" office:string-value=" 118 081 " calcext:value-type="string">
            <text:p><text:s/>118 0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2</text:p>
          </table:table-cell>
          <table:table-cell/>
          <table:table-cell table:formula="of:=IF([.A82]=&quot;&quot;;&quot;&quot;;CONCATENATE(&quot; &quot;;[.A82];&quot; &quot;;[.B82];&quot; &quot;;))" office:value-type="string" office:string-value=" 118 082 " calcext:value-type="string">
            <text:p><text:s/>118 0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3</text:p>
          </table:table-cell>
          <table:table-cell/>
          <table:table-cell table:formula="of:=IF([.A83]=&quot;&quot;;&quot;&quot;;CONCATENATE(&quot; &quot;;[.A83];&quot; &quot;;[.B83];&quot; &quot;;))" office:value-type="string" office:string-value=" 118 083 " calcext:value-type="string">
            <text:p><text:s/>118 0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4</text:p>
          </table:table-cell>
          <table:table-cell/>
          <table:table-cell table:formula="of:=IF([.A84]=&quot;&quot;;&quot;&quot;;CONCATENATE(&quot; &quot;;[.A84];&quot; &quot;;[.B84];&quot; &quot;;))" office:value-type="string" office:string-value=" 118 084 " calcext:value-type="string">
            <text:p><text:s/>118 0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5</text:p>
          </table:table-cell>
          <table:table-cell/>
          <table:table-cell table:formula="of:=IF([.A85]=&quot;&quot;;&quot;&quot;;CONCATENATE(&quot; &quot;;[.A85];&quot; &quot;;[.B85];&quot; &quot;;))" office:value-type="string" office:string-value=" 118 085 " calcext:value-type="string">
            <text:p><text:s/>118 0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6</text:p>
          </table:table-cell>
          <table:table-cell/>
          <table:table-cell table:formula="of:=IF([.A86]=&quot;&quot;;&quot;&quot;;CONCATENATE(&quot; &quot;;[.A86];&quot; &quot;;[.B86];&quot; &quot;;))" office:value-type="string" office:string-value=" 118 086 " calcext:value-type="string">
            <text:p><text:s/>118 0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087</text:p>
          </table:table-cell>
          <table:table-cell/>
          <table:table-cell table:formula="of:=IF([.A87]=&quot;&quot;;&quot;&quot;;CONCATENATE(&quot; &quot;;[.A87];&quot; &quot;;[.B87];&quot; &quot;;))" office:value-type="string" office:string-value=" 118 087 " calcext:value-type="string">
            <text:p><text:s/>118 087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88]=&quot;&quot;;&quot;&quot;;CONCATENATE(&quot; &quot;;[.A88];&quot; &quot;;[.B88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1</text:p>
          </table:table-cell>
          <table:table-cell/>
          <table:table-cell table:formula="of:=IF([.A89]=&quot;&quot;;&quot;&quot;;CONCATENATE(&quot; &quot;;[.A89];&quot; &quot;;[.B89];&quot; &quot;;))" office:value-type="string" office:string-value=" 118 101 " calcext:value-type="string">
            <text:p><text:s/>118 1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2</text:p>
          </table:table-cell>
          <table:table-cell/>
          <table:table-cell table:formula="of:=IF([.A90]=&quot;&quot;;&quot;&quot;;CONCATENATE(&quot; &quot;;[.A90];&quot; &quot;;[.B90];&quot; &quot;;))" office:value-type="string" office:string-value=" 118 102 " calcext:value-type="string">
            <text:p><text:s/>118 1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3</text:p>
          </table:table-cell>
          <table:table-cell/>
          <table:table-cell table:formula="of:=IF([.A91]=&quot;&quot;;&quot;&quot;;CONCATENATE(&quot; &quot;;[.A91];&quot; &quot;;[.B91];&quot; &quot;;))" office:value-type="string" office:string-value=" 118 103 " calcext:value-type="string">
            <text:p><text:s/>118 1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4</text:p>
          </table:table-cell>
          <table:table-cell/>
          <table:table-cell table:formula="of:=IF([.A92]=&quot;&quot;;&quot;&quot;;CONCATENATE(&quot; &quot;;[.A92];&quot; &quot;;[.B92];&quot; &quot;;))" office:value-type="string" office:string-value=" 118 104 " calcext:value-type="string">
            <text:p><text:s/>118 1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5</text:p>
          </table:table-cell>
          <table:table-cell/>
          <table:table-cell table:formula="of:=IF([.A93]=&quot;&quot;;&quot;&quot;;CONCATENATE(&quot; &quot;;[.A93];&quot; &quot;;[.B93];&quot; &quot;;))" office:value-type="string" office:string-value=" 118 105 " calcext:value-type="string">
            <text:p><text:s/>118 1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6</text:p>
          </table:table-cell>
          <table:table-cell/>
          <table:table-cell table:formula="of:=IF([.A94]=&quot;&quot;;&quot;&quot;;CONCATENATE(&quot; &quot;;[.A94];&quot; &quot;;[.B94];&quot; &quot;;))" office:value-type="string" office:string-value=" 118 106 " calcext:value-type="string">
            <text:p><text:s/>118 1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7</text:p>
          </table:table-cell>
          <table:table-cell/>
          <table:table-cell table:formula="of:=IF([.A95]=&quot;&quot;;&quot;&quot;;CONCATENATE(&quot; &quot;;[.A95];&quot; &quot;;[.B95];&quot; &quot;;))" office:value-type="string" office:string-value=" 118 107 " calcext:value-type="string">
            <text:p><text:s/>118 1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8</text:p>
          </table:table-cell>
          <table:table-cell/>
          <table:table-cell table:formula="of:=IF([.A96]=&quot;&quot;;&quot;&quot;;CONCATENATE(&quot; &quot;;[.A96];&quot; &quot;;[.B96];&quot; &quot;;))" office:value-type="string" office:string-value=" 118 108 " calcext:value-type="string">
            <text:p><text:s/>118 1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09</text:p>
          </table:table-cell>
          <table:table-cell/>
          <table:table-cell table:formula="of:=IF([.A97]=&quot;&quot;;&quot;&quot;;CONCATENATE(&quot; &quot;;[.A97];&quot; &quot;;[.B97];&quot; &quot;;))" office:value-type="string" office:string-value=" 118 109 " calcext:value-type="string">
            <text:p><text:s/>118 1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0</text:p>
          </table:table-cell>
          <table:table-cell/>
          <table:table-cell table:formula="of:=IF([.A98]=&quot;&quot;;&quot;&quot;;CONCATENATE(&quot; &quot;;[.A98];&quot; &quot;;[.B98];&quot; &quot;;))" office:value-type="string" office:string-value=" 118 110 " calcext:value-type="string">
            <text:p><text:s/>118 1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1</text:p>
          </table:table-cell>
          <table:table-cell/>
          <table:table-cell table:formula="of:=IF([.A99]=&quot;&quot;;&quot;&quot;;CONCATENATE(&quot; &quot;;[.A99];&quot; &quot;;[.B99];&quot; &quot;;))" office:value-type="string" office:string-value=" 118 111 " calcext:value-type="string">
            <text:p><text:s/>118 1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2</text:p>
          </table:table-cell>
          <table:table-cell/>
          <table:table-cell table:formula="of:=IF([.A100]=&quot;&quot;;&quot;&quot;;CONCATENATE(&quot; &quot;;[.A100];&quot; &quot;;[.B100];&quot; &quot;;))" office:value-type="string" office:string-value=" 118 112 " calcext:value-type="string">
            <text:p><text:s/>118 1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3</text:p>
          </table:table-cell>
          <table:table-cell/>
          <table:table-cell table:formula="of:=IF([.A101]=&quot;&quot;;&quot;&quot;;CONCATENATE(&quot; &quot;;[.A101];&quot; &quot;;[.B101];&quot; &quot;;))" office:value-type="string" office:string-value=" 118 113 " calcext:value-type="string">
            <text:p><text:s/>118 1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4</text:p>
          </table:table-cell>
          <table:table-cell/>
          <table:table-cell table:formula="of:=IF([.A102]=&quot;&quot;;&quot;&quot;;CONCATENATE(&quot; &quot;;[.A102];&quot; &quot;;[.B102];&quot; &quot;;))" office:value-type="string" office:string-value=" 118 114 " calcext:value-type="string">
            <text:p><text:s/>118 1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5</text:p>
          </table:table-cell>
          <table:table-cell/>
          <table:table-cell table:formula="of:=IF([.A103]=&quot;&quot;;&quot;&quot;;CONCATENATE(&quot; &quot;;[.A103];&quot; &quot;;[.B103];&quot; &quot;;))" office:value-type="string" office:string-value=" 118 115 " calcext:value-type="string">
            <text:p><text:s/>118 1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6</text:p>
          </table:table-cell>
          <table:table-cell/>
          <table:table-cell table:formula="of:=IF([.A104]=&quot;&quot;;&quot;&quot;;CONCATENATE(&quot; &quot;;[.A104];&quot; &quot;;[.B104];&quot; &quot;;))" office:value-type="string" office:string-value=" 118 116 " calcext:value-type="string">
            <text:p><text:s/>118 1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7</text:p>
          </table:table-cell>
          <table:table-cell/>
          <table:table-cell table:formula="of:=IF([.A105]=&quot;&quot;;&quot;&quot;;CONCATENATE(&quot; &quot;;[.A105];&quot; &quot;;[.B105];&quot; &quot;;))" office:value-type="string" office:string-value=" 118 117 " calcext:value-type="string">
            <text:p><text:s/>118 117 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118</text:p>
          </table:table-cell>
          <table:table-cell/>
          <table:table-cell table:formula="of:=IF([.A106]=&quot;&quot;;&quot;&quot;;CONCATENATE(&quot; &quot;;[.A106];&quot; &quot;;[.B106];&quot; &quot;;))" office:value-type="string" office:string-value=" 118 118 " calcext:value-type="string">
            <text:p><text:s/>118 1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/>
          <table:table-cell table:formula="of:=IF([.A107]=&quot;&quot;;&quot;&quot;;CONCATENATE(&quot; &quot;;[.A107];&quot; &quot;;[.B107];&quot; &quot;;))" office:value-type="string" office:string-value=" 118 119 " calcext:value-type="string">
            <text:p><text:s/>118 1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0</text:p>
          </table:table-cell>
          <table:table-cell/>
          <table:table-cell table:formula="of:=IF([.A108]=&quot;&quot;;&quot;&quot;;CONCATENATE(&quot; &quot;;[.A108];&quot; &quot;;[.B108];&quot; &quot;;))" office:value-type="string" office:string-value=" 118 120 " calcext:value-type="string">
            <text:p><text:s/>118 1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1</text:p>
          </table:table-cell>
          <table:table-cell/>
          <table:table-cell table:formula="of:=IF([.A109]=&quot;&quot;;&quot;&quot;;CONCATENATE(&quot; &quot;;[.A109];&quot; &quot;;[.B109];&quot; &quot;;))" office:value-type="string" office:string-value=" 118 121 " calcext:value-type="string">
            <text:p><text:s/>118 1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2</text:p>
          </table:table-cell>
          <table:table-cell/>
          <table:table-cell table:formula="of:=IF([.A110]=&quot;&quot;;&quot;&quot;;CONCATENATE(&quot; &quot;;[.A110];&quot; &quot;;[.B110];&quot; &quot;;))" office:value-type="string" office:string-value=" 118 122 " calcext:value-type="string">
            <text:p><text:s/>118 1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3</text:p>
          </table:table-cell>
          <table:table-cell/>
          <table:table-cell table:formula="of:=IF([.A111]=&quot;&quot;;&quot;&quot;;CONCATENATE(&quot; &quot;;[.A111];&quot; &quot;;[.B111];&quot; &quot;;))" office:value-type="string" office:string-value=" 118 123 " calcext:value-type="string">
            <text:p><text:s/>118 1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4</text:p>
          </table:table-cell>
          <table:table-cell/>
          <table:table-cell table:formula="of:=IF([.A112]=&quot;&quot;;&quot;&quot;;CONCATENATE(&quot; &quot;;[.A112];&quot; &quot;;[.B112];&quot; &quot;;))" office:value-type="string" office:string-value=" 118 124 " calcext:value-type="string">
            <text:p><text:s/>118 1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5</text:p>
          </table:table-cell>
          <table:table-cell/>
          <table:table-cell table:formula="of:=IF([.A113]=&quot;&quot;;&quot;&quot;;CONCATENATE(&quot; &quot;;[.A113];&quot; &quot;;[.B113];&quot; &quot;;))" office:value-type="string" office:string-value=" 118 125 " calcext:value-type="string">
            <text:p><text:s/>118 1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6</text:p>
          </table:table-cell>
          <table:table-cell/>
          <table:table-cell table:formula="of:=IF([.A114]=&quot;&quot;;&quot;&quot;;CONCATENATE(&quot; &quot;;[.A114];&quot; &quot;;[.B114];&quot; &quot;;))" office:value-type="string" office:string-value=" 118 126 " calcext:value-type="string">
            <text:p><text:s/>118 1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7</text:p>
          </table:table-cell>
          <table:table-cell/>
          <table:table-cell table:formula="of:=IF([.A115]=&quot;&quot;;&quot;&quot;;CONCATENATE(&quot; &quot;;[.A115];&quot; &quot;;[.B115];&quot; &quot;;))" office:value-type="string" office:string-value=" 118 127 " calcext:value-type="string">
            <text:p><text:s/>118 1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8</text:p>
          </table:table-cell>
          <table:table-cell/>
          <table:table-cell table:formula="of:=IF([.A116]=&quot;&quot;;&quot;&quot;;CONCATENATE(&quot; &quot;;[.A116];&quot; &quot;;[.B116];&quot; &quot;;))" office:value-type="string" office:string-value=" 118 128 " calcext:value-type="string">
            <text:p><text:s/>118 1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29</text:p>
          </table:table-cell>
          <table:table-cell/>
          <table:table-cell table:formula="of:=IF([.A117]=&quot;&quot;;&quot;&quot;;CONCATENATE(&quot; &quot;;[.A117];&quot; &quot;;[.B117];&quot; &quot;;))" office:value-type="string" office:string-value=" 118 129 " calcext:value-type="string">
            <text:p><text:s/>118 1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0</text:p>
          </table:table-cell>
          <table:table-cell/>
          <table:table-cell table:formula="of:=IF([.A118]=&quot;&quot;;&quot;&quot;;CONCATENATE(&quot; &quot;;[.A118];&quot; &quot;;[.B118];&quot; &quot;;))" office:value-type="string" office:string-value=" 118 130 " calcext:value-type="string">
            <text:p><text:s/>118 1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1</text:p>
          </table:table-cell>
          <table:table-cell/>
          <table:table-cell table:formula="of:=IF([.A119]=&quot;&quot;;&quot;&quot;;CONCATENATE(&quot; &quot;;[.A119];&quot; &quot;;[.B119];&quot; &quot;;))" office:value-type="string" office:string-value=" 118 131 " calcext:value-type="string">
            <text:p><text:s/>118 1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2</text:p>
          </table:table-cell>
          <table:table-cell/>
          <table:table-cell table:formula="of:=IF([.A120]=&quot;&quot;;&quot;&quot;;CONCATENATE(&quot; &quot;;[.A120];&quot; &quot;;[.B120];&quot; &quot;;))" office:value-type="string" office:string-value=" 118 132 " calcext:value-type="string">
            <text:p><text:s/>118 1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3</text:p>
          </table:table-cell>
          <table:table-cell/>
          <table:table-cell table:formula="of:=IF([.A121]=&quot;&quot;;&quot;&quot;;CONCATENATE(&quot; &quot;;[.A121];&quot; &quot;;[.B121];&quot; &quot;;))" office:value-type="string" office:string-value=" 118 133 " calcext:value-type="string">
            <text:p><text:s/>118 1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4</text:p>
          </table:table-cell>
          <table:table-cell/>
          <table:table-cell table:formula="of:=IF([.A122]=&quot;&quot;;&quot;&quot;;CONCATENATE(&quot; &quot;;[.A122];&quot; &quot;;[.B122];&quot; &quot;;))" office:value-type="string" office:string-value=" 118 134 " calcext:value-type="string">
            <text:p><text:s/>118 1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5</text:p>
          </table:table-cell>
          <table:table-cell/>
          <table:table-cell table:formula="of:=IF([.A123]=&quot;&quot;;&quot;&quot;;CONCATENATE(&quot; &quot;;[.A123];&quot; &quot;;[.B123];&quot; &quot;;))" office:value-type="string" office:string-value=" 118 135 " calcext:value-type="string">
            <text:p><text:s/>118 1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6</text:p>
          </table:table-cell>
          <table:table-cell/>
          <table:table-cell table:formula="of:=IF([.A124]=&quot;&quot;;&quot;&quot;;CONCATENATE(&quot; &quot;;[.A124];&quot; &quot;;[.B124];&quot; &quot;;))" office:value-type="string" office:string-value=" 118 136 " calcext:value-type="string">
            <text:p><text:s/>118 1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7</text:p>
          </table:table-cell>
          <table:table-cell/>
          <table:table-cell table:formula="of:=IF([.A125]=&quot;&quot;;&quot;&quot;;CONCATENATE(&quot; &quot;;[.A125];&quot; &quot;;[.B125];&quot; &quot;;))" office:value-type="string" office:string-value=" 118 137 " calcext:value-type="string">
            <text:p><text:s/>118 1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8</text:p>
          </table:table-cell>
          <table:table-cell/>
          <table:table-cell table:formula="of:=IF([.A126]=&quot;&quot;;&quot;&quot;;CONCATENATE(&quot; &quot;;[.A126];&quot; &quot;;[.B126];&quot; &quot;;))" office:value-type="string" office:string-value=" 118 138 " calcext:value-type="string">
            <text:p><text:s/>118 1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39</text:p>
          </table:table-cell>
          <table:table-cell/>
          <table:table-cell table:formula="of:=IF([.A127]=&quot;&quot;;&quot;&quot;;CONCATENATE(&quot; &quot;;[.A127];&quot; &quot;;[.B127];&quot; &quot;;))" office:value-type="string" office:string-value=" 118 139 " calcext:value-type="string">
            <text:p><text:s/>118 1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0</text:p>
          </table:table-cell>
          <table:table-cell/>
          <table:table-cell table:formula="of:=IF([.A128]=&quot;&quot;;&quot;&quot;;CONCATENATE(&quot; &quot;;[.A128];&quot; &quot;;[.B128];&quot; &quot;;))" office:value-type="string" office:string-value=" 118 140 " calcext:value-type="string">
            <text:p><text:s/>118 1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1</text:p>
          </table:table-cell>
          <table:table-cell/>
          <table:table-cell table:formula="of:=IF([.A129]=&quot;&quot;;&quot;&quot;;CONCATENATE(&quot; &quot;;[.A129];&quot; &quot;;[.B129];&quot; &quot;;))" office:value-type="string" office:string-value=" 118 141 " calcext:value-type="string">
            <text:p><text:s/>118 1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2</text:p>
          </table:table-cell>
          <table:table-cell/>
          <table:table-cell table:formula="of:=IF([.A130]=&quot;&quot;;&quot;&quot;;CONCATENATE(&quot; &quot;;[.A130];&quot; &quot;;[.B130];&quot; &quot;;))" office:value-type="string" office:string-value=" 118 142 " calcext:value-type="string">
            <text:p><text:s/>118 1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3</text:p>
          </table:table-cell>
          <table:table-cell/>
          <table:table-cell table:formula="of:=IF([.A131]=&quot;&quot;;&quot;&quot;;CONCATENATE(&quot; &quot;;[.A131];&quot; &quot;;[.B131];&quot; &quot;;))" office:value-type="string" office:string-value=" 118 143 " calcext:value-type="string">
            <text:p><text:s/>118 1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4</text:p>
          </table:table-cell>
          <table:table-cell/>
          <table:table-cell table:formula="of:=IF([.A132]=&quot;&quot;;&quot;&quot;;CONCATENATE(&quot; &quot;;[.A132];&quot; &quot;;[.B132];&quot; &quot;;))" office:value-type="string" office:string-value=" 118 144 " calcext:value-type="string">
            <text:p><text:s/>118 1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5</text:p>
          </table:table-cell>
          <table:table-cell/>
          <table:table-cell table:formula="of:=IF([.A133]=&quot;&quot;;&quot;&quot;;CONCATENATE(&quot; &quot;;[.A133];&quot; &quot;;[.B133];&quot; &quot;;))" office:value-type="string" office:string-value=" 118 145 " calcext:value-type="string">
            <text:p><text:s/>118 1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6</text:p>
          </table:table-cell>
          <table:table-cell/>
          <table:table-cell table:formula="of:=IF([.A134]=&quot;&quot;;&quot;&quot;;CONCATENATE(&quot; &quot;;[.A134];&quot; &quot;;[.B134];&quot; &quot;;))" office:value-type="string" office:string-value=" 118 146 " calcext:value-type="string">
            <text:p><text:s/>118 1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7</text:p>
          </table:table-cell>
          <table:table-cell/>
          <table:table-cell table:formula="of:=IF([.A135]=&quot;&quot;;&quot;&quot;;CONCATENATE(&quot; &quot;;[.A135];&quot; &quot;;[.B135];&quot; &quot;;))" office:value-type="string" office:string-value=" 118 147 " calcext:value-type="string">
            <text:p><text:s/>118 1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8</text:p>
          </table:table-cell>
          <table:table-cell/>
          <table:table-cell table:formula="of:=IF([.A136]=&quot;&quot;;&quot;&quot;;CONCATENATE(&quot; &quot;;[.A136];&quot; &quot;;[.B136];&quot; &quot;;))" office:value-type="string" office:string-value=" 118 148 " calcext:value-type="string">
            <text:p><text:s/>118 1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49</text:p>
          </table:table-cell>
          <table:table-cell/>
          <table:table-cell table:formula="of:=IF([.A137]=&quot;&quot;;&quot;&quot;;CONCATENATE(&quot; &quot;;[.A137];&quot; &quot;;[.B137];&quot; &quot;;))" office:value-type="string" office:string-value=" 118 149 " calcext:value-type="string">
            <text:p><text:s/>118 1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0</text:p>
          </table:table-cell>
          <table:table-cell/>
          <table:table-cell table:formula="of:=IF([.A138]=&quot;&quot;;&quot;&quot;;CONCATENATE(&quot; &quot;;[.A138];&quot; &quot;;[.B138];&quot; &quot;;))" office:value-type="string" office:string-value=" 118 150 " calcext:value-type="string">
            <text:p><text:s/>118 1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1</text:p>
          </table:table-cell>
          <table:table-cell/>
          <table:table-cell table:formula="of:=IF([.A139]=&quot;&quot;;&quot;&quot;;CONCATENATE(&quot; &quot;;[.A139];&quot; &quot;;[.B139];&quot; &quot;;))" office:value-type="string" office:string-value=" 118 151 " calcext:value-type="string">
            <text:p><text:s/>118 1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2</text:p>
          </table:table-cell>
          <table:table-cell/>
          <table:table-cell table:formula="of:=IF([.A140]=&quot;&quot;;&quot;&quot;;CONCATENATE(&quot; &quot;;[.A140];&quot; &quot;;[.B140];&quot; &quot;;))" office:value-type="string" office:string-value=" 118 152 " calcext:value-type="string">
            <text:p><text:s/>118 1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3</text:p>
          </table:table-cell>
          <table:table-cell/>
          <table:table-cell table:formula="of:=IF([.A141]=&quot;&quot;;&quot;&quot;;CONCATENATE(&quot; &quot;;[.A141];&quot; &quot;;[.B141];&quot; &quot;;))" office:value-type="string" office:string-value=" 118 153 " calcext:value-type="string">
            <text:p><text:s/>118 1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4</text:p>
          </table:table-cell>
          <table:table-cell/>
          <table:table-cell table:formula="of:=IF([.A142]=&quot;&quot;;&quot;&quot;;CONCATENATE(&quot; &quot;;[.A142];&quot; &quot;;[.B142];&quot; &quot;;))" office:value-type="string" office:string-value=" 118 154 " calcext:value-type="string">
            <text:p><text:s/>118 1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5</text:p>
          </table:table-cell>
          <table:table-cell/>
          <table:table-cell table:formula="of:=IF([.A143]=&quot;&quot;;&quot;&quot;;CONCATENATE(&quot; &quot;;[.A143];&quot; &quot;;[.B143];&quot; &quot;;))" office:value-type="string" office:string-value=" 118 155 " calcext:value-type="string">
            <text:p><text:s/>118 1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6</text:p>
          </table:table-cell>
          <table:table-cell/>
          <table:table-cell table:formula="of:=IF([.A144]=&quot;&quot;;&quot;&quot;;CONCATENATE(&quot; &quot;;[.A144];&quot; &quot;;[.B144];&quot; &quot;;))" office:value-type="string" office:string-value=" 118 156 " calcext:value-type="string">
            <text:p><text:s/>118 1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7</text:p>
          </table:table-cell>
          <table:table-cell/>
          <table:table-cell table:formula="of:=IF([.A145]=&quot;&quot;;&quot;&quot;;CONCATENATE(&quot; &quot;;[.A145];&quot; &quot;;[.B145];&quot; &quot;;))" office:value-type="string" office:string-value=" 118 157 " calcext:value-type="string">
            <text:p><text:s/>118 1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8</text:p>
          </table:table-cell>
          <table:table-cell/>
          <table:table-cell table:formula="of:=IF([.A146]=&quot;&quot;;&quot;&quot;;CONCATENATE(&quot; &quot;;[.A146];&quot; &quot;;[.B146];&quot; &quot;;))" office:value-type="string" office:string-value=" 118 158 " calcext:value-type="string">
            <text:p><text:s/>118 1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59</text:p>
          </table:table-cell>
          <table:table-cell/>
          <table:table-cell table:formula="of:=IF([.A147]=&quot;&quot;;&quot;&quot;;CONCATENATE(&quot; &quot;;[.A147];&quot; &quot;;[.B147];&quot; &quot;;))" office:value-type="string" office:string-value=" 118 159 " calcext:value-type="string">
            <text:p><text:s/>118 1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0</text:p>
          </table:table-cell>
          <table:table-cell/>
          <table:table-cell table:formula="of:=IF([.A148]=&quot;&quot;;&quot;&quot;;CONCATENATE(&quot; &quot;;[.A148];&quot; &quot;;[.B148];&quot; &quot;;))" office:value-type="string" office:string-value=" 118 160 " calcext:value-type="string">
            <text:p><text:s/>118 1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1</text:p>
          </table:table-cell>
          <table:table-cell/>
          <table:table-cell table:formula="of:=IF([.A149]=&quot;&quot;;&quot;&quot;;CONCATENATE(&quot; &quot;;[.A149];&quot; &quot;;[.B149];&quot; &quot;;))" office:value-type="string" office:string-value=" 118 161 " calcext:value-type="string">
            <text:p><text:s/>118 1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2</text:p>
          </table:table-cell>
          <table:table-cell/>
          <table:table-cell table:formula="of:=IF([.A150]=&quot;&quot;;&quot;&quot;;CONCATENATE(&quot; &quot;;[.A150];&quot; &quot;;[.B150];&quot; &quot;;))" office:value-type="string" office:string-value=" 118 162 " calcext:value-type="string">
            <text:p><text:s/>118 1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3</text:p>
          </table:table-cell>
          <table:table-cell/>
          <table:table-cell table:formula="of:=IF([.A151]=&quot;&quot;;&quot;&quot;;CONCATENATE(&quot; &quot;;[.A151];&quot; &quot;;[.B151];&quot; &quot;;))" office:value-type="string" office:string-value=" 118 163 " calcext:value-type="string">
            <text:p><text:s/>118 1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4</text:p>
          </table:table-cell>
          <table:table-cell/>
          <table:table-cell table:formula="of:=IF([.A152]=&quot;&quot;;&quot;&quot;;CONCATENATE(&quot; &quot;;[.A152];&quot; &quot;;[.B152];&quot; &quot;;))" office:value-type="string" office:string-value=" 118 164 " calcext:value-type="string">
            <text:p><text:s/>118 1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5</text:p>
          </table:table-cell>
          <table:table-cell/>
          <table:table-cell table:formula="of:=IF([.A153]=&quot;&quot;;&quot;&quot;;CONCATENATE(&quot; &quot;;[.A153];&quot; &quot;;[.B153];&quot; &quot;;))" office:value-type="string" office:string-value=" 118 165 " calcext:value-type="string">
            <text:p><text:s/>118 1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6</text:p>
          </table:table-cell>
          <table:table-cell/>
          <table:table-cell table:formula="of:=IF([.A154]=&quot;&quot;;&quot;&quot;;CONCATENATE(&quot; &quot;;[.A154];&quot; &quot;;[.B154];&quot; &quot;;))" office:value-type="string" office:string-value=" 118 166 " calcext:value-type="string">
            <text:p><text:s/>118 1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7</text:p>
          </table:table-cell>
          <table:table-cell/>
          <table:table-cell table:formula="of:=IF([.A155]=&quot;&quot;;&quot;&quot;;CONCATENATE(&quot; &quot;;[.A155];&quot; &quot;;[.B155];&quot; &quot;;))" office:value-type="string" office:string-value=" 118 167 " calcext:value-type="string">
            <text:p><text:s/>118 1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8</text:p>
          </table:table-cell>
          <table:table-cell/>
          <table:table-cell table:formula="of:=IF([.A156]=&quot;&quot;;&quot;&quot;;CONCATENATE(&quot; &quot;;[.A156];&quot; &quot;;[.B156];&quot; &quot;;))" office:value-type="string" office:string-value=" 118 168 " calcext:value-type="string">
            <text:p><text:s/>118 1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69</text:p>
          </table:table-cell>
          <table:table-cell/>
          <table:table-cell table:formula="of:=IF([.A157]=&quot;&quot;;&quot;&quot;;CONCATENATE(&quot; &quot;;[.A157];&quot; &quot;;[.B157];&quot; &quot;;))" office:value-type="string" office:string-value=" 118 169 " calcext:value-type="string">
            <text:p><text:s/>118 1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0</text:p>
          </table:table-cell>
          <table:table-cell/>
          <table:table-cell table:formula="of:=IF([.A158]=&quot;&quot;;&quot;&quot;;CONCATENATE(&quot; &quot;;[.A158];&quot; &quot;;[.B158];&quot; &quot;;))" office:value-type="string" office:string-value=" 118 170 " calcext:value-type="string">
            <text:p><text:s/>118 1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1</text:p>
          </table:table-cell>
          <table:table-cell/>
          <table:table-cell table:formula="of:=IF([.A159]=&quot;&quot;;&quot;&quot;;CONCATENATE(&quot; &quot;;[.A159];&quot; &quot;;[.B159];&quot; &quot;;))" office:value-type="string" office:string-value=" 118 171 " calcext:value-type="string">
            <text:p><text:s/>118 1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2</text:p>
          </table:table-cell>
          <table:table-cell/>
          <table:table-cell table:formula="of:=IF([.A160]=&quot;&quot;;&quot;&quot;;CONCATENATE(&quot; &quot;;[.A160];&quot; &quot;;[.B160];&quot; &quot;;))" office:value-type="string" office:string-value=" 118 172 " calcext:value-type="string">
            <text:p><text:s/>118 1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3</text:p>
          </table:table-cell>
          <table:table-cell/>
          <table:table-cell table:formula="of:=IF([.A161]=&quot;&quot;;&quot;&quot;;CONCATENATE(&quot; &quot;;[.A161];&quot; &quot;;[.B161];&quot; &quot;;))" office:value-type="string" office:string-value=" 118 173 " calcext:value-type="string">
            <text:p><text:s/>118 1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4</text:p>
          </table:table-cell>
          <table:table-cell/>
          <table:table-cell table:formula="of:=IF([.A162]=&quot;&quot;;&quot;&quot;;CONCATENATE(&quot; &quot;;[.A162];&quot; &quot;;[.B162];&quot; &quot;;))" office:value-type="string" office:string-value=" 118 174 " calcext:value-type="string">
            <text:p><text:s/>118 1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5</text:p>
          </table:table-cell>
          <table:table-cell/>
          <table:table-cell table:formula="of:=IF([.A163]=&quot;&quot;;&quot;&quot;;CONCATENATE(&quot; &quot;;[.A163];&quot; &quot;;[.B163];&quot; &quot;;))" office:value-type="string" office:string-value=" 118 175 " calcext:value-type="string">
            <text:p><text:s/>118 1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6</text:p>
          </table:table-cell>
          <table:table-cell/>
          <table:table-cell table:formula="of:=IF([.A164]=&quot;&quot;;&quot;&quot;;CONCATENATE(&quot; &quot;;[.A164];&quot; &quot;;[.B164];&quot; &quot;;))" office:value-type="string" office:string-value=" 118 176 " calcext:value-type="string">
            <text:p><text:s/>118 1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7</text:p>
          </table:table-cell>
          <table:table-cell/>
          <table:table-cell table:formula="of:=IF([.A165]=&quot;&quot;;&quot;&quot;;CONCATENATE(&quot; &quot;;[.A165];&quot; &quot;;[.B165];&quot; &quot;;))" office:value-type="string" office:string-value=" 118 177 " calcext:value-type="string">
            <text:p><text:s/>118 1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8</text:p>
          </table:table-cell>
          <table:table-cell/>
          <table:table-cell table:formula="of:=IF([.A166]=&quot;&quot;;&quot;&quot;;CONCATENATE(&quot; &quot;;[.A166];&quot; &quot;;[.B166];&quot; &quot;;))" office:value-type="string" office:string-value=" 118 178 " calcext:value-type="string">
            <text:p><text:s/>118 1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79</text:p>
          </table:table-cell>
          <table:table-cell/>
          <table:table-cell table:formula="of:=IF([.A167]=&quot;&quot;;&quot;&quot;;CONCATENATE(&quot; &quot;;[.A167];&quot; &quot;;[.B167];&quot; &quot;;))" office:value-type="string" office:string-value=" 118 179 " calcext:value-type="string">
            <text:p><text:s/>118 1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80</text:p>
          </table:table-cell>
          <table:table-cell/>
          <table:table-cell table:formula="of:=IF([.A168]=&quot;&quot;;&quot;&quot;;CONCATENATE(&quot; &quot;;[.A168];&quot; &quot;;[.B168];&quot; &quot;;))" office:value-type="string" office:string-value=" 118 180 " calcext:value-type="string">
            <text:p><text:s/>118 1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81</text:p>
          </table:table-cell>
          <table:table-cell/>
          <table:table-cell table:formula="of:=IF([.A169]=&quot;&quot;;&quot;&quot;;CONCATENATE(&quot; &quot;;[.A169];&quot; &quot;;[.B169];&quot; &quot;;))" office:value-type="string" office:string-value=" 118 181 " calcext:value-type="string">
            <text:p><text:s/>118 1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182</text:p>
          </table:table-cell>
          <table:table-cell/>
          <table:table-cell table:formula="of:=IF([.A170]=&quot;&quot;;&quot;&quot;;CONCATENATE(&quot; &quot;;[.A170];&quot; &quot;;[.B170];&quot; &quot;;))" office:value-type="string" office:string-value=" 118 182 " calcext:value-type="string">
            <text:p><text:s/>118 182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171]=&quot;&quot;;&quot;&quot;;CONCATENATE(&quot; &quot;;[.A171];&quot; &quot;;[.B171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1</text:p>
          </table:table-cell>
          <table:table-cell/>
          <table:table-cell table:formula="of:=IF([.A172]=&quot;&quot;;&quot;&quot;;CONCATENATE(&quot; &quot;;[.A172];&quot; &quot;;[.B172];&quot; &quot;;))" office:value-type="string" office:string-value=" 118 201 " calcext:value-type="string">
            <text:p><text:s/>118 2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2</text:p>
          </table:table-cell>
          <table:table-cell/>
          <table:table-cell table:formula="of:=IF([.A173]=&quot;&quot;;&quot;&quot;;CONCATENATE(&quot; &quot;;[.A173];&quot; &quot;;[.B173];&quot; &quot;;))" office:value-type="string" office:string-value=" 118 202 " calcext:value-type="string">
            <text:p><text:s/>118 2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3</text:p>
          </table:table-cell>
          <table:table-cell/>
          <table:table-cell table:formula="of:=IF([.A174]=&quot;&quot;;&quot;&quot;;CONCATENATE(&quot; &quot;;[.A174];&quot; &quot;;[.B174];&quot; &quot;;))" office:value-type="string" office:string-value=" 118 203 " calcext:value-type="string">
            <text:p><text:s/>118 2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4</text:p>
          </table:table-cell>
          <table:table-cell/>
          <table:table-cell table:formula="of:=IF([.A175]=&quot;&quot;;&quot;&quot;;CONCATENATE(&quot; &quot;;[.A175];&quot; &quot;;[.B175];&quot; &quot;;))" office:value-type="string" office:string-value=" 118 204 " calcext:value-type="string">
            <text:p><text:s/>118 2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5</text:p>
          </table:table-cell>
          <table:table-cell/>
          <table:table-cell table:formula="of:=IF([.A176]=&quot;&quot;;&quot;&quot;;CONCATENATE(&quot; &quot;;[.A176];&quot; &quot;;[.B176];&quot; &quot;;))" office:value-type="string" office:string-value=" 118 205 " calcext:value-type="string">
            <text:p><text:s/>118 2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6</text:p>
          </table:table-cell>
          <table:table-cell/>
          <table:table-cell table:formula="of:=IF([.A177]=&quot;&quot;;&quot;&quot;;CONCATENATE(&quot; &quot;;[.A177];&quot; &quot;;[.B177];&quot; &quot;;))" office:value-type="string" office:string-value=" 118 206 " calcext:value-type="string">
            <text:p><text:s/>118 2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7</text:p>
          </table:table-cell>
          <table:table-cell/>
          <table:table-cell table:formula="of:=IF([.A178]=&quot;&quot;;&quot;&quot;;CONCATENATE(&quot; &quot;;[.A178];&quot; &quot;;[.B178];&quot; &quot;;))" office:value-type="string" office:string-value=" 118 207 " calcext:value-type="string">
            <text:p><text:s/>118 2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8</text:p>
          </table:table-cell>
          <table:table-cell/>
          <table:table-cell table:formula="of:=IF([.A179]=&quot;&quot;;&quot;&quot;;CONCATENATE(&quot; &quot;;[.A179];&quot; &quot;;[.B179];&quot; &quot;;))" office:value-type="string" office:string-value=" 118 208 " calcext:value-type="string">
            <text:p><text:s/>118 2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09</text:p>
          </table:table-cell>
          <table:table-cell/>
          <table:table-cell table:formula="of:=IF([.A180]=&quot;&quot;;&quot;&quot;;CONCATENATE(&quot; &quot;;[.A180];&quot; &quot;;[.B180];&quot; &quot;;))" office:value-type="string" office:string-value=" 118 209 " calcext:value-type="string">
            <text:p><text:s/>118 2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0</text:p>
          </table:table-cell>
          <table:table-cell/>
          <table:table-cell table:formula="of:=IF([.A181]=&quot;&quot;;&quot;&quot;;CONCATENATE(&quot; &quot;;[.A181];&quot; &quot;;[.B181];&quot; &quot;;))" office:value-type="string" office:string-value=" 118 210 " calcext:value-type="string">
            <text:p><text:s/>118 2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1</text:p>
          </table:table-cell>
          <table:table-cell/>
          <table:table-cell table:formula="of:=IF([.A182]=&quot;&quot;;&quot;&quot;;CONCATENATE(&quot; &quot;;[.A182];&quot; &quot;;[.B182];&quot; &quot;;))" office:value-type="string" office:string-value=" 118 211 " calcext:value-type="string">
            <text:p><text:s/>118 2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2</text:p>
          </table:table-cell>
          <table:table-cell/>
          <table:table-cell table:formula="of:=IF([.A183]=&quot;&quot;;&quot;&quot;;CONCATENATE(&quot; &quot;;[.A183];&quot; &quot;;[.B183];&quot; &quot;;))" office:value-type="string" office:string-value=" 118 212 " calcext:value-type="string">
            <text:p><text:s/>118 2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3</text:p>
          </table:table-cell>
          <table:table-cell/>
          <table:table-cell table:formula="of:=IF([.A184]=&quot;&quot;;&quot;&quot;;CONCATENATE(&quot; &quot;;[.A184];&quot; &quot;;[.B184];&quot; &quot;;))" office:value-type="string" office:string-value=" 118 213 " calcext:value-type="string">
            <text:p><text:s/>118 2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4</text:p>
          </table:table-cell>
          <table:table-cell/>
          <table:table-cell table:formula="of:=IF([.A185]=&quot;&quot;;&quot;&quot;;CONCATENATE(&quot; &quot;;[.A185];&quot; &quot;;[.B185];&quot; &quot;;))" office:value-type="string" office:string-value=" 118 214 " calcext:value-type="string">
            <text:p><text:s/>118 2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5</text:p>
          </table:table-cell>
          <table:table-cell/>
          <table:table-cell table:formula="of:=IF([.A186]=&quot;&quot;;&quot;&quot;;CONCATENATE(&quot; &quot;;[.A186];&quot; &quot;;[.B186];&quot; &quot;;))" office:value-type="string" office:string-value=" 118 215 " calcext:value-type="string">
            <text:p><text:s/>118 2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6</text:p>
          </table:table-cell>
          <table:table-cell/>
          <table:table-cell table:formula="of:=IF([.A187]=&quot;&quot;;&quot;&quot;;CONCATENATE(&quot; &quot;;[.A187];&quot; &quot;;[.B187];&quot; &quot;;))" office:value-type="string" office:string-value=" 118 216 " calcext:value-type="string">
            <text:p><text:s/>118 2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7</text:p>
          </table:table-cell>
          <table:table-cell/>
          <table:table-cell table:formula="of:=IF([.A188]=&quot;&quot;;&quot;&quot;;CONCATENATE(&quot; &quot;;[.A188];&quot; &quot;;[.B188];&quot; &quot;;))" office:value-type="string" office:string-value=" 118 217 " calcext:value-type="string">
            <text:p><text:s/>118 2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8</text:p>
          </table:table-cell>
          <table:table-cell/>
          <table:table-cell table:formula="of:=IF([.A189]=&quot;&quot;;&quot;&quot;;CONCATENATE(&quot; &quot;;[.A189];&quot; &quot;;[.B189];&quot; &quot;;))" office:value-type="string" office:string-value=" 118 218 " calcext:value-type="string">
            <text:p><text:s/>118 2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19</text:p>
          </table:table-cell>
          <table:table-cell/>
          <table:table-cell table:formula="of:=IF([.A190]=&quot;&quot;;&quot;&quot;;CONCATENATE(&quot; &quot;;[.A190];&quot; &quot;;[.B190];&quot; &quot;;))" office:value-type="string" office:string-value=" 118 219 " calcext:value-type="string">
            <text:p><text:s/>118 2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0</text:p>
          </table:table-cell>
          <table:table-cell/>
          <table:table-cell table:formula="of:=IF([.A191]=&quot;&quot;;&quot;&quot;;CONCATENATE(&quot; &quot;;[.A191];&quot; &quot;;[.B191];&quot; &quot;;))" office:value-type="string" office:string-value=" 118 220 " calcext:value-type="string">
            <text:p><text:s/>118 2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1</text:p>
          </table:table-cell>
          <table:table-cell/>
          <table:table-cell table:formula="of:=IF([.A192]=&quot;&quot;;&quot;&quot;;CONCATENATE(&quot; &quot;;[.A192];&quot; &quot;;[.B192];&quot; &quot;;))" office:value-type="string" office:string-value=" 118 221 " calcext:value-type="string">
            <text:p><text:s/>118 2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2</text:p>
          </table:table-cell>
          <table:table-cell/>
          <table:table-cell table:formula="of:=IF([.A193]=&quot;&quot;;&quot;&quot;;CONCATENATE(&quot; &quot;;[.A193];&quot; &quot;;[.B193];&quot; &quot;;))" office:value-type="string" office:string-value=" 118 222 " calcext:value-type="string">
            <text:p><text:s/>118 2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3</text:p>
          </table:table-cell>
          <table:table-cell/>
          <table:table-cell table:formula="of:=IF([.A194]=&quot;&quot;;&quot;&quot;;CONCATENATE(&quot; &quot;;[.A194];&quot; &quot;;[.B194];&quot; &quot;;))" office:value-type="string" office:string-value=" 118 223 " calcext:value-type="string">
            <text:p><text:s/>118 2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4</text:p>
          </table:table-cell>
          <table:table-cell/>
          <table:table-cell table:formula="of:=IF([.A195]=&quot;&quot;;&quot;&quot;;CONCATENATE(&quot; &quot;;[.A195];&quot; &quot;;[.B195];&quot; &quot;;))" office:value-type="string" office:string-value=" 118 224 " calcext:value-type="string">
            <text:p><text:s/>118 2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5</text:p>
          </table:table-cell>
          <table:table-cell/>
          <table:table-cell table:formula="of:=IF([.A196]=&quot;&quot;;&quot;&quot;;CONCATENATE(&quot; &quot;;[.A196];&quot; &quot;;[.B196];&quot; &quot;;))" office:value-type="string" office:string-value=" 118 225 " calcext:value-type="string">
            <text:p><text:s/>118 2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6</text:p>
          </table:table-cell>
          <table:table-cell/>
          <table:table-cell table:formula="of:=IF([.A197]=&quot;&quot;;&quot;&quot;;CONCATENATE(&quot; &quot;;[.A197];&quot; &quot;;[.B197];&quot; &quot;;))" office:value-type="string" office:string-value=" 118 226 " calcext:value-type="string">
            <text:p><text:s/>118 2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7</text:p>
          </table:table-cell>
          <table:table-cell/>
          <table:table-cell table:formula="of:=IF([.A198]=&quot;&quot;;&quot;&quot;;CONCATENATE(&quot; &quot;;[.A198];&quot; &quot;;[.B198];&quot; &quot;;))" office:value-type="string" office:string-value=" 118 227 " calcext:value-type="string">
            <text:p><text:s/>118 2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8</text:p>
          </table:table-cell>
          <table:table-cell/>
          <table:table-cell table:formula="of:=IF([.A199]=&quot;&quot;;&quot;&quot;;CONCATENATE(&quot; &quot;;[.A199];&quot; &quot;;[.B199];&quot; &quot;;))" office:value-type="string" office:string-value=" 118 228 " calcext:value-type="string">
            <text:p><text:s/>118 2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29</text:p>
          </table:table-cell>
          <table:table-cell/>
          <table:table-cell table:formula="of:=IF([.A200]=&quot;&quot;;&quot;&quot;;CONCATENATE(&quot; &quot;;[.A200];&quot; &quot;;[.B200];&quot; &quot;;))" office:value-type="string" office:string-value=" 118 229 " calcext:value-type="string">
            <text:p><text:s/>118 2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0</text:p>
          </table:table-cell>
          <table:table-cell/>
          <table:table-cell table:formula="of:=IF([.A201]=&quot;&quot;;&quot;&quot;;CONCATENATE(&quot; &quot;;[.A201];&quot; &quot;;[.B201];&quot; &quot;;))" office:value-type="string" office:string-value=" 118 230 " calcext:value-type="string">
            <text:p><text:s/>118 2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1</text:p>
          </table:table-cell>
          <table:table-cell/>
          <table:table-cell table:formula="of:=IF([.A202]=&quot;&quot;;&quot;&quot;;CONCATENATE(&quot; &quot;;[.A202];&quot; &quot;;[.B202];&quot; &quot;;))" office:value-type="string" office:string-value=" 118 231 " calcext:value-type="string">
            <text:p><text:s/>118 2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2</text:p>
          </table:table-cell>
          <table:table-cell/>
          <table:table-cell table:formula="of:=IF([.A203]=&quot;&quot;;&quot;&quot;;CONCATENATE(&quot; &quot;;[.A203];&quot; &quot;;[.B203];&quot; &quot;;))" office:value-type="string" office:string-value=" 118 232 " calcext:value-type="string">
            <text:p><text:s/>118 2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3</text:p>
          </table:table-cell>
          <table:table-cell/>
          <table:table-cell table:formula="of:=IF([.A204]=&quot;&quot;;&quot;&quot;;CONCATENATE(&quot; &quot;;[.A204];&quot; &quot;;[.B204];&quot; &quot;;))" office:value-type="string" office:string-value=" 118 233 " calcext:value-type="string">
            <text:p><text:s/>118 2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4</text:p>
          </table:table-cell>
          <table:table-cell/>
          <table:table-cell table:formula="of:=IF([.A205]=&quot;&quot;;&quot;&quot;;CONCATENATE(&quot; &quot;;[.A205];&quot; &quot;;[.B205];&quot; &quot;;))" office:value-type="string" office:string-value=" 118 234 " calcext:value-type="string">
            <text:p><text:s/>118 2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5</text:p>
          </table:table-cell>
          <table:table-cell/>
          <table:table-cell table:formula="of:=IF([.A206]=&quot;&quot;;&quot;&quot;;CONCATENATE(&quot; &quot;;[.A206];&quot; &quot;;[.B206];&quot; &quot;;))" office:value-type="string" office:string-value=" 118 235 " calcext:value-type="string">
            <text:p><text:s/>118 2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6</text:p>
          </table:table-cell>
          <table:table-cell/>
          <table:table-cell table:formula="of:=IF([.A207]=&quot;&quot;;&quot;&quot;;CONCATENATE(&quot; &quot;;[.A207];&quot; &quot;;[.B207];&quot; &quot;;))" office:value-type="string" office:string-value=" 118 236 " calcext:value-type="string">
            <text:p><text:s/>118 2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7</text:p>
          </table:table-cell>
          <table:table-cell/>
          <table:table-cell table:formula="of:=IF([.A208]=&quot;&quot;;&quot;&quot;;CONCATENATE(&quot; &quot;;[.A208];&quot; &quot;;[.B208];&quot; &quot;;))" office:value-type="string" office:string-value=" 118 237 " calcext:value-type="string">
            <text:p><text:s/>118 2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8</text:p>
          </table:table-cell>
          <table:table-cell/>
          <table:table-cell table:formula="of:=IF([.A209]=&quot;&quot;;&quot;&quot;;CONCATENATE(&quot; &quot;;[.A209];&quot; &quot;;[.B209];&quot; &quot;;))" office:value-type="string" office:string-value=" 118 238 " calcext:value-type="string">
            <text:p><text:s/>118 2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39</text:p>
          </table:table-cell>
          <table:table-cell/>
          <table:table-cell table:formula="of:=IF([.A210]=&quot;&quot;;&quot;&quot;;CONCATENATE(&quot; &quot;;[.A210];&quot; &quot;;[.B210];&quot; &quot;;))" office:value-type="string" office:string-value=" 118 239 " calcext:value-type="string">
            <text:p><text:s/>118 2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0</text:p>
          </table:table-cell>
          <table:table-cell/>
          <table:table-cell table:formula="of:=IF([.A211]=&quot;&quot;;&quot;&quot;;CONCATENATE(&quot; &quot;;[.A211];&quot; &quot;;[.B211];&quot; &quot;;))" office:value-type="string" office:string-value=" 118 240 " calcext:value-type="string">
            <text:p><text:s/>118 2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1</text:p>
          </table:table-cell>
          <table:table-cell/>
          <table:table-cell table:formula="of:=IF([.A212]=&quot;&quot;;&quot;&quot;;CONCATENATE(&quot; &quot;;[.A212];&quot; &quot;;[.B212];&quot; &quot;;))" office:value-type="string" office:string-value=" 118 241 " calcext:value-type="string">
            <text:p><text:s/>118 2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2</text:p>
          </table:table-cell>
          <table:table-cell/>
          <table:table-cell table:formula="of:=IF([.A213]=&quot;&quot;;&quot;&quot;;CONCATENATE(&quot; &quot;;[.A213];&quot; &quot;;[.B213];&quot; &quot;;))" office:value-type="string" office:string-value=" 118 242 " calcext:value-type="string">
            <text:p><text:s/>118 2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3</text:p>
          </table:table-cell>
          <table:table-cell/>
          <table:table-cell table:formula="of:=IF([.A214]=&quot;&quot;;&quot;&quot;;CONCATENATE(&quot; &quot;;[.A214];&quot; &quot;;[.B214];&quot; &quot;;))" office:value-type="string" office:string-value=" 118 243 " calcext:value-type="string">
            <text:p><text:s/>118 2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4</text:p>
          </table:table-cell>
          <table:table-cell/>
          <table:table-cell table:formula="of:=IF([.A215]=&quot;&quot;;&quot;&quot;;CONCATENATE(&quot; &quot;;[.A215];&quot; &quot;;[.B215];&quot; &quot;;))" office:value-type="string" office:string-value=" 118 244 " calcext:value-type="string">
            <text:p><text:s/>118 2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5</text:p>
          </table:table-cell>
          <table:table-cell/>
          <table:table-cell table:formula="of:=IF([.A216]=&quot;&quot;;&quot;&quot;;CONCATENATE(&quot; &quot;;[.A216];&quot; &quot;;[.B216];&quot; &quot;;))" office:value-type="string" office:string-value=" 118 245 " calcext:value-type="string">
            <text:p><text:s/>118 2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6</text:p>
          </table:table-cell>
          <table:table-cell/>
          <table:table-cell table:formula="of:=IF([.A217]=&quot;&quot;;&quot;&quot;;CONCATENATE(&quot; &quot;;[.A217];&quot; &quot;;[.B217];&quot; &quot;;))" office:value-type="string" office:string-value=" 118 246 " calcext:value-type="string">
            <text:p><text:s/>118 2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7</text:p>
          </table:table-cell>
          <table:table-cell/>
          <table:table-cell table:formula="of:=IF([.A218]=&quot;&quot;;&quot;&quot;;CONCATENATE(&quot; &quot;;[.A218];&quot; &quot;;[.B218];&quot; &quot;;))" office:value-type="string" office:string-value=" 118 247 " calcext:value-type="string">
            <text:p><text:s/>118 2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8</text:p>
          </table:table-cell>
          <table:table-cell/>
          <table:table-cell table:formula="of:=IF([.A219]=&quot;&quot;;&quot;&quot;;CONCATENATE(&quot; &quot;;[.A219];&quot; &quot;;[.B219];&quot; &quot;;))" office:value-type="string" office:string-value=" 118 248 " calcext:value-type="string">
            <text:p><text:s/>118 2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49</text:p>
          </table:table-cell>
          <table:table-cell/>
          <table:table-cell table:formula="of:=IF([.A220]=&quot;&quot;;&quot;&quot;;CONCATENATE(&quot; &quot;;[.A220];&quot; &quot;;[.B220];&quot; &quot;;))" office:value-type="string" office:string-value=" 118 249 " calcext:value-type="string">
            <text:p><text:s/>118 2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0</text:p>
          </table:table-cell>
          <table:table-cell/>
          <table:table-cell table:formula="of:=IF([.A221]=&quot;&quot;;&quot;&quot;;CONCATENATE(&quot; &quot;;[.A221];&quot; &quot;;[.B221];&quot; &quot;;))" office:value-type="string" office:string-value=" 118 250 " calcext:value-type="string">
            <text:p><text:s/>118 2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1</text:p>
          </table:table-cell>
          <table:table-cell/>
          <table:table-cell table:formula="of:=IF([.A222]=&quot;&quot;;&quot;&quot;;CONCATENATE(&quot; &quot;;[.A222];&quot; &quot;;[.B222];&quot; &quot;;))" office:value-type="string" office:string-value=" 118 251 " calcext:value-type="string">
            <text:p><text:s/>118 2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2</text:p>
          </table:table-cell>
          <table:table-cell/>
          <table:table-cell table:formula="of:=IF([.A223]=&quot;&quot;;&quot;&quot;;CONCATENATE(&quot; &quot;;[.A223];&quot; &quot;;[.B223];&quot; &quot;;))" office:value-type="string" office:string-value=" 118 252 " calcext:value-type="string">
            <text:p><text:s/>118 2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3</text:p>
          </table:table-cell>
          <table:table-cell/>
          <table:table-cell table:formula="of:=IF([.A224]=&quot;&quot;;&quot;&quot;;CONCATENATE(&quot; &quot;;[.A224];&quot; &quot;;[.B224];&quot; &quot;;))" office:value-type="string" office:string-value=" 118 253 " calcext:value-type="string">
            <text:p><text:s/>118 2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4</text:p>
          </table:table-cell>
          <table:table-cell/>
          <table:table-cell table:formula="of:=IF([.A225]=&quot;&quot;;&quot;&quot;;CONCATENATE(&quot; &quot;;[.A225];&quot; &quot;;[.B225];&quot; &quot;;))" office:value-type="string" office:string-value=" 118 254 " calcext:value-type="string">
            <text:p><text:s/>118 2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5</text:p>
          </table:table-cell>
          <table:table-cell/>
          <table:table-cell table:formula="of:=IF([.A226]=&quot;&quot;;&quot;&quot;;CONCATENATE(&quot; &quot;;[.A226];&quot; &quot;;[.B226];&quot; &quot;;))" office:value-type="string" office:string-value=" 118 255 " calcext:value-type="string">
            <text:p><text:s/>118 2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6</text:p>
          </table:table-cell>
          <table:table-cell/>
          <table:table-cell table:formula="of:=IF([.A227]=&quot;&quot;;&quot;&quot;;CONCATENATE(&quot; &quot;;[.A227];&quot; &quot;;[.B227];&quot; &quot;;))" office:value-type="string" office:string-value=" 118 256 " calcext:value-type="string">
            <text:p><text:s/>118 2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7</text:p>
          </table:table-cell>
          <table:table-cell/>
          <table:table-cell table:formula="of:=IF([.A228]=&quot;&quot;;&quot;&quot;;CONCATENATE(&quot; &quot;;[.A228];&quot; &quot;;[.B228];&quot; &quot;;))" office:value-type="string" office:string-value=" 118 257 " calcext:value-type="string">
            <text:p><text:s/>118 2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8</text:p>
          </table:table-cell>
          <table:table-cell/>
          <table:table-cell table:formula="of:=IF([.A229]=&quot;&quot;;&quot;&quot;;CONCATENATE(&quot; &quot;;[.A229];&quot; &quot;;[.B229];&quot; &quot;;))" office:value-type="string" office:string-value=" 118 258 " calcext:value-type="string">
            <text:p><text:s/>118 2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59</text:p>
          </table:table-cell>
          <table:table-cell/>
          <table:table-cell table:formula="of:=IF([.A230]=&quot;&quot;;&quot;&quot;;CONCATENATE(&quot; &quot;;[.A230];&quot; &quot;;[.B230];&quot; &quot;;))" office:value-type="string" office:string-value=" 118 259 " calcext:value-type="string">
            <text:p><text:s/>118 2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0</text:p>
          </table:table-cell>
          <table:table-cell/>
          <table:table-cell table:formula="of:=IF([.A231]=&quot;&quot;;&quot;&quot;;CONCATENATE(&quot; &quot;;[.A231];&quot; &quot;;[.B231];&quot; &quot;;))" office:value-type="string" office:string-value=" 118 260 " calcext:value-type="string">
            <text:p><text:s/>118 2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1</text:p>
          </table:table-cell>
          <table:table-cell/>
          <table:table-cell table:formula="of:=IF([.A232]=&quot;&quot;;&quot;&quot;;CONCATENATE(&quot; &quot;;[.A232];&quot; &quot;;[.B232];&quot; &quot;;))" office:value-type="string" office:string-value=" 118 261 " calcext:value-type="string">
            <text:p><text:s/>118 2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2</text:p>
          </table:table-cell>
          <table:table-cell/>
          <table:table-cell table:formula="of:=IF([.A233]=&quot;&quot;;&quot;&quot;;CONCATENATE(&quot; &quot;;[.A233];&quot; &quot;;[.B233];&quot; &quot;;))" office:value-type="string" office:string-value=" 118 262 " calcext:value-type="string">
            <text:p><text:s/>118 2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3</text:p>
          </table:table-cell>
          <table:table-cell/>
          <table:table-cell table:formula="of:=IF([.A234]=&quot;&quot;;&quot;&quot;;CONCATENATE(&quot; &quot;;[.A234];&quot; &quot;;[.B234];&quot; &quot;;))" office:value-type="string" office:string-value=" 118 263 " calcext:value-type="string">
            <text:p><text:s/>118 2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4</text:p>
          </table:table-cell>
          <table:table-cell/>
          <table:table-cell table:formula="of:=IF([.A235]=&quot;&quot;;&quot;&quot;;CONCATENATE(&quot; &quot;;[.A235];&quot; &quot;;[.B235];&quot; &quot;;))" office:value-type="string" office:string-value=" 118 264 " calcext:value-type="string">
            <text:p><text:s/>118 2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5</text:p>
          </table:table-cell>
          <table:table-cell/>
          <table:table-cell table:formula="of:=IF([.A236]=&quot;&quot;;&quot;&quot;;CONCATENATE(&quot; &quot;;[.A236];&quot; &quot;;[.B236];&quot; &quot;;))" office:value-type="string" office:string-value=" 118 265 " calcext:value-type="string">
            <text:p><text:s/>118 2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6</text:p>
          </table:table-cell>
          <table:table-cell/>
          <table:table-cell table:formula="of:=IF([.A237]=&quot;&quot;;&quot;&quot;;CONCATENATE(&quot; &quot;;[.A237];&quot; &quot;;[.B237];&quot; &quot;;))" office:value-type="string" office:string-value=" 118 266 " calcext:value-type="string">
            <text:p><text:s/>118 2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7</text:p>
          </table:table-cell>
          <table:table-cell/>
          <table:table-cell table:formula="of:=IF([.A238]=&quot;&quot;;&quot;&quot;;CONCATENATE(&quot; &quot;;[.A238];&quot; &quot;;[.B238];&quot; &quot;;))" office:value-type="string" office:string-value=" 118 267 " calcext:value-type="string">
            <text:p><text:s/>118 2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8</text:p>
          </table:table-cell>
          <table:table-cell/>
          <table:table-cell table:formula="of:=IF([.A239]=&quot;&quot;;&quot;&quot;;CONCATENATE(&quot; &quot;;[.A239];&quot; &quot;;[.B239];&quot; &quot;;))" office:value-type="string" office:string-value=" 118 268 " calcext:value-type="string">
            <text:p><text:s/>118 2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69</text:p>
          </table:table-cell>
          <table:table-cell/>
          <table:table-cell table:formula="of:=IF([.A240]=&quot;&quot;;&quot;&quot;;CONCATENATE(&quot; &quot;;[.A240];&quot; &quot;;[.B240];&quot; &quot;;))" office:value-type="string" office:string-value=" 118 269 " calcext:value-type="string">
            <text:p><text:s/>118 2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0</text:p>
          </table:table-cell>
          <table:table-cell/>
          <table:table-cell table:formula="of:=IF([.A241]=&quot;&quot;;&quot;&quot;;CONCATENATE(&quot; &quot;;[.A241];&quot; &quot;;[.B241];&quot; &quot;;))" office:value-type="string" office:string-value=" 118 270 " calcext:value-type="string">
            <text:p><text:s/>118 2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1</text:p>
          </table:table-cell>
          <table:table-cell/>
          <table:table-cell table:formula="of:=IF([.A242]=&quot;&quot;;&quot;&quot;;CONCATENATE(&quot; &quot;;[.A242];&quot; &quot;;[.B242];&quot; &quot;;))" office:value-type="string" office:string-value=" 118 271 " calcext:value-type="string">
            <text:p><text:s/>118 2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2</text:p>
          </table:table-cell>
          <table:table-cell/>
          <table:table-cell table:formula="of:=IF([.A243]=&quot;&quot;;&quot;&quot;;CONCATENATE(&quot; &quot;;[.A243];&quot; &quot;;[.B243];&quot; &quot;;))" office:value-type="string" office:string-value=" 118 272 " calcext:value-type="string">
            <text:p><text:s/>118 2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3</text:p>
          </table:table-cell>
          <table:table-cell/>
          <table:table-cell table:formula="of:=IF([.A244]=&quot;&quot;;&quot;&quot;;CONCATENATE(&quot; &quot;;[.A244];&quot; &quot;;[.B244];&quot; &quot;;))" office:value-type="string" office:string-value=" 118 273 " calcext:value-type="string">
            <text:p><text:s/>118 2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4</text:p>
          </table:table-cell>
          <table:table-cell/>
          <table:table-cell table:formula="of:=IF([.A245]=&quot;&quot;;&quot;&quot;;CONCATENATE(&quot; &quot;;[.A245];&quot; &quot;;[.B245];&quot; &quot;;))" office:value-type="string" office:string-value=" 118 274 " calcext:value-type="string">
            <text:p><text:s/>118 2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5</text:p>
          </table:table-cell>
          <table:table-cell/>
          <table:table-cell table:formula="of:=IF([.A246]=&quot;&quot;;&quot;&quot;;CONCATENATE(&quot; &quot;;[.A246];&quot; &quot;;[.B246];&quot; &quot;;))" office:value-type="string" office:string-value=" 118 275 " calcext:value-type="string">
            <text:p><text:s/>118 2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6</text:p>
          </table:table-cell>
          <table:table-cell/>
          <table:table-cell table:formula="of:=IF([.A247]=&quot;&quot;;&quot;&quot;;CONCATENATE(&quot; &quot;;[.A247];&quot; &quot;;[.B247];&quot; &quot;;))" office:value-type="string" office:string-value=" 118 276 " calcext:value-type="string">
            <text:p><text:s/>118 2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7</text:p>
          </table:table-cell>
          <table:table-cell/>
          <table:table-cell table:formula="of:=IF([.A248]=&quot;&quot;;&quot;&quot;;CONCATENATE(&quot; &quot;;[.A248];&quot; &quot;;[.B248];&quot; &quot;;))" office:value-type="string" office:string-value=" 118 277 " calcext:value-type="string">
            <text:p><text:s/>118 2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8</text:p>
          </table:table-cell>
          <table:table-cell/>
          <table:table-cell table:formula="of:=IF([.A249]=&quot;&quot;;&quot;&quot;;CONCATENATE(&quot; &quot;;[.A249];&quot; &quot;;[.B249];&quot; &quot;;))" office:value-type="string" office:string-value=" 118 278 " calcext:value-type="string">
            <text:p><text:s/>118 2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79</text:p>
          </table:table-cell>
          <table:table-cell/>
          <table:table-cell table:formula="of:=IF([.A250]=&quot;&quot;;&quot;&quot;;CONCATENATE(&quot; &quot;;[.A250];&quot; &quot;;[.B250];&quot; &quot;;))" office:value-type="string" office:string-value=" 118 279 " calcext:value-type="string">
            <text:p><text:s/>118 2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0</text:p>
          </table:table-cell>
          <table:table-cell/>
          <table:table-cell table:formula="of:=IF([.A251]=&quot;&quot;;&quot;&quot;;CONCATENATE(&quot; &quot;;[.A251];&quot; &quot;;[.B251];&quot; &quot;;))" office:value-type="string" office:string-value=" 118 280 " calcext:value-type="string">
            <text:p><text:s/>118 2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1</text:p>
          </table:table-cell>
          <table:table-cell/>
          <table:table-cell table:formula="of:=IF([.A252]=&quot;&quot;;&quot;&quot;;CONCATENATE(&quot; &quot;;[.A252];&quot; &quot;;[.B252];&quot; &quot;;))" office:value-type="string" office:string-value=" 118 281 " calcext:value-type="string">
            <text:p><text:s/>118 2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2</text:p>
          </table:table-cell>
          <table:table-cell/>
          <table:table-cell table:formula="of:=IF([.A253]=&quot;&quot;;&quot;&quot;;CONCATENATE(&quot; &quot;;[.A253];&quot; &quot;;[.B253];&quot; &quot;;))" office:value-type="string" office:string-value=" 118 282 " calcext:value-type="string">
            <text:p><text:s/>118 2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3</text:p>
          </table:table-cell>
          <table:table-cell/>
          <table:table-cell table:formula="of:=IF([.A254]=&quot;&quot;;&quot;&quot;;CONCATENATE(&quot; &quot;;[.A254];&quot; &quot;;[.B254];&quot; &quot;;))" office:value-type="string" office:string-value=" 118 283 " calcext:value-type="string">
            <text:p><text:s/>118 2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4</text:p>
          </table:table-cell>
          <table:table-cell/>
          <table:table-cell table:formula="of:=IF([.A255]=&quot;&quot;;&quot;&quot;;CONCATENATE(&quot; &quot;;[.A255];&quot; &quot;;[.B255];&quot; &quot;;))" office:value-type="string" office:string-value=" 118 284 " calcext:value-type="string">
            <text:p><text:s/>118 2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5</text:p>
          </table:table-cell>
          <table:table-cell/>
          <table:table-cell table:formula="of:=IF([.A256]=&quot;&quot;;&quot;&quot;;CONCATENATE(&quot; &quot;;[.A256];&quot; &quot;;[.B256];&quot; &quot;;))" office:value-type="string" office:string-value=" 118 285 " calcext:value-type="string">
            <text:p><text:s/>118 2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6</text:p>
          </table:table-cell>
          <table:table-cell/>
          <table:table-cell table:formula="of:=IF([.A257]=&quot;&quot;;&quot;&quot;;CONCATENATE(&quot; &quot;;[.A257];&quot; &quot;;[.B257];&quot; &quot;;))" office:value-type="string" office:string-value=" 118 286 " calcext:value-type="string">
            <text:p><text:s/>118 2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7</text:p>
          </table:table-cell>
          <table:table-cell/>
          <table:table-cell table:formula="of:=IF([.A258]=&quot;&quot;;&quot;&quot;;CONCATENATE(&quot; &quot;;[.A258];&quot; &quot;;[.B258];&quot; &quot;;))" office:value-type="string" office:string-value=" 118 287 " calcext:value-type="string">
            <text:p><text:s/>118 2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8</text:p>
          </table:table-cell>
          <table:table-cell/>
          <table:table-cell table:formula="of:=IF([.A259]=&quot;&quot;;&quot;&quot;;CONCATENATE(&quot; &quot;;[.A259];&quot; &quot;;[.B259];&quot; &quot;;))" office:value-type="string" office:string-value=" 118 288 " calcext:value-type="string">
            <text:p><text:s/>118 2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89</text:p>
          </table:table-cell>
          <table:table-cell/>
          <table:table-cell table:formula="of:=IF([.A260]=&quot;&quot;;&quot;&quot;;CONCATENATE(&quot; &quot;;[.A260];&quot; &quot;;[.B260];&quot; &quot;;))" office:value-type="string" office:string-value=" 118 289 " calcext:value-type="string">
            <text:p><text:s/>118 2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0</text:p>
          </table:table-cell>
          <table:table-cell/>
          <table:table-cell table:formula="of:=IF([.A261]=&quot;&quot;;&quot;&quot;;CONCATENATE(&quot; &quot;;[.A261];&quot; &quot;;[.B261];&quot; &quot;;))" office:value-type="string" office:string-value=" 118 290 " calcext:value-type="string">
            <text:p><text:s/>118 2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1</text:p>
          </table:table-cell>
          <table:table-cell/>
          <table:table-cell table:formula="of:=IF([.A262]=&quot;&quot;;&quot;&quot;;CONCATENATE(&quot; &quot;;[.A262];&quot; &quot;;[.B262];&quot; &quot;;))" office:value-type="string" office:string-value=" 118 291 " calcext:value-type="string">
            <text:p><text:s/>118 2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2</text:p>
          </table:table-cell>
          <table:table-cell/>
          <table:table-cell table:formula="of:=IF([.A263]=&quot;&quot;;&quot;&quot;;CONCATENATE(&quot; &quot;;[.A263];&quot; &quot;;[.B263];&quot; &quot;;))" office:value-type="string" office:string-value=" 118 292 " calcext:value-type="string">
            <text:p><text:s/>118 2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3</text:p>
          </table:table-cell>
          <table:table-cell/>
          <table:table-cell table:formula="of:=IF([.A264]=&quot;&quot;;&quot;&quot;;CONCATENATE(&quot; &quot;;[.A264];&quot; &quot;;[.B264];&quot; &quot;;))" office:value-type="string" office:string-value=" 118 293 " calcext:value-type="string">
            <text:p><text:s/>118 2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4</text:p>
          </table:table-cell>
          <table:table-cell/>
          <table:table-cell table:formula="of:=IF([.A265]=&quot;&quot;;&quot;&quot;;CONCATENATE(&quot; &quot;;[.A265];&quot; &quot;;[.B265];&quot; &quot;;))" office:value-type="string" office:string-value=" 118 294 " calcext:value-type="string">
            <text:p><text:s/>118 2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5</text:p>
          </table:table-cell>
          <table:table-cell/>
          <table:table-cell table:formula="of:=IF([.A266]=&quot;&quot;;&quot;&quot;;CONCATENATE(&quot; &quot;;[.A266];&quot; &quot;;[.B266];&quot; &quot;;))" office:value-type="string" office:string-value=" 118 295 " calcext:value-type="string">
            <text:p><text:s/>118 2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6</text:p>
          </table:table-cell>
          <table:table-cell/>
          <table:table-cell table:formula="of:=IF([.A267]=&quot;&quot;;&quot;&quot;;CONCATENATE(&quot; &quot;;[.A267];&quot; &quot;;[.B267];&quot; &quot;;))" office:value-type="string" office:string-value=" 118 296 " calcext:value-type="string">
            <text:p><text:s/>118 2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7</text:p>
          </table:table-cell>
          <table:table-cell/>
          <table:table-cell table:formula="of:=IF([.A268]=&quot;&quot;;&quot;&quot;;CONCATENATE(&quot; &quot;;[.A268];&quot; &quot;;[.B268];&quot; &quot;;))" office:value-type="string" office:string-value=" 118 297 " calcext:value-type="string">
            <text:p><text:s/>118 2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8</text:p>
          </table:table-cell>
          <table:table-cell/>
          <table:table-cell table:formula="of:=IF([.A269]=&quot;&quot;;&quot;&quot;;CONCATENATE(&quot; &quot;;[.A269];&quot; &quot;;[.B269];&quot; &quot;;))" office:value-type="string" office:string-value=" 118 298 " calcext:value-type="string">
            <text:p><text:s/>118 2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299</text:p>
          </table:table-cell>
          <table:table-cell/>
          <table:table-cell table:formula="of:=IF([.A270]=&quot;&quot;;&quot;&quot;;CONCATENATE(&quot; &quot;;[.A270];&quot; &quot;;[.B270];&quot; &quot;;))" office:value-type="string" office:string-value=" 118 299 " calcext:value-type="string">
            <text:p><text:s/>118 2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0</text:p>
          </table:table-cell>
          <table:table-cell/>
          <table:table-cell table:formula="of:=IF([.A271]=&quot;&quot;;&quot;&quot;;CONCATENATE(&quot; &quot;;[.A271];&quot; &quot;;[.B271];&quot; &quot;;))" office:value-type="string" office:string-value=" 118 300 " calcext:value-type="string">
            <text:p><text:s/>118 3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1</text:p>
          </table:table-cell>
          <table:table-cell/>
          <table:table-cell table:formula="of:=IF([.A272]=&quot;&quot;;&quot;&quot;;CONCATENATE(&quot; &quot;;[.A272];&quot; &quot;;[.B272];&quot; &quot;;))" office:value-type="string" office:string-value=" 118 301 " calcext:value-type="string">
            <text:p><text:s/>118 3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2</text:p>
          </table:table-cell>
          <table:table-cell/>
          <table:table-cell table:formula="of:=IF([.A273]=&quot;&quot;;&quot;&quot;;CONCATENATE(&quot; &quot;;[.A273];&quot; &quot;;[.B273];&quot; &quot;;))" office:value-type="string" office:string-value=" 118 302 " calcext:value-type="string">
            <text:p><text:s/>118 3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3</text:p>
          </table:table-cell>
          <table:table-cell/>
          <table:table-cell table:formula="of:=IF([.A274]=&quot;&quot;;&quot;&quot;;CONCATENATE(&quot; &quot;;[.A274];&quot; &quot;;[.B274];&quot; &quot;;))" office:value-type="string" office:string-value=" 118 303 " calcext:value-type="string">
            <text:p><text:s/>118 3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4</text:p>
          </table:table-cell>
          <table:table-cell/>
          <table:table-cell table:formula="of:=IF([.A275]=&quot;&quot;;&quot;&quot;;CONCATENATE(&quot; &quot;;[.A275];&quot; &quot;;[.B275];&quot; &quot;;))" office:value-type="string" office:string-value=" 118 304 " calcext:value-type="string">
            <text:p><text:s/>118 3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5</text:p>
          </table:table-cell>
          <table:table-cell/>
          <table:table-cell table:formula="of:=IF([.A276]=&quot;&quot;;&quot;&quot;;CONCATENATE(&quot; &quot;;[.A276];&quot; &quot;;[.B276];&quot; &quot;;))" office:value-type="string" office:string-value=" 118 305 " calcext:value-type="string">
            <text:p><text:s/>118 3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6</text:p>
          </table:table-cell>
          <table:table-cell/>
          <table:table-cell table:formula="of:=IF([.A277]=&quot;&quot;;&quot;&quot;;CONCATENATE(&quot; &quot;;[.A277];&quot; &quot;;[.B277];&quot; &quot;;))" office:value-type="string" office:string-value=" 118 306 " calcext:value-type="string">
            <text:p><text:s/>118 3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7</text:p>
          </table:table-cell>
          <table:table-cell/>
          <table:table-cell table:formula="of:=IF([.A278]=&quot;&quot;;&quot;&quot;;CONCATENATE(&quot; &quot;;[.A278];&quot; &quot;;[.B278];&quot; &quot;;))" office:value-type="string" office:string-value=" 118 307 " calcext:value-type="string">
            <text:p><text:s/>118 3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8</text:p>
          </table:table-cell>
          <table:table-cell/>
          <table:table-cell table:formula="of:=IF([.A279]=&quot;&quot;;&quot;&quot;;CONCATENATE(&quot; &quot;;[.A279];&quot; &quot;;[.B279];&quot; &quot;;))" office:value-type="string" office:string-value=" 118 308 " calcext:value-type="string">
            <text:p><text:s/>118 3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09</text:p>
          </table:table-cell>
          <table:table-cell/>
          <table:table-cell table:formula="of:=IF([.A280]=&quot;&quot;;&quot;&quot;;CONCATENATE(&quot; &quot;;[.A280];&quot; &quot;;[.B280];&quot; &quot;;))" office:value-type="string" office:string-value=" 118 309 " calcext:value-type="string">
            <text:p><text:s/>118 3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0</text:p>
          </table:table-cell>
          <table:table-cell/>
          <table:table-cell table:formula="of:=IF([.A281]=&quot;&quot;;&quot;&quot;;CONCATENATE(&quot; &quot;;[.A281];&quot; &quot;;[.B281];&quot; &quot;;))" office:value-type="string" office:string-value=" 118 310 " calcext:value-type="string">
            <text:p><text:s/>118 3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1</text:p>
          </table:table-cell>
          <table:table-cell/>
          <table:table-cell table:formula="of:=IF([.A282]=&quot;&quot;;&quot;&quot;;CONCATENATE(&quot; &quot;;[.A282];&quot; &quot;;[.B282];&quot; &quot;;))" office:value-type="string" office:string-value=" 118 311 " calcext:value-type="string">
            <text:p><text:s/>118 3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2</text:p>
          </table:table-cell>
          <table:table-cell/>
          <table:table-cell table:formula="of:=IF([.A283]=&quot;&quot;;&quot;&quot;;CONCATENATE(&quot; &quot;;[.A283];&quot; &quot;;[.B283];&quot; &quot;;))" office:value-type="string" office:string-value=" 118 312 " calcext:value-type="string">
            <text:p><text:s/>118 3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3</text:p>
          </table:table-cell>
          <table:table-cell/>
          <table:table-cell table:formula="of:=IF([.A284]=&quot;&quot;;&quot;&quot;;CONCATENATE(&quot; &quot;;[.A284];&quot; &quot;;[.B284];&quot; &quot;;))" office:value-type="string" office:string-value=" 118 313 " calcext:value-type="string">
            <text:p><text:s/>118 3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4</text:p>
          </table:table-cell>
          <table:table-cell/>
          <table:table-cell table:formula="of:=IF([.A285]=&quot;&quot;;&quot;&quot;;CONCATENATE(&quot; &quot;;[.A285];&quot; &quot;;[.B285];&quot; &quot;;))" office:value-type="string" office:string-value=" 118 314 " calcext:value-type="string">
            <text:p><text:s/>118 3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5</text:p>
          </table:table-cell>
          <table:table-cell/>
          <table:table-cell table:formula="of:=IF([.A286]=&quot;&quot;;&quot;&quot;;CONCATENATE(&quot; &quot;;[.A286];&quot; &quot;;[.B286];&quot; &quot;;))" office:value-type="string" office:string-value=" 118 315 " calcext:value-type="string">
            <text:p><text:s/>118 3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6</text:p>
          </table:table-cell>
          <table:table-cell/>
          <table:table-cell table:formula="of:=IF([.A287]=&quot;&quot;;&quot;&quot;;CONCATENATE(&quot; &quot;;[.A287];&quot; &quot;;[.B287];&quot; &quot;;))" office:value-type="string" office:string-value=" 118 316 " calcext:value-type="string">
            <text:p><text:s/>118 3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7</text:p>
          </table:table-cell>
          <table:table-cell/>
          <table:table-cell table:formula="of:=IF([.A288]=&quot;&quot;;&quot;&quot;;CONCATENATE(&quot; &quot;;[.A288];&quot; &quot;;[.B288];&quot; &quot;;))" office:value-type="string" office:string-value=" 118 317 " calcext:value-type="string">
            <text:p><text:s/>118 3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8</text:p>
          </table:table-cell>
          <table:table-cell/>
          <table:table-cell table:formula="of:=IF([.A289]=&quot;&quot;;&quot;&quot;;CONCATENATE(&quot; &quot;;[.A289];&quot; &quot;;[.B289];&quot; &quot;;))" office:value-type="string" office:string-value=" 118 318 " calcext:value-type="string">
            <text:p><text:s/>118 3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19</text:p>
          </table:table-cell>
          <table:table-cell/>
          <table:table-cell table:formula="of:=IF([.A290]=&quot;&quot;;&quot;&quot;;CONCATENATE(&quot; &quot;;[.A290];&quot; &quot;;[.B290];&quot; &quot;;))" office:value-type="string" office:string-value=" 118 319 " calcext:value-type="string">
            <text:p><text:s/>118 3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0</text:p>
          </table:table-cell>
          <table:table-cell/>
          <table:table-cell table:formula="of:=IF([.A291]=&quot;&quot;;&quot;&quot;;CONCATENATE(&quot; &quot;;[.A291];&quot; &quot;;[.B291];&quot; &quot;;))" office:value-type="string" office:string-value=" 118 320 " calcext:value-type="string">
            <text:p><text:s/>118 3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1</text:p>
          </table:table-cell>
          <table:table-cell/>
          <table:table-cell table:formula="of:=IF([.A292]=&quot;&quot;;&quot;&quot;;CONCATENATE(&quot; &quot;;[.A292];&quot; &quot;;[.B292];&quot; &quot;;))" office:value-type="string" office:string-value=" 118 321 " calcext:value-type="string">
            <text:p><text:s/>118 3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2</text:p>
          </table:table-cell>
          <table:table-cell/>
          <table:table-cell table:formula="of:=IF([.A293]=&quot;&quot;;&quot;&quot;;CONCATENATE(&quot; &quot;;[.A293];&quot; &quot;;[.B293];&quot; &quot;;))" office:value-type="string" office:string-value=" 118 322 " calcext:value-type="string">
            <text:p><text:s/>118 3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3</text:p>
          </table:table-cell>
          <table:table-cell/>
          <table:table-cell table:formula="of:=IF([.A294]=&quot;&quot;;&quot;&quot;;CONCATENATE(&quot; &quot;;[.A294];&quot; &quot;;[.B294];&quot; &quot;;))" office:value-type="string" office:string-value=" 118 323 " calcext:value-type="string">
            <text:p><text:s/>118 3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4</text:p>
          </table:table-cell>
          <table:table-cell/>
          <table:table-cell table:formula="of:=IF([.A295]=&quot;&quot;;&quot;&quot;;CONCATENATE(&quot; &quot;;[.A295];&quot; &quot;;[.B295];&quot; &quot;;))" office:value-type="string" office:string-value=" 118 324 " calcext:value-type="string">
            <text:p><text:s/>118 3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5</text:p>
          </table:table-cell>
          <table:table-cell/>
          <table:table-cell table:formula="of:=IF([.A296]=&quot;&quot;;&quot;&quot;;CONCATENATE(&quot; &quot;;[.A296];&quot; &quot;;[.B296];&quot; &quot;;))" office:value-type="string" office:string-value=" 118 325 " calcext:value-type="string">
            <text:p><text:s/>118 3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6</text:p>
          </table:table-cell>
          <table:table-cell/>
          <table:table-cell table:formula="of:=IF([.A297]=&quot;&quot;;&quot;&quot;;CONCATENATE(&quot; &quot;;[.A297];&quot; &quot;;[.B297];&quot; &quot;;))" office:value-type="string" office:string-value=" 118 326 " calcext:value-type="string">
            <text:p><text:s/>118 3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7</text:p>
          </table:table-cell>
          <table:table-cell/>
          <table:table-cell table:formula="of:=IF([.A298]=&quot;&quot;;&quot;&quot;;CONCATENATE(&quot; &quot;;[.A298];&quot; &quot;;[.B298];&quot; &quot;;))" office:value-type="string" office:string-value=" 118 327 " calcext:value-type="string">
            <text:p><text:s/>118 3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8</text:p>
          </table:table-cell>
          <table:table-cell/>
          <table:table-cell table:formula="of:=IF([.A299]=&quot;&quot;;&quot;&quot;;CONCATENATE(&quot; &quot;;[.A299];&quot; &quot;;[.B299];&quot; &quot;;))" office:value-type="string" office:string-value=" 118 328 " calcext:value-type="string">
            <text:p><text:s/>118 3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29</text:p>
          </table:table-cell>
          <table:table-cell/>
          <table:table-cell table:formula="of:=IF([.A300]=&quot;&quot;;&quot;&quot;;CONCATENATE(&quot; &quot;;[.A300];&quot; &quot;;[.B300];&quot; &quot;;))" office:value-type="string" office:string-value=" 118 329 " calcext:value-type="string">
            <text:p><text:s/>118 3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0</text:p>
          </table:table-cell>
          <table:table-cell/>
          <table:table-cell table:formula="of:=IF([.A301]=&quot;&quot;;&quot;&quot;;CONCATENATE(&quot; &quot;;[.A301];&quot; &quot;;[.B301];&quot; &quot;;))" office:value-type="string" office:string-value=" 118 330 " calcext:value-type="string">
            <text:p><text:s/>118 3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1</text:p>
          </table:table-cell>
          <table:table-cell/>
          <table:table-cell table:formula="of:=IF([.A302]=&quot;&quot;;&quot;&quot;;CONCATENATE(&quot; &quot;;[.A302];&quot; &quot;;[.B302];&quot; &quot;;))" office:value-type="string" office:string-value=" 118 331 " calcext:value-type="string">
            <text:p><text:s/>118 3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2</text:p>
          </table:table-cell>
          <table:table-cell/>
          <table:table-cell table:formula="of:=IF([.A303]=&quot;&quot;;&quot;&quot;;CONCATENATE(&quot; &quot;;[.A303];&quot; &quot;;[.B303];&quot; &quot;;))" office:value-type="string" office:string-value=" 118 332 " calcext:value-type="string">
            <text:p><text:s/>118 3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3</text:p>
          </table:table-cell>
          <table:table-cell/>
          <table:table-cell table:formula="of:=IF([.A304]=&quot;&quot;;&quot;&quot;;CONCATENATE(&quot; &quot;;[.A304];&quot; &quot;;[.B304];&quot; &quot;;))" office:value-type="string" office:string-value=" 118 333 " calcext:value-type="string">
            <text:p><text:s/>118 3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4</text:p>
          </table:table-cell>
          <table:table-cell/>
          <table:table-cell table:formula="of:=IF([.A305]=&quot;&quot;;&quot;&quot;;CONCATENATE(&quot; &quot;;[.A305];&quot; &quot;;[.B305];&quot; &quot;;))" office:value-type="string" office:string-value=" 118 334 " calcext:value-type="string">
            <text:p><text:s/>118 3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5</text:p>
          </table:table-cell>
          <table:table-cell/>
          <table:table-cell table:formula="of:=IF([.A306]=&quot;&quot;;&quot;&quot;;CONCATENATE(&quot; &quot;;[.A306];&quot; &quot;;[.B306];&quot; &quot;;))" office:value-type="string" office:string-value=" 118 335 " calcext:value-type="string">
            <text:p><text:s/>118 3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6</text:p>
          </table:table-cell>
          <table:table-cell/>
          <table:table-cell table:formula="of:=IF([.A307]=&quot;&quot;;&quot;&quot;;CONCATENATE(&quot; &quot;;[.A307];&quot; &quot;;[.B307];&quot; &quot;;))" office:value-type="string" office:string-value=" 118 336 " calcext:value-type="string">
            <text:p><text:s/>118 3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7</text:p>
          </table:table-cell>
          <table:table-cell/>
          <table:table-cell table:formula="of:=IF([.A308]=&quot;&quot;;&quot;&quot;;CONCATENATE(&quot; &quot;;[.A308];&quot; &quot;;[.B308];&quot; &quot;;))" office:value-type="string" office:string-value=" 118 337 " calcext:value-type="string">
            <text:p><text:s/>118 3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8</text:p>
          </table:table-cell>
          <table:table-cell/>
          <table:table-cell table:formula="of:=IF([.A309]=&quot;&quot;;&quot;&quot;;CONCATENATE(&quot; &quot;;[.A309];&quot; &quot;;[.B309];&quot; &quot;;))" office:value-type="string" office:string-value=" 118 338 " calcext:value-type="string">
            <text:p><text:s/>118 3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39</text:p>
          </table:table-cell>
          <table:table-cell/>
          <table:table-cell table:formula="of:=IF([.A310]=&quot;&quot;;&quot;&quot;;CONCATENATE(&quot; &quot;;[.A310];&quot; &quot;;[.B310];&quot; &quot;;))" office:value-type="string" office:string-value=" 118 339 " calcext:value-type="string">
            <text:p><text:s/>118 3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0</text:p>
          </table:table-cell>
          <table:table-cell/>
          <table:table-cell table:formula="of:=IF([.A311]=&quot;&quot;;&quot;&quot;;CONCATENATE(&quot; &quot;;[.A311];&quot; &quot;;[.B311];&quot; &quot;;))" office:value-type="string" office:string-value=" 118 340 " calcext:value-type="string">
            <text:p><text:s/>118 3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1</text:p>
          </table:table-cell>
          <table:table-cell/>
          <table:table-cell table:formula="of:=IF([.A312]=&quot;&quot;;&quot;&quot;;CONCATENATE(&quot; &quot;;[.A312];&quot; &quot;;[.B312];&quot; &quot;;))" office:value-type="string" office:string-value=" 118 341 " calcext:value-type="string">
            <text:p><text:s/>118 3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2</text:p>
          </table:table-cell>
          <table:table-cell/>
          <table:table-cell table:formula="of:=IF([.A313]=&quot;&quot;;&quot;&quot;;CONCATENATE(&quot; &quot;;[.A313];&quot; &quot;;[.B313];&quot; &quot;;))" office:value-type="string" office:string-value=" 118 342 " calcext:value-type="string">
            <text:p><text:s/>118 3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3</text:p>
          </table:table-cell>
          <table:table-cell/>
          <table:table-cell table:formula="of:=IF([.A314]=&quot;&quot;;&quot;&quot;;CONCATENATE(&quot; &quot;;[.A314];&quot; &quot;;[.B314];&quot; &quot;;))" office:value-type="string" office:string-value=" 118 343 " calcext:value-type="string">
            <text:p><text:s/>118 3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4</text:p>
          </table:table-cell>
          <table:table-cell/>
          <table:table-cell table:formula="of:=IF([.A315]=&quot;&quot;;&quot;&quot;;CONCATENATE(&quot; &quot;;[.A315];&quot; &quot;;[.B315];&quot; &quot;;))" office:value-type="string" office:string-value=" 118 344 " calcext:value-type="string">
            <text:p><text:s/>118 3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5</text:p>
          </table:table-cell>
          <table:table-cell/>
          <table:table-cell table:formula="of:=IF([.A316]=&quot;&quot;;&quot;&quot;;CONCATENATE(&quot; &quot;;[.A316];&quot; &quot;;[.B316];&quot; &quot;;))" office:value-type="string" office:string-value=" 118 345 " calcext:value-type="string">
            <text:p><text:s/>118 3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6</text:p>
          </table:table-cell>
          <table:table-cell/>
          <table:table-cell table:formula="of:=IF([.A317]=&quot;&quot;;&quot;&quot;;CONCATENATE(&quot; &quot;;[.A317];&quot; &quot;;[.B317];&quot; &quot;;))" office:value-type="string" office:string-value=" 118 346 " calcext:value-type="string">
            <text:p><text:s/>118 3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7</text:p>
          </table:table-cell>
          <table:table-cell/>
          <table:table-cell table:formula="of:=IF([.A318]=&quot;&quot;;&quot;&quot;;CONCATENATE(&quot; &quot;;[.A318];&quot; &quot;;[.B318];&quot; &quot;;))" office:value-type="string" office:string-value=" 118 347 " calcext:value-type="string">
            <text:p><text:s/>118 3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8</text:p>
          </table:table-cell>
          <table:table-cell/>
          <table:table-cell table:formula="of:=IF([.A319]=&quot;&quot;;&quot;&quot;;CONCATENATE(&quot; &quot;;[.A319];&quot; &quot;;[.B319];&quot; &quot;;))" office:value-type="string" office:string-value=" 118 348 " calcext:value-type="string">
            <text:p><text:s/>118 3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49</text:p>
          </table:table-cell>
          <table:table-cell/>
          <table:table-cell table:formula="of:=IF([.A320]=&quot;&quot;;&quot;&quot;;CONCATENATE(&quot; &quot;;[.A320];&quot; &quot;;[.B320];&quot; &quot;;))" office:value-type="string" office:string-value=" 118 349 " calcext:value-type="string">
            <text:p><text:s/>118 3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0</text:p>
          </table:table-cell>
          <table:table-cell/>
          <table:table-cell table:formula="of:=IF([.A321]=&quot;&quot;;&quot;&quot;;CONCATENATE(&quot; &quot;;[.A321];&quot; &quot;;[.B321];&quot; &quot;;))" office:value-type="string" office:string-value=" 118 350 " calcext:value-type="string">
            <text:p><text:s/>118 3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1</text:p>
          </table:table-cell>
          <table:table-cell/>
          <table:table-cell table:formula="of:=IF([.A322]=&quot;&quot;;&quot;&quot;;CONCATENATE(&quot; &quot;;[.A322];&quot; &quot;;[.B322];&quot; &quot;;))" office:value-type="string" office:string-value=" 118 351 " calcext:value-type="string">
            <text:p><text:s/>118 3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2</text:p>
          </table:table-cell>
          <table:table-cell/>
          <table:table-cell table:formula="of:=IF([.A323]=&quot;&quot;;&quot;&quot;;CONCATENATE(&quot; &quot;;[.A323];&quot; &quot;;[.B323];&quot; &quot;;))" office:value-type="string" office:string-value=" 118 352 " calcext:value-type="string">
            <text:p><text:s/>118 3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3</text:p>
          </table:table-cell>
          <table:table-cell/>
          <table:table-cell table:formula="of:=IF([.A324]=&quot;&quot;;&quot;&quot;;CONCATENATE(&quot; &quot;;[.A324];&quot; &quot;;[.B324];&quot; &quot;;))" office:value-type="string" office:string-value=" 118 353 " calcext:value-type="string">
            <text:p><text:s/>118 3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4</text:p>
          </table:table-cell>
          <table:table-cell/>
          <table:table-cell table:formula="of:=IF([.A325]=&quot;&quot;;&quot;&quot;;CONCATENATE(&quot; &quot;;[.A325];&quot; &quot;;[.B325];&quot; &quot;;))" office:value-type="string" office:string-value=" 118 354 " calcext:value-type="string">
            <text:p><text:s/>118 3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5</text:p>
          </table:table-cell>
          <table:table-cell/>
          <table:table-cell table:formula="of:=IF([.A326]=&quot;&quot;;&quot;&quot;;CONCATENATE(&quot; &quot;;[.A326];&quot; &quot;;[.B326];&quot; &quot;;))" office:value-type="string" office:string-value=" 118 355 " calcext:value-type="string">
            <text:p><text:s/>118 3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6</text:p>
          </table:table-cell>
          <table:table-cell/>
          <table:table-cell table:formula="of:=IF([.A327]=&quot;&quot;;&quot;&quot;;CONCATENATE(&quot; &quot;;[.A327];&quot; &quot;;[.B327];&quot; &quot;;))" office:value-type="string" office:string-value=" 118 356 " calcext:value-type="string">
            <text:p><text:s/>118 3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7</text:p>
          </table:table-cell>
          <table:table-cell/>
          <table:table-cell table:formula="of:=IF([.A328]=&quot;&quot;;&quot;&quot;;CONCATENATE(&quot; &quot;;[.A328];&quot; &quot;;[.B328];&quot; &quot;;))" office:value-type="string" office:string-value=" 118 357 " calcext:value-type="string">
            <text:p><text:s/>118 3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8</text:p>
          </table:table-cell>
          <table:table-cell/>
          <table:table-cell table:formula="of:=IF([.A329]=&quot;&quot;;&quot;&quot;;CONCATENATE(&quot; &quot;;[.A329];&quot; &quot;;[.B329];&quot; &quot;;))" office:value-type="string" office:string-value=" 118 358 " calcext:value-type="string">
            <text:p><text:s/>118 3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59</text:p>
          </table:table-cell>
          <table:table-cell/>
          <table:table-cell table:formula="of:=IF([.A330]=&quot;&quot;;&quot;&quot;;CONCATENATE(&quot; &quot;;[.A330];&quot; &quot;;[.B330];&quot; &quot;;))" office:value-type="string" office:string-value=" 118 359 " calcext:value-type="string">
            <text:p><text:s/>118 3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0</text:p>
          </table:table-cell>
          <table:table-cell/>
          <table:table-cell table:formula="of:=IF([.A331]=&quot;&quot;;&quot;&quot;;CONCATENATE(&quot; &quot;;[.A331];&quot; &quot;;[.B331];&quot; &quot;;))" office:value-type="string" office:string-value=" 118 360 " calcext:value-type="string">
            <text:p><text:s/>118 3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1</text:p>
          </table:table-cell>
          <table:table-cell/>
          <table:table-cell table:formula="of:=IF([.A332]=&quot;&quot;;&quot;&quot;;CONCATENATE(&quot; &quot;;[.A332];&quot; &quot;;[.B332];&quot; &quot;;))" office:value-type="string" office:string-value=" 118 361 " calcext:value-type="string">
            <text:p><text:s/>118 3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2</text:p>
          </table:table-cell>
          <table:table-cell/>
          <table:table-cell table:formula="of:=IF([.A333]=&quot;&quot;;&quot;&quot;;CONCATENATE(&quot; &quot;;[.A333];&quot; &quot;;[.B333];&quot; &quot;;))" office:value-type="string" office:string-value=" 118 362 " calcext:value-type="string">
            <text:p><text:s/>118 3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3</text:p>
          </table:table-cell>
          <table:table-cell/>
          <table:table-cell table:formula="of:=IF([.A334]=&quot;&quot;;&quot;&quot;;CONCATENATE(&quot; &quot;;[.A334];&quot; &quot;;[.B334];&quot; &quot;;))" office:value-type="string" office:string-value=" 118 363 " calcext:value-type="string">
            <text:p><text:s/>118 3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4</text:p>
          </table:table-cell>
          <table:table-cell/>
          <table:table-cell table:formula="of:=IF([.A335]=&quot;&quot;;&quot;&quot;;CONCATENATE(&quot; &quot;;[.A335];&quot; &quot;;[.B335];&quot; &quot;;))" office:value-type="string" office:string-value=" 118 364 " calcext:value-type="string">
            <text:p><text:s/>118 3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5</text:p>
          </table:table-cell>
          <table:table-cell/>
          <table:table-cell table:formula="of:=IF([.A336]=&quot;&quot;;&quot;&quot;;CONCATENATE(&quot; &quot;;[.A336];&quot; &quot;;[.B336];&quot; &quot;;))" office:value-type="string" office:string-value=" 118 365 " calcext:value-type="string">
            <text:p><text:s/>118 3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6</text:p>
          </table:table-cell>
          <table:table-cell/>
          <table:table-cell table:formula="of:=IF([.A337]=&quot;&quot;;&quot;&quot;;CONCATENATE(&quot; &quot;;[.A337];&quot; &quot;;[.B337];&quot; &quot;;))" office:value-type="string" office:string-value=" 118 366 " calcext:value-type="string">
            <text:p><text:s/>118 3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7</text:p>
          </table:table-cell>
          <table:table-cell/>
          <table:table-cell table:formula="of:=IF([.A338]=&quot;&quot;;&quot;&quot;;CONCATENATE(&quot; &quot;;[.A338];&quot; &quot;;[.B338];&quot; &quot;;))" office:value-type="string" office:string-value=" 118 367 " calcext:value-type="string">
            <text:p><text:s/>118 3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8</text:p>
          </table:table-cell>
          <table:table-cell/>
          <table:table-cell table:formula="of:=IF([.A339]=&quot;&quot;;&quot;&quot;;CONCATENATE(&quot; &quot;;[.A339];&quot; &quot;;[.B339];&quot; &quot;;))" office:value-type="string" office:string-value=" 118 368 " calcext:value-type="string">
            <text:p><text:s/>118 3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69</text:p>
          </table:table-cell>
          <table:table-cell/>
          <table:table-cell table:formula="of:=IF([.A340]=&quot;&quot;;&quot;&quot;;CONCATENATE(&quot; &quot;;[.A340];&quot; &quot;;[.B340];&quot; &quot;;))" office:value-type="string" office:string-value=" 118 369 " calcext:value-type="string">
            <text:p><text:s/>118 3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0</text:p>
          </table:table-cell>
          <table:table-cell/>
          <table:table-cell table:formula="of:=IF([.A341]=&quot;&quot;;&quot;&quot;;CONCATENATE(&quot; &quot;;[.A341];&quot; &quot;;[.B341];&quot; &quot;;))" office:value-type="string" office:string-value=" 118 370 " calcext:value-type="string">
            <text:p><text:s/>118 3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1</text:p>
          </table:table-cell>
          <table:table-cell/>
          <table:table-cell table:formula="of:=IF([.A342]=&quot;&quot;;&quot;&quot;;CONCATENATE(&quot; &quot;;[.A342];&quot; &quot;;[.B342];&quot; &quot;;))" office:value-type="string" office:string-value=" 118 371 " calcext:value-type="string">
            <text:p><text:s/>118 3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2</text:p>
          </table:table-cell>
          <table:table-cell/>
          <table:table-cell table:formula="of:=IF([.A343]=&quot;&quot;;&quot;&quot;;CONCATENATE(&quot; &quot;;[.A343];&quot; &quot;;[.B343];&quot; &quot;;))" office:value-type="string" office:string-value=" 118 372 " calcext:value-type="string">
            <text:p><text:s/>118 3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3</text:p>
          </table:table-cell>
          <table:table-cell/>
          <table:table-cell table:formula="of:=IF([.A344]=&quot;&quot;;&quot;&quot;;CONCATENATE(&quot; &quot;;[.A344];&quot; &quot;;[.B344];&quot; &quot;;))" office:value-type="string" office:string-value=" 118 373 " calcext:value-type="string">
            <text:p><text:s/>118 3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4</text:p>
          </table:table-cell>
          <table:table-cell/>
          <table:table-cell table:formula="of:=IF([.A345]=&quot;&quot;;&quot;&quot;;CONCATENATE(&quot; &quot;;[.A345];&quot; &quot;;[.B345];&quot; &quot;;))" office:value-type="string" office:string-value=" 118 374 " calcext:value-type="string">
            <text:p><text:s/>118 3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5</text:p>
          </table:table-cell>
          <table:table-cell/>
          <table:table-cell table:formula="of:=IF([.A346]=&quot;&quot;;&quot;&quot;;CONCATENATE(&quot; &quot;;[.A346];&quot; &quot;;[.B346];&quot; &quot;;))" office:value-type="string" office:string-value=" 118 375 " calcext:value-type="string">
            <text:p><text:s/>118 3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6</text:p>
          </table:table-cell>
          <table:table-cell/>
          <table:table-cell table:formula="of:=IF([.A347]=&quot;&quot;;&quot;&quot;;CONCATENATE(&quot; &quot;;[.A347];&quot; &quot;;[.B347];&quot; &quot;;))" office:value-type="string" office:string-value=" 118 376 " calcext:value-type="string">
            <text:p><text:s/>118 3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7</text:p>
          </table:table-cell>
          <table:table-cell/>
          <table:table-cell table:formula="of:=IF([.A348]=&quot;&quot;;&quot;&quot;;CONCATENATE(&quot; &quot;;[.A348];&quot; &quot;;[.B348];&quot; &quot;;))" office:value-type="string" office:string-value=" 118 377 " calcext:value-type="string">
            <text:p><text:s/>118 3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8</text:p>
          </table:table-cell>
          <table:table-cell/>
          <table:table-cell table:formula="of:=IF([.A349]=&quot;&quot;;&quot;&quot;;CONCATENATE(&quot; &quot;;[.A349];&quot; &quot;;[.B349];&quot; &quot;;))" office:value-type="string" office:string-value=" 118 378 " calcext:value-type="string">
            <text:p><text:s/>118 3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79</text:p>
          </table:table-cell>
          <table:table-cell/>
          <table:table-cell table:formula="of:=IF([.A350]=&quot;&quot;;&quot;&quot;;CONCATENATE(&quot; &quot;;[.A350];&quot; &quot;;[.B350];&quot; &quot;;))" office:value-type="string" office:string-value=" 118 379 " calcext:value-type="string">
            <text:p><text:s/>118 3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0</text:p>
          </table:table-cell>
          <table:table-cell/>
          <table:table-cell table:formula="of:=IF([.A351]=&quot;&quot;;&quot;&quot;;CONCATENATE(&quot; &quot;;[.A351];&quot; &quot;;[.B351];&quot; &quot;;))" office:value-type="string" office:string-value=" 118 380 " calcext:value-type="string">
            <text:p><text:s/>118 3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1</text:p>
          </table:table-cell>
          <table:table-cell/>
          <table:table-cell table:formula="of:=IF([.A352]=&quot;&quot;;&quot;&quot;;CONCATENATE(&quot; &quot;;[.A352];&quot; &quot;;[.B352];&quot; &quot;;))" office:value-type="string" office:string-value=" 118 381 " calcext:value-type="string">
            <text:p><text:s/>118 3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2</text:p>
          </table:table-cell>
          <table:table-cell/>
          <table:table-cell table:formula="of:=IF([.A353]=&quot;&quot;;&quot;&quot;;CONCATENATE(&quot; &quot;;[.A353];&quot; &quot;;[.B353];&quot; &quot;;))" office:value-type="string" office:string-value=" 118 382 " calcext:value-type="string">
            <text:p><text:s/>118 3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3</text:p>
          </table:table-cell>
          <table:table-cell/>
          <table:table-cell table:formula="of:=IF([.A354]=&quot;&quot;;&quot;&quot;;CONCATENATE(&quot; &quot;;[.A354];&quot; &quot;;[.B354];&quot; &quot;;))" office:value-type="string" office:string-value=" 118 383 " calcext:value-type="string">
            <text:p><text:s/>118 3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4</text:p>
          </table:table-cell>
          <table:table-cell/>
          <table:table-cell table:formula="of:=IF([.A355]=&quot;&quot;;&quot;&quot;;CONCATENATE(&quot; &quot;;[.A355];&quot; &quot;;[.B355];&quot; &quot;;))" office:value-type="string" office:string-value=" 118 384 " calcext:value-type="string">
            <text:p><text:s/>118 3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5</text:p>
          </table:table-cell>
          <table:table-cell/>
          <table:table-cell table:formula="of:=IF([.A356]=&quot;&quot;;&quot;&quot;;CONCATENATE(&quot; &quot;;[.A356];&quot; &quot;;[.B356];&quot; &quot;;))" office:value-type="string" office:string-value=" 118 385 " calcext:value-type="string">
            <text:p><text:s/>118 3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6</text:p>
          </table:table-cell>
          <table:table-cell/>
          <table:table-cell table:formula="of:=IF([.A357]=&quot;&quot;;&quot;&quot;;CONCATENATE(&quot; &quot;;[.A357];&quot; &quot;;[.B357];&quot; &quot;;))" office:value-type="string" office:string-value=" 118 386 " calcext:value-type="string">
            <text:p><text:s/>118 3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7</text:p>
          </table:table-cell>
          <table:table-cell/>
          <table:table-cell table:formula="of:=IF([.A358]=&quot;&quot;;&quot;&quot;;CONCATENATE(&quot; &quot;;[.A358];&quot; &quot;;[.B358];&quot; &quot;;))" office:value-type="string" office:string-value=" 118 387 " calcext:value-type="string">
            <text:p><text:s/>118 3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8</text:p>
          </table:table-cell>
          <table:table-cell/>
          <table:table-cell table:formula="of:=IF([.A359]=&quot;&quot;;&quot;&quot;;CONCATENATE(&quot; &quot;;[.A359];&quot; &quot;;[.B359];&quot; &quot;;))" office:value-type="string" office:string-value=" 118 388 " calcext:value-type="string">
            <text:p><text:s/>118 3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89</text:p>
          </table:table-cell>
          <table:table-cell/>
          <table:table-cell table:formula="of:=IF([.A360]=&quot;&quot;;&quot;&quot;;CONCATENATE(&quot; &quot;;[.A360];&quot; &quot;;[.B360];&quot; &quot;;))" office:value-type="string" office:string-value=" 118 389 " calcext:value-type="string">
            <text:p><text:s/>118 3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0</text:p>
          </table:table-cell>
          <table:table-cell/>
          <table:table-cell table:formula="of:=IF([.A361]=&quot;&quot;;&quot;&quot;;CONCATENATE(&quot; &quot;;[.A361];&quot; &quot;;[.B361];&quot; &quot;;))" office:value-type="string" office:string-value=" 118 390 " calcext:value-type="string">
            <text:p><text:s/>118 3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1</text:p>
          </table:table-cell>
          <table:table-cell/>
          <table:table-cell table:formula="of:=IF([.A362]=&quot;&quot;;&quot;&quot;;CONCATENATE(&quot; &quot;;[.A362];&quot; &quot;;[.B362];&quot; &quot;;))" office:value-type="string" office:string-value=" 118 391 " calcext:value-type="string">
            <text:p><text:s/>118 3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2</text:p>
          </table:table-cell>
          <table:table-cell/>
          <table:table-cell table:formula="of:=IF([.A363]=&quot;&quot;;&quot;&quot;;CONCATENATE(&quot; &quot;;[.A363];&quot; &quot;;[.B363];&quot; &quot;;))" office:value-type="string" office:string-value=" 118 392 " calcext:value-type="string">
            <text:p><text:s/>118 3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3</text:p>
          </table:table-cell>
          <table:table-cell/>
          <table:table-cell table:formula="of:=IF([.A364]=&quot;&quot;;&quot;&quot;;CONCATENATE(&quot; &quot;;[.A364];&quot; &quot;;[.B364];&quot; &quot;;))" office:value-type="string" office:string-value=" 118 393 " calcext:value-type="string">
            <text:p><text:s/>118 3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4</text:p>
          </table:table-cell>
          <table:table-cell/>
          <table:table-cell table:formula="of:=IF([.A365]=&quot;&quot;;&quot;&quot;;CONCATENATE(&quot; &quot;;[.A365];&quot; &quot;;[.B365];&quot; &quot;;))" office:value-type="string" office:string-value=" 118 394 " calcext:value-type="string">
            <text:p><text:s/>118 3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5</text:p>
          </table:table-cell>
          <table:table-cell/>
          <table:table-cell table:formula="of:=IF([.A366]=&quot;&quot;;&quot;&quot;;CONCATENATE(&quot; &quot;;[.A366];&quot; &quot;;[.B366];&quot; &quot;;))" office:value-type="string" office:string-value=" 118 395 " calcext:value-type="string">
            <text:p><text:s/>118 3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6</text:p>
          </table:table-cell>
          <table:table-cell/>
          <table:table-cell table:formula="of:=IF([.A367]=&quot;&quot;;&quot;&quot;;CONCATENATE(&quot; &quot;;[.A367];&quot; &quot;;[.B367];&quot; &quot;;))" office:value-type="string" office:string-value=" 118 396 " calcext:value-type="string">
            <text:p><text:s/>118 3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7</text:p>
          </table:table-cell>
          <table:table-cell/>
          <table:table-cell table:formula="of:=IF([.A368]=&quot;&quot;;&quot;&quot;;CONCATENATE(&quot; &quot;;[.A368];&quot; &quot;;[.B368];&quot; &quot;;))" office:value-type="string" office:string-value=" 118 397 " calcext:value-type="string">
            <text:p><text:s/>118 3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8</text:p>
          </table:table-cell>
          <table:table-cell/>
          <table:table-cell table:formula="of:=IF([.A369]=&quot;&quot;;&quot;&quot;;CONCATENATE(&quot; &quot;;[.A369];&quot; &quot;;[.B369];&quot; &quot;;))" office:value-type="string" office:string-value=" 118 398 " calcext:value-type="string">
            <text:p><text:s/>118 3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399</text:p>
          </table:table-cell>
          <table:table-cell/>
          <table:table-cell table:formula="of:=IF([.A370]=&quot;&quot;;&quot;&quot;;CONCATENATE(&quot; &quot;;[.A370];&quot; &quot;;[.B370];&quot; &quot;;))" office:value-type="string" office:string-value=" 118 399 " calcext:value-type="string">
            <text:p><text:s/>118 3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0</text:p>
          </table:table-cell>
          <table:table-cell/>
          <table:table-cell table:formula="of:=IF([.A371]=&quot;&quot;;&quot;&quot;;CONCATENATE(&quot; &quot;;[.A371];&quot; &quot;;[.B371];&quot; &quot;;))" office:value-type="string" office:string-value=" 118 400 " calcext:value-type="string">
            <text:p><text:s/>118 4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1</text:p>
          </table:table-cell>
          <table:table-cell/>
          <table:table-cell table:formula="of:=IF([.A372]=&quot;&quot;;&quot;&quot;;CONCATENATE(&quot; &quot;;[.A372];&quot; &quot;;[.B372];&quot; &quot;;))" office:value-type="string" office:string-value=" 118 401 " calcext:value-type="string">
            <text:p><text:s/>118 4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2</text:p>
          </table:table-cell>
          <table:table-cell/>
          <table:table-cell table:formula="of:=IF([.A373]=&quot;&quot;;&quot;&quot;;CONCATENATE(&quot; &quot;;[.A373];&quot; &quot;;[.B373];&quot; &quot;;))" office:value-type="string" office:string-value=" 118 402 " calcext:value-type="string">
            <text:p><text:s/>118 4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3</text:p>
          </table:table-cell>
          <table:table-cell/>
          <table:table-cell table:formula="of:=IF([.A374]=&quot;&quot;;&quot;&quot;;CONCATENATE(&quot; &quot;;[.A374];&quot; &quot;;[.B374];&quot; &quot;;))" office:value-type="string" office:string-value=" 118 403 " calcext:value-type="string">
            <text:p><text:s/>118 4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4</text:p>
          </table:table-cell>
          <table:table-cell/>
          <table:table-cell table:formula="of:=IF([.A375]=&quot;&quot;;&quot;&quot;;CONCATENATE(&quot; &quot;;[.A375];&quot; &quot;;[.B375];&quot; &quot;;))" office:value-type="string" office:string-value=" 118 404 " calcext:value-type="string">
            <text:p><text:s/>118 4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5</text:p>
          </table:table-cell>
          <table:table-cell/>
          <table:table-cell table:formula="of:=IF([.A376]=&quot;&quot;;&quot;&quot;;CONCATENATE(&quot; &quot;;[.A376];&quot; &quot;;[.B376];&quot; &quot;;))" office:value-type="string" office:string-value=" 118 405 " calcext:value-type="string">
            <text:p><text:s/>118 4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406</text:p>
          </table:table-cell>
          <table:table-cell/>
          <table:table-cell table:formula="of:=IF([.A377]=&quot;&quot;;&quot;&quot;;CONCATENATE(&quot; &quot;;[.A377];&quot; &quot;;[.B377];&quot; &quot;;))" office:value-type="string" office:string-value=" 118 406 " calcext:value-type="string">
            <text:p><text:s/>118 406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378]=&quot;&quot;;&quot;&quot;;CONCATENATE(&quot; &quot;;[.A378];&quot; &quot;;[.B378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3</text:p>
          </table:table-cell>
          <table:table-cell/>
          <table:table-cell table:formula="of:=IF([.A379]=&quot;&quot;;&quot;&quot;;CONCATENATE(&quot; &quot;;[.A379];&quot; &quot;;[.B379];&quot; &quot;;))" office:value-type="string" office:string-value=" 118 503 " calcext:value-type="string">
            <text:p><text:s/>118 5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4</text:p>
          </table:table-cell>
          <table:table-cell/>
          <table:table-cell table:formula="of:=IF([.A380]=&quot;&quot;;&quot;&quot;;CONCATENATE(&quot; &quot;;[.A380];&quot; &quot;;[.B380];&quot; &quot;;))" office:value-type="string" office:string-value=" 118 504 " calcext:value-type="string">
            <text:p><text:s/>118 5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5</text:p>
          </table:table-cell>
          <table:table-cell/>
          <table:table-cell table:formula="of:=IF([.A381]=&quot;&quot;;&quot;&quot;;CONCATENATE(&quot; &quot;;[.A381];&quot; &quot;;[.B381];&quot; &quot;;))" office:value-type="string" office:string-value=" 118 505 " calcext:value-type="string">
            <text:p><text:s/>118 5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6</text:p>
          </table:table-cell>
          <table:table-cell/>
          <table:table-cell table:formula="of:=IF([.A382]=&quot;&quot;;&quot;&quot;;CONCATENATE(&quot; &quot;;[.A382];&quot; &quot;;[.B382];&quot; &quot;;))" office:value-type="string" office:string-value=" 118 506 " calcext:value-type="string">
            <text:p><text:s/>118 5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7</text:p>
          </table:table-cell>
          <table:table-cell/>
          <table:table-cell table:formula="of:=IF([.A383]=&quot;&quot;;&quot;&quot;;CONCATENATE(&quot; &quot;;[.A383];&quot; &quot;;[.B383];&quot; &quot;;))" office:value-type="string" office:string-value=" 118 507 " calcext:value-type="string">
            <text:p><text:s/>118 5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8</text:p>
          </table:table-cell>
          <table:table-cell/>
          <table:table-cell table:formula="of:=IF([.A384]=&quot;&quot;;&quot;&quot;;CONCATENATE(&quot; &quot;;[.A384];&quot; &quot;;[.B384];&quot; &quot;;))" office:value-type="string" office:string-value=" 118 508 " calcext:value-type="string">
            <text:p><text:s/>118 5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09</text:p>
          </table:table-cell>
          <table:table-cell/>
          <table:table-cell table:formula="of:=IF([.A385]=&quot;&quot;;&quot;&quot;;CONCATENATE(&quot; &quot;;[.A385];&quot; &quot;;[.B385];&quot; &quot;;))" office:value-type="string" office:string-value=" 118 509 " calcext:value-type="string">
            <text:p><text:s/>118 5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0</text:p>
          </table:table-cell>
          <table:table-cell/>
          <table:table-cell table:formula="of:=IF([.A386]=&quot;&quot;;&quot;&quot;;CONCATENATE(&quot; &quot;;[.A386];&quot; &quot;;[.B386];&quot; &quot;;))" office:value-type="string" office:string-value=" 118 510 " calcext:value-type="string">
            <text:p><text:s/>118 5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1</text:p>
          </table:table-cell>
          <table:table-cell/>
          <table:table-cell table:formula="of:=IF([.A387]=&quot;&quot;;&quot;&quot;;CONCATENATE(&quot; &quot;;[.A387];&quot; &quot;;[.B387];&quot; &quot;;))" office:value-type="string" office:string-value=" 118 511 " calcext:value-type="string">
            <text:p><text:s/>118 5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2</text:p>
          </table:table-cell>
          <table:table-cell/>
          <table:table-cell table:formula="of:=IF([.A388]=&quot;&quot;;&quot;&quot;;CONCATENATE(&quot; &quot;;[.A388];&quot; &quot;;[.B388];&quot; &quot;;))" office:value-type="string" office:string-value=" 118 512 " calcext:value-type="string">
            <text:p><text:s/>118 5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3</text:p>
          </table:table-cell>
          <table:table-cell/>
          <table:table-cell table:formula="of:=IF([.A389]=&quot;&quot;;&quot;&quot;;CONCATENATE(&quot; &quot;;[.A389];&quot; &quot;;[.B389];&quot; &quot;;))" office:value-type="string" office:string-value=" 118 513 " calcext:value-type="string">
            <text:p><text:s/>118 5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4</text:p>
          </table:table-cell>
          <table:table-cell/>
          <table:table-cell table:formula="of:=IF([.A390]=&quot;&quot;;&quot;&quot;;CONCATENATE(&quot; &quot;;[.A390];&quot; &quot;;[.B390];&quot; &quot;;))" office:value-type="string" office:string-value=" 118 514 " calcext:value-type="string">
            <text:p><text:s/>118 5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5</text:p>
          </table:table-cell>
          <table:table-cell/>
          <table:table-cell table:formula="of:=IF([.A391]=&quot;&quot;;&quot;&quot;;CONCATENATE(&quot; &quot;;[.A391];&quot; &quot;;[.B391];&quot; &quot;;))" office:value-type="string" office:string-value=" 118 515 " calcext:value-type="string">
            <text:p><text:s/>118 5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6</text:p>
          </table:table-cell>
          <table:table-cell/>
          <table:table-cell table:formula="of:=IF([.A392]=&quot;&quot;;&quot;&quot;;CONCATENATE(&quot; &quot;;[.A392];&quot; &quot;;[.B392];&quot; &quot;;))" office:value-type="string" office:string-value=" 118 516 " calcext:value-type="string">
            <text:p><text:s/>118 5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7</text:p>
          </table:table-cell>
          <table:table-cell/>
          <table:table-cell table:formula="of:=IF([.A393]=&quot;&quot;;&quot;&quot;;CONCATENATE(&quot; &quot;;[.A393];&quot; &quot;;[.B393];&quot; &quot;;))" office:value-type="string" office:string-value=" 118 517 " calcext:value-type="string">
            <text:p><text:s/>118 5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8</text:p>
          </table:table-cell>
          <table:table-cell/>
          <table:table-cell table:formula="of:=IF([.A394]=&quot;&quot;;&quot;&quot;;CONCATENATE(&quot; &quot;;[.A394];&quot; &quot;;[.B394];&quot; &quot;;))" office:value-type="string" office:string-value=" 118 518 " calcext:value-type="string">
            <text:p><text:s/>118 5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19</text:p>
          </table:table-cell>
          <table:table-cell/>
          <table:table-cell table:formula="of:=IF([.A395]=&quot;&quot;;&quot;&quot;;CONCATENATE(&quot; &quot;;[.A395];&quot; &quot;;[.B395];&quot; &quot;;))" office:value-type="string" office:string-value=" 118 519 " calcext:value-type="string">
            <text:p><text:s/>118 5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0</text:p>
          </table:table-cell>
          <table:table-cell/>
          <table:table-cell table:formula="of:=IF([.A396]=&quot;&quot;;&quot;&quot;;CONCATENATE(&quot; &quot;;[.A396];&quot; &quot;;[.B396];&quot; &quot;;))" office:value-type="string" office:string-value=" 118 520 " calcext:value-type="string">
            <text:p><text:s/>118 5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1</text:p>
          </table:table-cell>
          <table:table-cell/>
          <table:table-cell table:formula="of:=IF([.A397]=&quot;&quot;;&quot;&quot;;CONCATENATE(&quot; &quot;;[.A397];&quot; &quot;;[.B397];&quot; &quot;;))" office:value-type="string" office:string-value=" 118 521 " calcext:value-type="string">
            <text:p><text:s/>118 5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2</text:p>
          </table:table-cell>
          <table:table-cell/>
          <table:table-cell table:formula="of:=IF([.A398]=&quot;&quot;;&quot;&quot;;CONCATENATE(&quot; &quot;;[.A398];&quot; &quot;;[.B398];&quot; &quot;;))" office:value-type="string" office:string-value=" 118 522 " calcext:value-type="string">
            <text:p><text:s/>118 5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3</text:p>
          </table:table-cell>
          <table:table-cell/>
          <table:table-cell table:formula="of:=IF([.A399]=&quot;&quot;;&quot;&quot;;CONCATENATE(&quot; &quot;;[.A399];&quot; &quot;;[.B399];&quot; &quot;;))" office:value-type="string" office:string-value=" 118 523 " calcext:value-type="string">
            <text:p><text:s/>118 5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4</text:p>
          </table:table-cell>
          <table:table-cell/>
          <table:table-cell table:formula="of:=IF([.A400]=&quot;&quot;;&quot;&quot;;CONCATENATE(&quot; &quot;;[.A400];&quot; &quot;;[.B400];&quot; &quot;;))" office:value-type="string" office:string-value=" 118 524 " calcext:value-type="string">
            <text:p><text:s/>118 5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5</text:p>
          </table:table-cell>
          <table:table-cell/>
          <table:table-cell table:formula="of:=IF([.A401]=&quot;&quot;;&quot;&quot;;CONCATENATE(&quot; &quot;;[.A401];&quot; &quot;;[.B401];&quot; &quot;;))" office:value-type="string" office:string-value=" 118 525 " calcext:value-type="string">
            <text:p><text:s/>118 5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6</text:p>
          </table:table-cell>
          <table:table-cell/>
          <table:table-cell table:formula="of:=IF([.A402]=&quot;&quot;;&quot;&quot;;CONCATENATE(&quot; &quot;;[.A402];&quot; &quot;;[.B402];&quot; &quot;;))" office:value-type="string" office:string-value=" 118 526 " calcext:value-type="string">
            <text:p><text:s/>118 5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7</text:p>
          </table:table-cell>
          <table:table-cell/>
          <table:table-cell table:formula="of:=IF([.A403]=&quot;&quot;;&quot;&quot;;CONCATENATE(&quot; &quot;;[.A403];&quot; &quot;;[.B403];&quot; &quot;;))" office:value-type="string" office:string-value=" 118 527 " calcext:value-type="string">
            <text:p><text:s/>118 5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8</text:p>
          </table:table-cell>
          <table:table-cell/>
          <table:table-cell table:formula="of:=IF([.A404]=&quot;&quot;;&quot;&quot;;CONCATENATE(&quot; &quot;;[.A404];&quot; &quot;;[.B404];&quot; &quot;;))" office:value-type="string" office:string-value=" 118 528 " calcext:value-type="string">
            <text:p><text:s/>118 5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29</text:p>
          </table:table-cell>
          <table:table-cell/>
          <table:table-cell table:formula="of:=IF([.A405]=&quot;&quot;;&quot;&quot;;CONCATENATE(&quot; &quot;;[.A405];&quot; &quot;;[.B405];&quot; &quot;;))" office:value-type="string" office:string-value=" 118 529 " calcext:value-type="string">
            <text:p><text:s/>118 5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0</text:p>
          </table:table-cell>
          <table:table-cell/>
          <table:table-cell table:formula="of:=IF([.A406]=&quot;&quot;;&quot;&quot;;CONCATENATE(&quot; &quot;;[.A406];&quot; &quot;;[.B406];&quot; &quot;;))" office:value-type="string" office:string-value=" 118 530 " calcext:value-type="string">
            <text:p><text:s/>118 5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1</text:p>
          </table:table-cell>
          <table:table-cell/>
          <table:table-cell table:formula="of:=IF([.A407]=&quot;&quot;;&quot;&quot;;CONCATENATE(&quot; &quot;;[.A407];&quot; &quot;;[.B407];&quot; &quot;;))" office:value-type="string" office:string-value=" 118 531 " calcext:value-type="string">
            <text:p><text:s/>118 5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2</text:p>
          </table:table-cell>
          <table:table-cell/>
          <table:table-cell table:formula="of:=IF([.A408]=&quot;&quot;;&quot;&quot;;CONCATENATE(&quot; &quot;;[.A408];&quot; &quot;;[.B408];&quot; &quot;;))" office:value-type="string" office:string-value=" 118 532 " calcext:value-type="string">
            <text:p><text:s/>118 5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3</text:p>
          </table:table-cell>
          <table:table-cell/>
          <table:table-cell table:formula="of:=IF([.A409]=&quot;&quot;;&quot;&quot;;CONCATENATE(&quot; &quot;;[.A409];&quot; &quot;;[.B409];&quot; &quot;;))" office:value-type="string" office:string-value=" 118 533 " calcext:value-type="string">
            <text:p><text:s/>118 5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4</text:p>
          </table:table-cell>
          <table:table-cell/>
          <table:table-cell table:formula="of:=IF([.A410]=&quot;&quot;;&quot;&quot;;CONCATENATE(&quot; &quot;;[.A410];&quot; &quot;;[.B410];&quot; &quot;;))" office:value-type="string" office:string-value=" 118 534 " calcext:value-type="string">
            <text:p><text:s/>118 5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5</text:p>
          </table:table-cell>
          <table:table-cell/>
          <table:table-cell table:formula="of:=IF([.A411]=&quot;&quot;;&quot;&quot;;CONCATENATE(&quot; &quot;;[.A411];&quot; &quot;;[.B411];&quot; &quot;;))" office:value-type="string" office:string-value=" 118 535 " calcext:value-type="string">
            <text:p><text:s/>118 5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6</text:p>
          </table:table-cell>
          <table:table-cell/>
          <table:table-cell table:formula="of:=IF([.A412]=&quot;&quot;;&quot;&quot;;CONCATENATE(&quot; &quot;;[.A412];&quot; &quot;;[.B412];&quot; &quot;;))" office:value-type="string" office:string-value=" 118 536 " calcext:value-type="string">
            <text:p><text:s/>118 5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7</text:p>
          </table:table-cell>
          <table:table-cell/>
          <table:table-cell table:formula="of:=IF([.A413]=&quot;&quot;;&quot;&quot;;CONCATENATE(&quot; &quot;;[.A413];&quot; &quot;;[.B413];&quot; &quot;;))" office:value-type="string" office:string-value=" 118 537 " calcext:value-type="string">
            <text:p><text:s/>118 5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8</text:p>
          </table:table-cell>
          <table:table-cell/>
          <table:table-cell table:formula="of:=IF([.A414]=&quot;&quot;;&quot;&quot;;CONCATENATE(&quot; &quot;;[.A414];&quot; &quot;;[.B414];&quot; &quot;;))" office:value-type="string" office:string-value=" 118 538 " calcext:value-type="string">
            <text:p><text:s/>118 5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39</text:p>
          </table:table-cell>
          <table:table-cell/>
          <table:table-cell table:formula="of:=IF([.A415]=&quot;&quot;;&quot;&quot;;CONCATENATE(&quot; &quot;;[.A415];&quot; &quot;;[.B415];&quot; &quot;;))" office:value-type="string" office:string-value=" 118 539 " calcext:value-type="string">
            <text:p><text:s/>118 5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0</text:p>
          </table:table-cell>
          <table:table-cell/>
          <table:table-cell table:formula="of:=IF([.A416]=&quot;&quot;;&quot;&quot;;CONCATENATE(&quot; &quot;;[.A416];&quot; &quot;;[.B416];&quot; &quot;;))" office:value-type="string" office:string-value=" 118 540 " calcext:value-type="string">
            <text:p><text:s/>118 5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1</text:p>
          </table:table-cell>
          <table:table-cell/>
          <table:table-cell table:formula="of:=IF([.A417]=&quot;&quot;;&quot;&quot;;CONCATENATE(&quot; &quot;;[.A417];&quot; &quot;;[.B417];&quot; &quot;;))" office:value-type="string" office:string-value=" 118 541 " calcext:value-type="string">
            <text:p><text:s/>118 5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2</text:p>
          </table:table-cell>
          <table:table-cell/>
          <table:table-cell table:formula="of:=IF([.A418]=&quot;&quot;;&quot;&quot;;CONCATENATE(&quot; &quot;;[.A418];&quot; &quot;;[.B418];&quot; &quot;;))" office:value-type="string" office:string-value=" 118 542 " calcext:value-type="string">
            <text:p><text:s/>118 5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3</text:p>
          </table:table-cell>
          <table:table-cell/>
          <table:table-cell table:formula="of:=IF([.A419]=&quot;&quot;;&quot;&quot;;CONCATENATE(&quot; &quot;;[.A419];&quot; &quot;;[.B419];&quot; &quot;;))" office:value-type="string" office:string-value=" 118 543 " calcext:value-type="string">
            <text:p><text:s/>118 5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4</text:p>
          </table:table-cell>
          <table:table-cell/>
          <table:table-cell table:formula="of:=IF([.A420]=&quot;&quot;;&quot;&quot;;CONCATENATE(&quot; &quot;;[.A420];&quot; &quot;;[.B420];&quot; &quot;;))" office:value-type="string" office:string-value=" 118 544 " calcext:value-type="string">
            <text:p><text:s/>118 5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5</text:p>
          </table:table-cell>
          <table:table-cell/>
          <table:table-cell table:formula="of:=IF([.A421]=&quot;&quot;;&quot;&quot;;CONCATENATE(&quot; &quot;;[.A421];&quot; &quot;;[.B421];&quot; &quot;;))" office:value-type="string" office:string-value=" 118 545 " calcext:value-type="string">
            <text:p><text:s/>118 5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6</text:p>
          </table:table-cell>
          <table:table-cell/>
          <table:table-cell table:formula="of:=IF([.A422]=&quot;&quot;;&quot;&quot;;CONCATENATE(&quot; &quot;;[.A422];&quot; &quot;;[.B422];&quot; &quot;;))" office:value-type="string" office:string-value=" 118 546 " calcext:value-type="string">
            <text:p><text:s/>118 5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7</text:p>
          </table:table-cell>
          <table:table-cell/>
          <table:table-cell table:formula="of:=IF([.A423]=&quot;&quot;;&quot;&quot;;CONCATENATE(&quot; &quot;;[.A423];&quot; &quot;;[.B423];&quot; &quot;;))" office:value-type="string" office:string-value=" 118 547 " calcext:value-type="string">
            <text:p><text:s/>118 5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8</text:p>
          </table:table-cell>
          <table:table-cell/>
          <table:table-cell table:formula="of:=IF([.A424]=&quot;&quot;;&quot;&quot;;CONCATENATE(&quot; &quot;;[.A424];&quot; &quot;;[.B424];&quot; &quot;;))" office:value-type="string" office:string-value=" 118 548 " calcext:value-type="string">
            <text:p><text:s/>118 5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49</text:p>
          </table:table-cell>
          <table:table-cell/>
          <table:table-cell table:formula="of:=IF([.A425]=&quot;&quot;;&quot;&quot;;CONCATENATE(&quot; &quot;;[.A425];&quot; &quot;;[.B425];&quot; &quot;;))" office:value-type="string" office:string-value=" 118 549 " calcext:value-type="string">
            <text:p><text:s/>118 5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0</text:p>
          </table:table-cell>
          <table:table-cell/>
          <table:table-cell table:formula="of:=IF([.A426]=&quot;&quot;;&quot;&quot;;CONCATENATE(&quot; &quot;;[.A426];&quot; &quot;;[.B426];&quot; &quot;;))" office:value-type="string" office:string-value=" 118 550 " calcext:value-type="string">
            <text:p><text:s/>118 5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1</text:p>
          </table:table-cell>
          <table:table-cell/>
          <table:table-cell table:formula="of:=IF([.A427]=&quot;&quot;;&quot;&quot;;CONCATENATE(&quot; &quot;;[.A427];&quot; &quot;;[.B427];&quot; &quot;;))" office:value-type="string" office:string-value=" 118 551 " calcext:value-type="string">
            <text:p><text:s/>118 5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2</text:p>
          </table:table-cell>
          <table:table-cell/>
          <table:table-cell table:formula="of:=IF([.A428]=&quot;&quot;;&quot;&quot;;CONCATENATE(&quot; &quot;;[.A428];&quot; &quot;;[.B428];&quot; &quot;;))" office:value-type="string" office:string-value=" 118 552 " calcext:value-type="string">
            <text:p><text:s/>118 5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3</text:p>
          </table:table-cell>
          <table:table-cell/>
          <table:table-cell table:formula="of:=IF([.A429]=&quot;&quot;;&quot;&quot;;CONCATENATE(&quot; &quot;;[.A429];&quot; &quot;;[.B429];&quot; &quot;;))" office:value-type="string" office:string-value=" 118 553 " calcext:value-type="string">
            <text:p><text:s/>118 5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4</text:p>
          </table:table-cell>
          <table:table-cell/>
          <table:table-cell table:formula="of:=IF([.A430]=&quot;&quot;;&quot;&quot;;CONCATENATE(&quot; &quot;;[.A430];&quot; &quot;;[.B430];&quot; &quot;;))" office:value-type="string" office:string-value=" 118 554 " calcext:value-type="string">
            <text:p><text:s/>118 5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5</text:p>
          </table:table-cell>
          <table:table-cell/>
          <table:table-cell table:formula="of:=IF([.A431]=&quot;&quot;;&quot;&quot;;CONCATENATE(&quot; &quot;;[.A431];&quot; &quot;;[.B431];&quot; &quot;;))" office:value-type="string" office:string-value=" 118 555 " calcext:value-type="string">
            <text:p><text:s/>118 5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6</text:p>
          </table:table-cell>
          <table:table-cell/>
          <table:table-cell table:formula="of:=IF([.A432]=&quot;&quot;;&quot;&quot;;CONCATENATE(&quot; &quot;;[.A432];&quot; &quot;;[.B432];&quot; &quot;;))" office:value-type="string" office:string-value=" 118 556 " calcext:value-type="string">
            <text:p><text:s/>118 5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7</text:p>
          </table:table-cell>
          <table:table-cell/>
          <table:table-cell table:formula="of:=IF([.A433]=&quot;&quot;;&quot;&quot;;CONCATENATE(&quot; &quot;;[.A433];&quot; &quot;;[.B433];&quot; &quot;;))" office:value-type="string" office:string-value=" 118 557 " calcext:value-type="string">
            <text:p><text:s/>118 5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8</text:p>
          </table:table-cell>
          <table:table-cell/>
          <table:table-cell table:formula="of:=IF([.A434]=&quot;&quot;;&quot;&quot;;CONCATENATE(&quot; &quot;;[.A434];&quot; &quot;;[.B434];&quot; &quot;;))" office:value-type="string" office:string-value=" 118 558 " calcext:value-type="string">
            <text:p><text:s/>118 5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59</text:p>
          </table:table-cell>
          <table:table-cell/>
          <table:table-cell table:formula="of:=IF([.A435]=&quot;&quot;;&quot;&quot;;CONCATENATE(&quot; &quot;;[.A435];&quot; &quot;;[.B435];&quot; &quot;;))" office:value-type="string" office:string-value=" 118 559 " calcext:value-type="string">
            <text:p><text:s/>118 5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0</text:p>
          </table:table-cell>
          <table:table-cell/>
          <table:table-cell table:formula="of:=IF([.A436]=&quot;&quot;;&quot;&quot;;CONCATENATE(&quot; &quot;;[.A436];&quot; &quot;;[.B436];&quot; &quot;;))" office:value-type="string" office:string-value=" 118 560 " calcext:value-type="string">
            <text:p><text:s/>118 5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1</text:p>
          </table:table-cell>
          <table:table-cell/>
          <table:table-cell table:formula="of:=IF([.A437]=&quot;&quot;;&quot;&quot;;CONCATENATE(&quot; &quot;;[.A437];&quot; &quot;;[.B437];&quot; &quot;;))" office:value-type="string" office:string-value=" 118 561 " calcext:value-type="string">
            <text:p><text:s/>118 5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2</text:p>
          </table:table-cell>
          <table:table-cell/>
          <table:table-cell table:formula="of:=IF([.A438]=&quot;&quot;;&quot;&quot;;CONCATENATE(&quot; &quot;;[.A438];&quot; &quot;;[.B438];&quot; &quot;;))" office:value-type="string" office:string-value=" 118 562 " calcext:value-type="string">
            <text:p><text:s/>118 5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3</text:p>
          </table:table-cell>
          <table:table-cell/>
          <table:table-cell table:formula="of:=IF([.A439]=&quot;&quot;;&quot;&quot;;CONCATENATE(&quot; &quot;;[.A439];&quot; &quot;;[.B439];&quot; &quot;;))" office:value-type="string" office:string-value=" 118 563 " calcext:value-type="string">
            <text:p><text:s/>118 5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4</text:p>
          </table:table-cell>
          <table:table-cell/>
          <table:table-cell table:formula="of:=IF([.A440]=&quot;&quot;;&quot;&quot;;CONCATENATE(&quot; &quot;;[.A440];&quot; &quot;;[.B440];&quot; &quot;;))" office:value-type="string" office:string-value=" 118 564 " calcext:value-type="string">
            <text:p><text:s/>118 5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5</text:p>
          </table:table-cell>
          <table:table-cell/>
          <table:table-cell table:formula="of:=IF([.A441]=&quot;&quot;;&quot;&quot;;CONCATENATE(&quot; &quot;;[.A441];&quot; &quot;;[.B441];&quot; &quot;;))" office:value-type="string" office:string-value=" 118 565 " calcext:value-type="string">
            <text:p><text:s/>118 5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6</text:p>
          </table:table-cell>
          <table:table-cell/>
          <table:table-cell table:formula="of:=IF([.A442]=&quot;&quot;;&quot;&quot;;CONCATENATE(&quot; &quot;;[.A442];&quot; &quot;;[.B442];&quot; &quot;;))" office:value-type="string" office:string-value=" 118 566 " calcext:value-type="string">
            <text:p><text:s/>118 5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7</text:p>
          </table:table-cell>
          <table:table-cell/>
          <table:table-cell table:formula="of:=IF([.A443]=&quot;&quot;;&quot;&quot;;CONCATENATE(&quot; &quot;;[.A443];&quot; &quot;;[.B443];&quot; &quot;;))" office:value-type="string" office:string-value=" 118 567 " calcext:value-type="string">
            <text:p><text:s/>118 5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8</text:p>
          </table:table-cell>
          <table:table-cell/>
          <table:table-cell table:formula="of:=IF([.A444]=&quot;&quot;;&quot;&quot;;CONCATENATE(&quot; &quot;;[.A444];&quot; &quot;;[.B444];&quot; &quot;;))" office:value-type="string" office:string-value=" 118 568 " calcext:value-type="string">
            <text:p><text:s/>118 5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69</text:p>
          </table:table-cell>
          <table:table-cell/>
          <table:table-cell table:formula="of:=IF([.A445]=&quot;&quot;;&quot;&quot;;CONCATENATE(&quot; &quot;;[.A445];&quot; &quot;;[.B445];&quot; &quot;;))" office:value-type="string" office:string-value=" 118 569 " calcext:value-type="string">
            <text:p><text:s/>118 5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0</text:p>
          </table:table-cell>
          <table:table-cell/>
          <table:table-cell table:formula="of:=IF([.A446]=&quot;&quot;;&quot;&quot;;CONCATENATE(&quot; &quot;;[.A446];&quot; &quot;;[.B446];&quot; &quot;;))" office:value-type="string" office:string-value=" 118 570 " calcext:value-type="string">
            <text:p><text:s/>118 5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1</text:p>
          </table:table-cell>
          <table:table-cell/>
          <table:table-cell table:formula="of:=IF([.A447]=&quot;&quot;;&quot;&quot;;CONCATENATE(&quot; &quot;;[.A447];&quot; &quot;;[.B447];&quot; &quot;;))" office:value-type="string" office:string-value=" 118 571 " calcext:value-type="string">
            <text:p><text:s/>118 5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2</text:p>
          </table:table-cell>
          <table:table-cell/>
          <table:table-cell table:formula="of:=IF([.A448]=&quot;&quot;;&quot;&quot;;CONCATENATE(&quot; &quot;;[.A448];&quot; &quot;;[.B448];&quot; &quot;;))" office:value-type="string" office:string-value=" 118 572 " calcext:value-type="string">
            <text:p><text:s/>118 5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3</text:p>
          </table:table-cell>
          <table:table-cell/>
          <table:table-cell table:formula="of:=IF([.A449]=&quot;&quot;;&quot;&quot;;CONCATENATE(&quot; &quot;;[.A449];&quot; &quot;;[.B449];&quot; &quot;;))" office:value-type="string" office:string-value=" 118 573 " calcext:value-type="string">
            <text:p><text:s/>118 5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4</text:p>
          </table:table-cell>
          <table:table-cell/>
          <table:table-cell table:formula="of:=IF([.A450]=&quot;&quot;;&quot;&quot;;CONCATENATE(&quot; &quot;;[.A450];&quot; &quot;;[.B450];&quot; &quot;;))" office:value-type="string" office:string-value=" 118 574 " calcext:value-type="string">
            <text:p><text:s/>118 5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5</text:p>
          </table:table-cell>
          <table:table-cell/>
          <table:table-cell table:formula="of:=IF([.A451]=&quot;&quot;;&quot;&quot;;CONCATENATE(&quot; &quot;;[.A451];&quot; &quot;;[.B451];&quot; &quot;;))" office:value-type="string" office:string-value=" 118 575 " calcext:value-type="string">
            <text:p><text:s/>118 5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6</text:p>
          </table:table-cell>
          <table:table-cell/>
          <table:table-cell table:formula="of:=IF([.A452]=&quot;&quot;;&quot;&quot;;CONCATENATE(&quot; &quot;;[.A452];&quot; &quot;;[.B452];&quot; &quot;;))" office:value-type="string" office:string-value=" 118 576 " calcext:value-type="string">
            <text:p><text:s/>118 5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7</text:p>
          </table:table-cell>
          <table:table-cell/>
          <table:table-cell table:formula="of:=IF([.A453]=&quot;&quot;;&quot;&quot;;CONCATENATE(&quot; &quot;;[.A453];&quot; &quot;;[.B453];&quot; &quot;;))" office:value-type="string" office:string-value=" 118 577 " calcext:value-type="string">
            <text:p><text:s/>118 5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8</text:p>
          </table:table-cell>
          <table:table-cell/>
          <table:table-cell table:formula="of:=IF([.A454]=&quot;&quot;;&quot;&quot;;CONCATENATE(&quot; &quot;;[.A454];&quot; &quot;;[.B454];&quot; &quot;;))" office:value-type="string" office:string-value=" 118 578 " calcext:value-type="string">
            <text:p><text:s/>118 5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79</text:p>
          </table:table-cell>
          <table:table-cell/>
          <table:table-cell table:formula="of:=IF([.A455]=&quot;&quot;;&quot;&quot;;CONCATENATE(&quot; &quot;;[.A455];&quot; &quot;;[.B455];&quot; &quot;;))" office:value-type="string" office:string-value=" 118 579 " calcext:value-type="string">
            <text:p><text:s/>118 5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0</text:p>
          </table:table-cell>
          <table:table-cell/>
          <table:table-cell table:formula="of:=IF([.A456]=&quot;&quot;;&quot;&quot;;CONCATENATE(&quot; &quot;;[.A456];&quot; &quot;;[.B456];&quot; &quot;;))" office:value-type="string" office:string-value=" 118 580 " calcext:value-type="string">
            <text:p><text:s/>118 5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1</text:p>
          </table:table-cell>
          <table:table-cell/>
          <table:table-cell table:formula="of:=IF([.A457]=&quot;&quot;;&quot;&quot;;CONCATENATE(&quot; &quot;;[.A457];&quot; &quot;;[.B457];&quot; &quot;;))" office:value-type="string" office:string-value=" 118 581 " calcext:value-type="string">
            <text:p><text:s/>118 5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2</text:p>
          </table:table-cell>
          <table:table-cell/>
          <table:table-cell table:formula="of:=IF([.A458]=&quot;&quot;;&quot;&quot;;CONCATENATE(&quot; &quot;;[.A458];&quot; &quot;;[.B458];&quot; &quot;;))" office:value-type="string" office:string-value=" 118 582 " calcext:value-type="string">
            <text:p><text:s/>118 5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3</text:p>
          </table:table-cell>
          <table:table-cell/>
          <table:table-cell table:formula="of:=IF([.A459]=&quot;&quot;;&quot;&quot;;CONCATENATE(&quot; &quot;;[.A459];&quot; &quot;;[.B459];&quot; &quot;;))" office:value-type="string" office:string-value=" 118 583 " calcext:value-type="string">
            <text:p><text:s/>118 5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4</text:p>
          </table:table-cell>
          <table:table-cell/>
          <table:table-cell table:formula="of:=IF([.A460]=&quot;&quot;;&quot;&quot;;CONCATENATE(&quot; &quot;;[.A460];&quot; &quot;;[.B460];&quot; &quot;;))" office:value-type="string" office:string-value=" 118 584 " calcext:value-type="string">
            <text:p><text:s/>118 5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5</text:p>
          </table:table-cell>
          <table:table-cell/>
          <table:table-cell table:formula="of:=IF([.A461]=&quot;&quot;;&quot;&quot;;CONCATENATE(&quot; &quot;;[.A461];&quot; &quot;;[.B461];&quot; &quot;;))" office:value-type="string" office:string-value=" 118 585 " calcext:value-type="string">
            <text:p><text:s/>118 5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6</text:p>
          </table:table-cell>
          <table:table-cell/>
          <table:table-cell table:formula="of:=IF([.A462]=&quot;&quot;;&quot;&quot;;CONCATENATE(&quot; &quot;;[.A462];&quot; &quot;;[.B462];&quot; &quot;;))" office:value-type="string" office:string-value=" 118 586 " calcext:value-type="string">
            <text:p><text:s/>118 5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587</text:p>
          </table:table-cell>
          <table:table-cell/>
          <table:table-cell table:formula="of:=IF([.A463]=&quot;&quot;;&quot;&quot;;CONCATENATE(&quot; &quot;;[.A463];&quot; &quot;;[.B463];&quot; &quot;;))" office:value-type="string" office:string-value=" 118 587 " calcext:value-type="string">
            <text:p><text:s/>118 587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464]=&quot;&quot;;&quot;&quot;;CONCATENATE(&quot; &quot;;[.A464];&quot; &quot;;[.B464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1</text:p>
          </table:table-cell>
          <table:table-cell/>
          <table:table-cell table:formula="of:=IF([.A465]=&quot;&quot;;&quot;&quot;;CONCATENATE(&quot; &quot;;[.A465];&quot; &quot;;[.B465];&quot; &quot;;))" office:value-type="string" office:string-value=" 118 601 " calcext:value-type="string">
            <text:p><text:s/>118 6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2</text:p>
          </table:table-cell>
          <table:table-cell/>
          <table:table-cell table:formula="of:=IF([.A466]=&quot;&quot;;&quot;&quot;;CONCATENATE(&quot; &quot;;[.A466];&quot; &quot;;[.B466];&quot; &quot;;))" office:value-type="string" office:string-value=" 118 602 " calcext:value-type="string">
            <text:p><text:s/>118 6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3</text:p>
          </table:table-cell>
          <table:table-cell/>
          <table:table-cell table:formula="of:=IF([.A467]=&quot;&quot;;&quot;&quot;;CONCATENATE(&quot; &quot;;[.A467];&quot; &quot;;[.B467];&quot; &quot;;))" office:value-type="string" office:string-value=" 118 603 " calcext:value-type="string">
            <text:p><text:s/>118 6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4</text:p>
          </table:table-cell>
          <table:table-cell/>
          <table:table-cell table:formula="of:=IF([.A468]=&quot;&quot;;&quot;&quot;;CONCATENATE(&quot; &quot;;[.A468];&quot; &quot;;[.B468];&quot; &quot;;))" office:value-type="string" office:string-value=" 118 604 " calcext:value-type="string">
            <text:p><text:s/>118 6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5</text:p>
          </table:table-cell>
          <table:table-cell/>
          <table:table-cell table:formula="of:=IF([.A469]=&quot;&quot;;&quot;&quot;;CONCATENATE(&quot; &quot;;[.A469];&quot; &quot;;[.B469];&quot; &quot;;))" office:value-type="string" office:string-value=" 118 605 " calcext:value-type="string">
            <text:p><text:s/>118 6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6</text:p>
          </table:table-cell>
          <table:table-cell/>
          <table:table-cell table:formula="of:=IF([.A470]=&quot;&quot;;&quot;&quot;;CONCATENATE(&quot; &quot;;[.A470];&quot; &quot;;[.B470];&quot; &quot;;))" office:value-type="string" office:string-value=" 118 606 " calcext:value-type="string">
            <text:p><text:s/>118 6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7</text:p>
          </table:table-cell>
          <table:table-cell/>
          <table:table-cell table:formula="of:=IF([.A471]=&quot;&quot;;&quot;&quot;;CONCATENATE(&quot; &quot;;[.A471];&quot; &quot;;[.B471];&quot; &quot;;))" office:value-type="string" office:string-value=" 118 607 " calcext:value-type="string">
            <text:p><text:s/>118 6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8</text:p>
          </table:table-cell>
          <table:table-cell/>
          <table:table-cell table:formula="of:=IF([.A472]=&quot;&quot;;&quot;&quot;;CONCATENATE(&quot; &quot;;[.A472];&quot; &quot;;[.B472];&quot; &quot;;))" office:value-type="string" office:string-value=" 118 608 " calcext:value-type="string">
            <text:p><text:s/>118 6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09</text:p>
          </table:table-cell>
          <table:table-cell/>
          <table:table-cell table:formula="of:=IF([.A473]=&quot;&quot;;&quot;&quot;;CONCATENATE(&quot; &quot;;[.A473];&quot; &quot;;[.B473];&quot; &quot;;))" office:value-type="string" office:string-value=" 118 609 " calcext:value-type="string">
            <text:p><text:s/>118 6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0</text:p>
          </table:table-cell>
          <table:table-cell/>
          <table:table-cell table:formula="of:=IF([.A474]=&quot;&quot;;&quot;&quot;;CONCATENATE(&quot; &quot;;[.A474];&quot; &quot;;[.B474];&quot; &quot;;))" office:value-type="string" office:string-value=" 118 610 " calcext:value-type="string">
            <text:p><text:s/>118 6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1</text:p>
          </table:table-cell>
          <table:table-cell/>
          <table:table-cell table:formula="of:=IF([.A475]=&quot;&quot;;&quot;&quot;;CONCATENATE(&quot; &quot;;[.A475];&quot; &quot;;[.B475];&quot; &quot;;))" office:value-type="string" office:string-value=" 118 611 " calcext:value-type="string">
            <text:p><text:s/>118 6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2</text:p>
          </table:table-cell>
          <table:table-cell/>
          <table:table-cell table:formula="of:=IF([.A476]=&quot;&quot;;&quot;&quot;;CONCATENATE(&quot; &quot;;[.A476];&quot; &quot;;[.B476];&quot; &quot;;))" office:value-type="string" office:string-value=" 118 612 " calcext:value-type="string">
            <text:p><text:s/>118 6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3</text:p>
          </table:table-cell>
          <table:table-cell/>
          <table:table-cell table:formula="of:=IF([.A477]=&quot;&quot;;&quot;&quot;;CONCATENATE(&quot; &quot;;[.A477];&quot; &quot;;[.B477];&quot; &quot;;))" office:value-type="string" office:string-value=" 118 613 " calcext:value-type="string">
            <text:p><text:s/>118 6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4</text:p>
          </table:table-cell>
          <table:table-cell/>
          <table:table-cell table:formula="of:=IF([.A478]=&quot;&quot;;&quot;&quot;;CONCATENATE(&quot; &quot;;[.A478];&quot; &quot;;[.B478];&quot; &quot;;))" office:value-type="string" office:string-value=" 118 614 " calcext:value-type="string">
            <text:p><text:s/>118 6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5</text:p>
          </table:table-cell>
          <table:table-cell/>
          <table:table-cell table:formula="of:=IF([.A479]=&quot;&quot;;&quot;&quot;;CONCATENATE(&quot; &quot;;[.A479];&quot; &quot;;[.B479];&quot; &quot;;))" office:value-type="string" office:string-value=" 118 615 " calcext:value-type="string">
            <text:p><text:s/>118 6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6</text:p>
          </table:table-cell>
          <table:table-cell/>
          <table:table-cell table:formula="of:=IF([.A480]=&quot;&quot;;&quot;&quot;;CONCATENATE(&quot; &quot;;[.A480];&quot; &quot;;[.B480];&quot; &quot;;))" office:value-type="string" office:string-value=" 118 616 " calcext:value-type="string">
            <text:p><text:s/>118 6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7</text:p>
          </table:table-cell>
          <table:table-cell/>
          <table:table-cell table:formula="of:=IF([.A481]=&quot;&quot;;&quot;&quot;;CONCATENATE(&quot; &quot;;[.A481];&quot; &quot;;[.B481];&quot; &quot;;))" office:value-type="string" office:string-value=" 118 617 " calcext:value-type="string">
            <text:p><text:s/>118 6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8</text:p>
          </table:table-cell>
          <table:table-cell/>
          <table:table-cell table:formula="of:=IF([.A482]=&quot;&quot;;&quot;&quot;;CONCATENATE(&quot; &quot;;[.A482];&quot; &quot;;[.B482];&quot; &quot;;))" office:value-type="string" office:string-value=" 118 618 " calcext:value-type="string">
            <text:p><text:s/>118 6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19</text:p>
          </table:table-cell>
          <table:table-cell/>
          <table:table-cell table:formula="of:=IF([.A483]=&quot;&quot;;&quot;&quot;;CONCATENATE(&quot; &quot;;[.A483];&quot; &quot;;[.B483];&quot; &quot;;))" office:value-type="string" office:string-value=" 118 619 " calcext:value-type="string">
            <text:p><text:s/>118 6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0</text:p>
          </table:table-cell>
          <table:table-cell/>
          <table:table-cell table:formula="of:=IF([.A484]=&quot;&quot;;&quot;&quot;;CONCATENATE(&quot; &quot;;[.A484];&quot; &quot;;[.B484];&quot; &quot;;))" office:value-type="string" office:string-value=" 118 620 " calcext:value-type="string">
            <text:p><text:s/>118 6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1</text:p>
          </table:table-cell>
          <table:table-cell/>
          <table:table-cell table:formula="of:=IF([.A485]=&quot;&quot;;&quot;&quot;;CONCATENATE(&quot; &quot;;[.A485];&quot; &quot;;[.B485];&quot; &quot;;))" office:value-type="string" office:string-value=" 118 621 " calcext:value-type="string">
            <text:p><text:s/>118 6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2</text:p>
          </table:table-cell>
          <table:table-cell/>
          <table:table-cell table:formula="of:=IF([.A486]=&quot;&quot;;&quot;&quot;;CONCATENATE(&quot; &quot;;[.A486];&quot; &quot;;[.B486];&quot; &quot;;))" office:value-type="string" office:string-value=" 118 622 " calcext:value-type="string">
            <text:p><text:s/>118 6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3</text:p>
          </table:table-cell>
          <table:table-cell/>
          <table:table-cell table:formula="of:=IF([.A487]=&quot;&quot;;&quot;&quot;;CONCATENATE(&quot; &quot;;[.A487];&quot; &quot;;[.B487];&quot; &quot;;))" office:value-type="string" office:string-value=" 118 623 " calcext:value-type="string">
            <text:p><text:s/>118 6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4</text:p>
          </table:table-cell>
          <table:table-cell/>
          <table:table-cell table:formula="of:=IF([.A488]=&quot;&quot;;&quot;&quot;;CONCATENATE(&quot; &quot;;[.A488];&quot; &quot;;[.B488];&quot; &quot;;))" office:value-type="string" office:string-value=" 118 624 " calcext:value-type="string">
            <text:p><text:s/>118 6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5</text:p>
          </table:table-cell>
          <table:table-cell/>
          <table:table-cell table:formula="of:=IF([.A489]=&quot;&quot;;&quot;&quot;;CONCATENATE(&quot; &quot;;[.A489];&quot; &quot;;[.B489];&quot; &quot;;))" office:value-type="string" office:string-value=" 118 625 " calcext:value-type="string">
            <text:p><text:s/>118 6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6</text:p>
          </table:table-cell>
          <table:table-cell/>
          <table:table-cell table:formula="of:=IF([.A490]=&quot;&quot;;&quot;&quot;;CONCATENATE(&quot; &quot;;[.A490];&quot; &quot;;[.B490];&quot; &quot;;))" office:value-type="string" office:string-value=" 118 626 " calcext:value-type="string">
            <text:p><text:s/>118 6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7</text:p>
          </table:table-cell>
          <table:table-cell/>
          <table:table-cell table:formula="of:=IF([.A491]=&quot;&quot;;&quot;&quot;;CONCATENATE(&quot; &quot;;[.A491];&quot; &quot;;[.B491];&quot; &quot;;))" office:value-type="string" office:string-value=" 118 627 " calcext:value-type="string">
            <text:p><text:s/>118 6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8</text:p>
          </table:table-cell>
          <table:table-cell/>
          <table:table-cell table:formula="of:=IF([.A492]=&quot;&quot;;&quot;&quot;;CONCATENATE(&quot; &quot;;[.A492];&quot; &quot;;[.B492];&quot; &quot;;))" office:value-type="string" office:string-value=" 118 628 " calcext:value-type="string">
            <text:p><text:s/>118 6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29</text:p>
          </table:table-cell>
          <table:table-cell/>
          <table:table-cell table:formula="of:=IF([.A493]=&quot;&quot;;&quot;&quot;;CONCATENATE(&quot; &quot;;[.A493];&quot; &quot;;[.B493];&quot; &quot;;))" office:value-type="string" office:string-value=" 118 629 " calcext:value-type="string">
            <text:p><text:s/>118 6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0</text:p>
          </table:table-cell>
          <table:table-cell/>
          <table:table-cell table:formula="of:=IF([.A494]=&quot;&quot;;&quot;&quot;;CONCATENATE(&quot; &quot;;[.A494];&quot; &quot;;[.B494];&quot; &quot;;))" office:value-type="string" office:string-value=" 118 630 " calcext:value-type="string">
            <text:p><text:s/>118 6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1</text:p>
          </table:table-cell>
          <table:table-cell/>
          <table:table-cell table:formula="of:=IF([.A495]=&quot;&quot;;&quot;&quot;;CONCATENATE(&quot; &quot;;[.A495];&quot; &quot;;[.B495];&quot; &quot;;))" office:value-type="string" office:string-value=" 118 631 " calcext:value-type="string">
            <text:p><text:s/>118 6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2</text:p>
          </table:table-cell>
          <table:table-cell/>
          <table:table-cell table:formula="of:=IF([.A496]=&quot;&quot;;&quot;&quot;;CONCATENATE(&quot; &quot;;[.A496];&quot; &quot;;[.B496];&quot; &quot;;))" office:value-type="string" office:string-value=" 118 632 " calcext:value-type="string">
            <text:p><text:s/>118 6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3</text:p>
          </table:table-cell>
          <table:table-cell/>
          <table:table-cell table:formula="of:=IF([.A497]=&quot;&quot;;&quot;&quot;;CONCATENATE(&quot; &quot;;[.A497];&quot; &quot;;[.B497];&quot; &quot;;))" office:value-type="string" office:string-value=" 118 633 " calcext:value-type="string">
            <text:p><text:s/>118 6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4</text:p>
          </table:table-cell>
          <table:table-cell/>
          <table:table-cell table:formula="of:=IF([.A498]=&quot;&quot;;&quot;&quot;;CONCATENATE(&quot; &quot;;[.A498];&quot; &quot;;[.B498];&quot; &quot;;))" office:value-type="string" office:string-value=" 118 634 " calcext:value-type="string">
            <text:p><text:s/>118 6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5</text:p>
          </table:table-cell>
          <table:table-cell/>
          <table:table-cell table:formula="of:=IF([.A499]=&quot;&quot;;&quot;&quot;;CONCATENATE(&quot; &quot;;[.A499];&quot; &quot;;[.B499];&quot; &quot;;))" office:value-type="string" office:string-value=" 118 635 " calcext:value-type="string">
            <text:p><text:s/>118 6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6</text:p>
          </table:table-cell>
          <table:table-cell/>
          <table:table-cell table:formula="of:=IF([.A500]=&quot;&quot;;&quot;&quot;;CONCATENATE(&quot; &quot;;[.A500];&quot; &quot;;[.B500];&quot; &quot;;))" office:value-type="string" office:string-value=" 118 636 " calcext:value-type="string">
            <text:p><text:s/>118 6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7</text:p>
          </table:table-cell>
          <table:table-cell/>
          <table:table-cell table:formula="of:=IF([.A501]=&quot;&quot;;&quot;&quot;;CONCATENATE(&quot; &quot;;[.A501];&quot; &quot;;[.B501];&quot; &quot;;))" office:value-type="string" office:string-value=" 118 637 " calcext:value-type="string">
            <text:p><text:s/>118 6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8</text:p>
          </table:table-cell>
          <table:table-cell/>
          <table:table-cell table:formula="of:=IF([.A502]=&quot;&quot;;&quot;&quot;;CONCATENATE(&quot; &quot;;[.A502];&quot; &quot;;[.B502];&quot; &quot;;))" office:value-type="string" office:string-value=" 118 638 " calcext:value-type="string">
            <text:p><text:s/>118 6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39</text:p>
          </table:table-cell>
          <table:table-cell/>
          <table:table-cell table:formula="of:=IF([.A503]=&quot;&quot;;&quot;&quot;;CONCATENATE(&quot; &quot;;[.A503];&quot; &quot;;[.B503];&quot; &quot;;))" office:value-type="string" office:string-value=" 118 639 " calcext:value-type="string">
            <text:p><text:s/>118 6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0</text:p>
          </table:table-cell>
          <table:table-cell/>
          <table:table-cell table:formula="of:=IF([.A504]=&quot;&quot;;&quot;&quot;;CONCATENATE(&quot; &quot;;[.A504];&quot; &quot;;[.B504];&quot; &quot;;))" office:value-type="string" office:string-value=" 118 640 " calcext:value-type="string">
            <text:p><text:s/>118 6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1</text:p>
          </table:table-cell>
          <table:table-cell/>
          <table:table-cell table:formula="of:=IF([.A505]=&quot;&quot;;&quot;&quot;;CONCATENATE(&quot; &quot;;[.A505];&quot; &quot;;[.B505];&quot; &quot;;))" office:value-type="string" office:string-value=" 118 641 " calcext:value-type="string">
            <text:p><text:s/>118 6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2</text:p>
          </table:table-cell>
          <table:table-cell/>
          <table:table-cell table:formula="of:=IF([.A506]=&quot;&quot;;&quot;&quot;;CONCATENATE(&quot; &quot;;[.A506];&quot; &quot;;[.B506];&quot; &quot;;))" office:value-type="string" office:string-value=" 118 642 " calcext:value-type="string">
            <text:p><text:s/>118 6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3</text:p>
          </table:table-cell>
          <table:table-cell/>
          <table:table-cell table:formula="of:=IF([.A507]=&quot;&quot;;&quot;&quot;;CONCATENATE(&quot; &quot;;[.A507];&quot; &quot;;[.B507];&quot; &quot;;))" office:value-type="string" office:string-value=" 118 643 " calcext:value-type="string">
            <text:p><text:s/>118 6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4</text:p>
          </table:table-cell>
          <table:table-cell/>
          <table:table-cell table:formula="of:=IF([.A508]=&quot;&quot;;&quot;&quot;;CONCATENATE(&quot; &quot;;[.A508];&quot; &quot;;[.B508];&quot; &quot;;))" office:value-type="string" office:string-value=" 118 644 " calcext:value-type="string">
            <text:p><text:s/>118 6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5</text:p>
          </table:table-cell>
          <table:table-cell/>
          <table:table-cell table:formula="of:=IF([.A509]=&quot;&quot;;&quot;&quot;;CONCATENATE(&quot; &quot;;[.A509];&quot; &quot;;[.B509];&quot; &quot;;))" office:value-type="string" office:string-value=" 118 645 " calcext:value-type="string">
            <text:p><text:s/>118 6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6</text:p>
          </table:table-cell>
          <table:table-cell/>
          <table:table-cell table:formula="of:=IF([.A510]=&quot;&quot;;&quot;&quot;;CONCATENATE(&quot; &quot;;[.A510];&quot; &quot;;[.B510];&quot; &quot;;))" office:value-type="string" office:string-value=" 118 646 " calcext:value-type="string">
            <text:p><text:s/>118 6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7</text:p>
          </table:table-cell>
          <table:table-cell/>
          <table:table-cell table:formula="of:=IF([.A511]=&quot;&quot;;&quot;&quot;;CONCATENATE(&quot; &quot;;[.A511];&quot; &quot;;[.B511];&quot; &quot;;))" office:value-type="string" office:string-value=" 118 647 " calcext:value-type="string">
            <text:p><text:s/>118 6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8</text:p>
          </table:table-cell>
          <table:table-cell/>
          <table:table-cell table:formula="of:=IF([.A512]=&quot;&quot;;&quot;&quot;;CONCATENATE(&quot; &quot;;[.A512];&quot; &quot;;[.B512];&quot; &quot;;))" office:value-type="string" office:string-value=" 118 648 " calcext:value-type="string">
            <text:p><text:s/>118 6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49</text:p>
          </table:table-cell>
          <table:table-cell/>
          <table:table-cell table:formula="of:=IF([.A513]=&quot;&quot;;&quot;&quot;;CONCATENATE(&quot; &quot;;[.A513];&quot; &quot;;[.B513];&quot; &quot;;))" office:value-type="string" office:string-value=" 118 649 " calcext:value-type="string">
            <text:p><text:s/>118 6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0</text:p>
          </table:table-cell>
          <table:table-cell/>
          <table:table-cell table:formula="of:=IF([.A514]=&quot;&quot;;&quot;&quot;;CONCATENATE(&quot; &quot;;[.A514];&quot; &quot;;[.B514];&quot; &quot;;))" office:value-type="string" office:string-value=" 118 650 " calcext:value-type="string">
            <text:p><text:s/>118 6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1</text:p>
          </table:table-cell>
          <table:table-cell/>
          <table:table-cell table:formula="of:=IF([.A515]=&quot;&quot;;&quot;&quot;;CONCATENATE(&quot; &quot;;[.A515];&quot; &quot;;[.B515];&quot; &quot;;))" office:value-type="string" office:string-value=" 118 651 " calcext:value-type="string">
            <text:p><text:s/>118 6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2</text:p>
          </table:table-cell>
          <table:table-cell/>
          <table:table-cell table:formula="of:=IF([.A516]=&quot;&quot;;&quot;&quot;;CONCATENATE(&quot; &quot;;[.A516];&quot; &quot;;[.B516];&quot; &quot;;))" office:value-type="string" office:string-value=" 118 652 " calcext:value-type="string">
            <text:p><text:s/>118 6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3</text:p>
          </table:table-cell>
          <table:table-cell/>
          <table:table-cell table:formula="of:=IF([.A517]=&quot;&quot;;&quot;&quot;;CONCATENATE(&quot; &quot;;[.A517];&quot; &quot;;[.B517];&quot; &quot;;))" office:value-type="string" office:string-value=" 118 653 " calcext:value-type="string">
            <text:p><text:s/>118 6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4</text:p>
          </table:table-cell>
          <table:table-cell/>
          <table:table-cell table:formula="of:=IF([.A518]=&quot;&quot;;&quot;&quot;;CONCATENATE(&quot; &quot;;[.A518];&quot; &quot;;[.B518];&quot; &quot;;))" office:value-type="string" office:string-value=" 118 654 " calcext:value-type="string">
            <text:p><text:s/>118 6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5</text:p>
          </table:table-cell>
          <table:table-cell/>
          <table:table-cell table:formula="of:=IF([.A519]=&quot;&quot;;&quot;&quot;;CONCATENATE(&quot; &quot;;[.A519];&quot; &quot;;[.B519];&quot; &quot;;))" office:value-type="string" office:string-value=" 118 655 " calcext:value-type="string">
            <text:p><text:s/>118 6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6</text:p>
          </table:table-cell>
          <table:table-cell/>
          <table:table-cell table:formula="of:=IF([.A520]=&quot;&quot;;&quot;&quot;;CONCATENATE(&quot; &quot;;[.A520];&quot; &quot;;[.B520];&quot; &quot;;))" office:value-type="string" office:string-value=" 118 656 " calcext:value-type="string">
            <text:p><text:s/>118 6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7</text:p>
          </table:table-cell>
          <table:table-cell/>
          <table:table-cell table:formula="of:=IF([.A521]=&quot;&quot;;&quot;&quot;;CONCATENATE(&quot; &quot;;[.A521];&quot; &quot;;[.B521];&quot; &quot;;))" office:value-type="string" office:string-value=" 118 657 " calcext:value-type="string">
            <text:p><text:s/>118 6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8</text:p>
          </table:table-cell>
          <table:table-cell/>
          <table:table-cell table:formula="of:=IF([.A522]=&quot;&quot;;&quot;&quot;;CONCATENATE(&quot; &quot;;[.A522];&quot; &quot;;[.B522];&quot; &quot;;))" office:value-type="string" office:string-value=" 118 658 " calcext:value-type="string">
            <text:p><text:s/>118 6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59</text:p>
          </table:table-cell>
          <table:table-cell/>
          <table:table-cell table:formula="of:=IF([.A523]=&quot;&quot;;&quot;&quot;;CONCATENATE(&quot; &quot;;[.A523];&quot; &quot;;[.B523];&quot; &quot;;))" office:value-type="string" office:string-value=" 118 659 " calcext:value-type="string">
            <text:p><text:s/>118 6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0</text:p>
          </table:table-cell>
          <table:table-cell/>
          <table:table-cell table:formula="of:=IF([.A524]=&quot;&quot;;&quot;&quot;;CONCATENATE(&quot; &quot;;[.A524];&quot; &quot;;[.B524];&quot; &quot;;))" office:value-type="string" office:string-value=" 118 660 " calcext:value-type="string">
            <text:p><text:s/>118 6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1</text:p>
          </table:table-cell>
          <table:table-cell/>
          <table:table-cell table:formula="of:=IF([.A525]=&quot;&quot;;&quot;&quot;;CONCATENATE(&quot; &quot;;[.A525];&quot; &quot;;[.B525];&quot; &quot;;))" office:value-type="string" office:string-value=" 118 661 " calcext:value-type="string">
            <text:p><text:s/>118 6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2</text:p>
          </table:table-cell>
          <table:table-cell/>
          <table:table-cell table:formula="of:=IF([.A526]=&quot;&quot;;&quot;&quot;;CONCATENATE(&quot; &quot;;[.A526];&quot; &quot;;[.B526];&quot; &quot;;))" office:value-type="string" office:string-value=" 118 662 " calcext:value-type="string">
            <text:p><text:s/>118 6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3</text:p>
          </table:table-cell>
          <table:table-cell/>
          <table:table-cell table:formula="of:=IF([.A527]=&quot;&quot;;&quot;&quot;;CONCATENATE(&quot; &quot;;[.A527];&quot; &quot;;[.B527];&quot; &quot;;))" office:value-type="string" office:string-value=" 118 663 " calcext:value-type="string">
            <text:p><text:s/>118 6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4</text:p>
          </table:table-cell>
          <table:table-cell/>
          <table:table-cell table:formula="of:=IF([.A528]=&quot;&quot;;&quot;&quot;;CONCATENATE(&quot; &quot;;[.A528];&quot; &quot;;[.B528];&quot; &quot;;))" office:value-type="string" office:string-value=" 118 664 " calcext:value-type="string">
            <text:p><text:s/>118 6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5</text:p>
          </table:table-cell>
          <table:table-cell/>
          <table:table-cell table:formula="of:=IF([.A529]=&quot;&quot;;&quot;&quot;;CONCATENATE(&quot; &quot;;[.A529];&quot; &quot;;[.B529];&quot; &quot;;))" office:value-type="string" office:string-value=" 118 665 " calcext:value-type="string">
            <text:p><text:s/>118 6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6</text:p>
          </table:table-cell>
          <table:table-cell/>
          <table:table-cell table:formula="of:=IF([.A530]=&quot;&quot;;&quot;&quot;;CONCATENATE(&quot; &quot;;[.A530];&quot; &quot;;[.B530];&quot; &quot;;))" office:value-type="string" office:string-value=" 118 666 " calcext:value-type="string">
            <text:p><text:s/>118 6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7</text:p>
          </table:table-cell>
          <table:table-cell/>
          <table:table-cell table:formula="of:=IF([.A531]=&quot;&quot;;&quot;&quot;;CONCATENATE(&quot; &quot;;[.A531];&quot; &quot;;[.B531];&quot; &quot;;))" office:value-type="string" office:string-value=" 118 667 " calcext:value-type="string">
            <text:p><text:s/>118 6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8</text:p>
          </table:table-cell>
          <table:table-cell/>
          <table:table-cell table:formula="of:=IF([.A532]=&quot;&quot;;&quot;&quot;;CONCATENATE(&quot; &quot;;[.A532];&quot; &quot;;[.B532];&quot; &quot;;))" office:value-type="string" office:string-value=" 118 668 " calcext:value-type="string">
            <text:p><text:s/>118 6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69</text:p>
          </table:table-cell>
          <table:table-cell/>
          <table:table-cell table:formula="of:=IF([.A533]=&quot;&quot;;&quot;&quot;;CONCATENATE(&quot; &quot;;[.A533];&quot; &quot;;[.B533];&quot; &quot;;))" office:value-type="string" office:string-value=" 118 669 " calcext:value-type="string">
            <text:p><text:s/>118 6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0</text:p>
          </table:table-cell>
          <table:table-cell/>
          <table:table-cell table:formula="of:=IF([.A534]=&quot;&quot;;&quot;&quot;;CONCATENATE(&quot; &quot;;[.A534];&quot; &quot;;[.B534];&quot; &quot;;))" office:value-type="string" office:string-value=" 118 670 " calcext:value-type="string">
            <text:p><text:s/>118 6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1</text:p>
          </table:table-cell>
          <table:table-cell/>
          <table:table-cell table:formula="of:=IF([.A535]=&quot;&quot;;&quot;&quot;;CONCATENATE(&quot; &quot;;[.A535];&quot; &quot;;[.B535];&quot; &quot;;))" office:value-type="string" office:string-value=" 118 671 " calcext:value-type="string">
            <text:p><text:s/>118 6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2</text:p>
          </table:table-cell>
          <table:table-cell/>
          <table:table-cell table:formula="of:=IF([.A536]=&quot;&quot;;&quot;&quot;;CONCATENATE(&quot; &quot;;[.A536];&quot; &quot;;[.B536];&quot; &quot;;))" office:value-type="string" office:string-value=" 118 672 " calcext:value-type="string">
            <text:p><text:s/>118 6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3</text:p>
          </table:table-cell>
          <table:table-cell/>
          <table:table-cell table:formula="of:=IF([.A537]=&quot;&quot;;&quot;&quot;;CONCATENATE(&quot; &quot;;[.A537];&quot; &quot;;[.B537];&quot; &quot;;))" office:value-type="string" office:string-value=" 118 673 " calcext:value-type="string">
            <text:p><text:s/>118 6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4</text:p>
          </table:table-cell>
          <table:table-cell/>
          <table:table-cell table:formula="of:=IF([.A538]=&quot;&quot;;&quot;&quot;;CONCATENATE(&quot; &quot;;[.A538];&quot; &quot;;[.B538];&quot; &quot;;))" office:value-type="string" office:string-value=" 118 674 " calcext:value-type="string">
            <text:p><text:s/>118 6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5</text:p>
          </table:table-cell>
          <table:table-cell/>
          <table:table-cell table:formula="of:=IF([.A539]=&quot;&quot;;&quot;&quot;;CONCATENATE(&quot; &quot;;[.A539];&quot; &quot;;[.B539];&quot; &quot;;))" office:value-type="string" office:string-value=" 118 675 " calcext:value-type="string">
            <text:p><text:s/>118 6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6</text:p>
          </table:table-cell>
          <table:table-cell/>
          <table:table-cell table:formula="of:=IF([.A540]=&quot;&quot;;&quot;&quot;;CONCATENATE(&quot; &quot;;[.A540];&quot; &quot;;[.B540];&quot; &quot;;))" office:value-type="string" office:string-value=" 118 676 " calcext:value-type="string">
            <text:p><text:s/>118 6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7</text:p>
          </table:table-cell>
          <table:table-cell/>
          <table:table-cell table:formula="of:=IF([.A541]=&quot;&quot;;&quot;&quot;;CONCATENATE(&quot; &quot;;[.A541];&quot; &quot;;[.B541];&quot; &quot;;))" office:value-type="string" office:string-value=" 118 677 " calcext:value-type="string">
            <text:p><text:s/>118 6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8</text:p>
          </table:table-cell>
          <table:table-cell/>
          <table:table-cell table:formula="of:=IF([.A542]=&quot;&quot;;&quot;&quot;;CONCATENATE(&quot; &quot;;[.A542];&quot; &quot;;[.B542];&quot; &quot;;))" office:value-type="string" office:string-value=" 118 678 " calcext:value-type="string">
            <text:p><text:s/>118 6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79</text:p>
          </table:table-cell>
          <table:table-cell/>
          <table:table-cell table:formula="of:=IF([.A543]=&quot;&quot;;&quot;&quot;;CONCATENATE(&quot; &quot;;[.A543];&quot; &quot;;[.B543];&quot; &quot;;))" office:value-type="string" office:string-value=" 118 679 " calcext:value-type="string">
            <text:p><text:s/>118 6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0</text:p>
          </table:table-cell>
          <table:table-cell/>
          <table:table-cell table:formula="of:=IF([.A544]=&quot;&quot;;&quot;&quot;;CONCATENATE(&quot; &quot;;[.A544];&quot; &quot;;[.B544];&quot; &quot;;))" office:value-type="string" office:string-value=" 118 680 " calcext:value-type="string">
            <text:p><text:s/>118 6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1</text:p>
          </table:table-cell>
          <table:table-cell/>
          <table:table-cell table:formula="of:=IF([.A545]=&quot;&quot;;&quot;&quot;;CONCATENATE(&quot; &quot;;[.A545];&quot; &quot;;[.B545];&quot; &quot;;))" office:value-type="string" office:string-value=" 118 681 " calcext:value-type="string">
            <text:p><text:s/>118 6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2</text:p>
          </table:table-cell>
          <table:table-cell/>
          <table:table-cell table:formula="of:=IF([.A546]=&quot;&quot;;&quot;&quot;;CONCATENATE(&quot; &quot;;[.A546];&quot; &quot;;[.B546];&quot; &quot;;))" office:value-type="string" office:string-value=" 118 682 " calcext:value-type="string">
            <text:p><text:s/>118 6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3</text:p>
          </table:table-cell>
          <table:table-cell/>
          <table:table-cell table:formula="of:=IF([.A547]=&quot;&quot;;&quot;&quot;;CONCATENATE(&quot; &quot;;[.A547];&quot; &quot;;[.B547];&quot; &quot;;))" office:value-type="string" office:string-value=" 118 683 " calcext:value-type="string">
            <text:p><text:s/>118 6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4</text:p>
          </table:table-cell>
          <table:table-cell/>
          <table:table-cell table:formula="of:=IF([.A548]=&quot;&quot;;&quot;&quot;;CONCATENATE(&quot; &quot;;[.A548];&quot; &quot;;[.B548];&quot; &quot;;))" office:value-type="string" office:string-value=" 118 684 " calcext:value-type="string">
            <text:p><text:s/>118 6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5</text:p>
          </table:table-cell>
          <table:table-cell/>
          <table:table-cell table:formula="of:=IF([.A549]=&quot;&quot;;&quot;&quot;;CONCATENATE(&quot; &quot;;[.A549];&quot; &quot;;[.B549];&quot; &quot;;))" office:value-type="string" office:string-value=" 118 685 " calcext:value-type="string">
            <text:p><text:s/>118 6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6</text:p>
          </table:table-cell>
          <table:table-cell/>
          <table:table-cell table:formula="of:=IF([.A550]=&quot;&quot;;&quot;&quot;;CONCATENATE(&quot; &quot;;[.A550];&quot; &quot;;[.B550];&quot; &quot;;))" office:value-type="string" office:string-value=" 118 686 " calcext:value-type="string">
            <text:p><text:s/>118 6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7</text:p>
          </table:table-cell>
          <table:table-cell/>
          <table:table-cell table:formula="of:=IF([.A551]=&quot;&quot;;&quot;&quot;;CONCATENATE(&quot; &quot;;[.A551];&quot; &quot;;[.B551];&quot; &quot;;))" office:value-type="string" office:string-value=" 118 687 " calcext:value-type="string">
            <text:p><text:s/>118 6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8</text:p>
          </table:table-cell>
          <table:table-cell/>
          <table:table-cell table:formula="of:=IF([.A552]=&quot;&quot;;&quot;&quot;;CONCATENATE(&quot; &quot;;[.A552];&quot; &quot;;[.B552];&quot; &quot;;))" office:value-type="string" office:string-value=" 118 688 " calcext:value-type="string">
            <text:p><text:s/>118 6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89</text:p>
          </table:table-cell>
          <table:table-cell/>
          <table:table-cell table:formula="of:=IF([.A553]=&quot;&quot;;&quot;&quot;;CONCATENATE(&quot; &quot;;[.A553];&quot; &quot;;[.B553];&quot; &quot;;))" office:value-type="string" office:string-value=" 118 689 " calcext:value-type="string">
            <text:p><text:s/>118 6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0</text:p>
          </table:table-cell>
          <table:table-cell/>
          <table:table-cell table:formula="of:=IF([.A554]=&quot;&quot;;&quot;&quot;;CONCATENATE(&quot; &quot;;[.A554];&quot; &quot;;[.B554];&quot; &quot;;))" office:value-type="string" office:string-value=" 118 690 " calcext:value-type="string">
            <text:p><text:s/>118 6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1</text:p>
          </table:table-cell>
          <table:table-cell/>
          <table:table-cell table:formula="of:=IF([.A555]=&quot;&quot;;&quot;&quot;;CONCATENATE(&quot; &quot;;[.A555];&quot; &quot;;[.B555];&quot; &quot;;))" office:value-type="string" office:string-value=" 118 691 " calcext:value-type="string">
            <text:p><text:s/>118 6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2</text:p>
          </table:table-cell>
          <table:table-cell/>
          <table:table-cell table:formula="of:=IF([.A556]=&quot;&quot;;&quot;&quot;;CONCATENATE(&quot; &quot;;[.A556];&quot; &quot;;[.B556];&quot; &quot;;))" office:value-type="string" office:string-value=" 118 692 " calcext:value-type="string">
            <text:p><text:s/>118 6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3</text:p>
          </table:table-cell>
          <table:table-cell/>
          <table:table-cell table:formula="of:=IF([.A557]=&quot;&quot;;&quot;&quot;;CONCATENATE(&quot; &quot;;[.A557];&quot; &quot;;[.B557];&quot; &quot;;))" office:value-type="string" office:string-value=" 118 693 " calcext:value-type="string">
            <text:p><text:s/>118 6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4</text:p>
          </table:table-cell>
          <table:table-cell/>
          <table:table-cell table:formula="of:=IF([.A558]=&quot;&quot;;&quot;&quot;;CONCATENATE(&quot; &quot;;[.A558];&quot; &quot;;[.B558];&quot; &quot;;))" office:value-type="string" office:string-value=" 118 694 " calcext:value-type="string">
            <text:p><text:s/>118 6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5</text:p>
          </table:table-cell>
          <table:table-cell/>
          <table:table-cell table:formula="of:=IF([.A559]=&quot;&quot;;&quot;&quot;;CONCATENATE(&quot; &quot;;[.A559];&quot; &quot;;[.B559];&quot; &quot;;))" office:value-type="string" office:string-value=" 118 695 " calcext:value-type="string">
            <text:p><text:s/>118 6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6</text:p>
          </table:table-cell>
          <table:table-cell/>
          <table:table-cell table:formula="of:=IF([.A560]=&quot;&quot;;&quot;&quot;;CONCATENATE(&quot; &quot;;[.A560];&quot; &quot;;[.B560];&quot; &quot;;))" office:value-type="string" office:string-value=" 118 696 " calcext:value-type="string">
            <text:p><text:s/>118 6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7</text:p>
          </table:table-cell>
          <table:table-cell/>
          <table:table-cell table:formula="of:=IF([.A561]=&quot;&quot;;&quot;&quot;;CONCATENATE(&quot; &quot;;[.A561];&quot; &quot;;[.B561];&quot; &quot;;))" office:value-type="string" office:string-value=" 118 697 " calcext:value-type="string">
            <text:p><text:s/>118 6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8</text:p>
          </table:table-cell>
          <table:table-cell/>
          <table:table-cell table:formula="of:=IF([.A562]=&quot;&quot;;&quot;&quot;;CONCATENATE(&quot; &quot;;[.A562];&quot; &quot;;[.B562];&quot; &quot;;))" office:value-type="string" office:string-value=" 118 698 " calcext:value-type="string">
            <text:p><text:s/>118 6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699</text:p>
          </table:table-cell>
          <table:table-cell/>
          <table:table-cell table:formula="of:=IF([.A563]=&quot;&quot;;&quot;&quot;;CONCATENATE(&quot; &quot;;[.A563];&quot; &quot;;[.B563];&quot; &quot;;))" office:value-type="string" office:string-value=" 118 699 " calcext:value-type="string">
            <text:p><text:s/>118 6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0</text:p>
          </table:table-cell>
          <table:table-cell/>
          <table:table-cell table:formula="of:=IF([.A564]=&quot;&quot;;&quot;&quot;;CONCATENATE(&quot; &quot;;[.A564];&quot; &quot;;[.B564];&quot; &quot;;))" office:value-type="string" office:string-value=" 118 700 " calcext:value-type="string">
            <text:p><text:s/>118 7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1</text:p>
          </table:table-cell>
          <table:table-cell/>
          <table:table-cell table:formula="of:=IF([.A565]=&quot;&quot;;&quot;&quot;;CONCATENATE(&quot; &quot;;[.A565];&quot; &quot;;[.B565];&quot; &quot;;))" office:value-type="string" office:string-value=" 118 701 " calcext:value-type="string">
            <text:p><text:s/>118 7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2</text:p>
          </table:table-cell>
          <table:table-cell/>
          <table:table-cell table:formula="of:=IF([.A566]=&quot;&quot;;&quot;&quot;;CONCATENATE(&quot; &quot;;[.A566];&quot; &quot;;[.B566];&quot; &quot;;))" office:value-type="string" office:string-value=" 118 702 " calcext:value-type="string">
            <text:p><text:s/>118 7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3</text:p>
          </table:table-cell>
          <table:table-cell/>
          <table:table-cell table:formula="of:=IF([.A567]=&quot;&quot;;&quot;&quot;;CONCATENATE(&quot; &quot;;[.A567];&quot; &quot;;[.B567];&quot; &quot;;))" office:value-type="string" office:string-value=" 118 703 " calcext:value-type="string">
            <text:p><text:s/>118 7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4</text:p>
          </table:table-cell>
          <table:table-cell/>
          <table:table-cell table:formula="of:=IF([.A568]=&quot;&quot;;&quot;&quot;;CONCATENATE(&quot; &quot;;[.A568];&quot; &quot;;[.B568];&quot; &quot;;))" office:value-type="string" office:string-value=" 118 704 " calcext:value-type="string">
            <text:p><text:s/>118 7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5</text:p>
          </table:table-cell>
          <table:table-cell/>
          <table:table-cell table:formula="of:=IF([.A569]=&quot;&quot;;&quot;&quot;;CONCATENATE(&quot; &quot;;[.A569];&quot; &quot;;[.B569];&quot; &quot;;))" office:value-type="string" office:string-value=" 118 705 " calcext:value-type="string">
            <text:p><text:s/>118 7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6</text:p>
          </table:table-cell>
          <table:table-cell/>
          <table:table-cell table:formula="of:=IF([.A570]=&quot;&quot;;&quot;&quot;;CONCATENATE(&quot; &quot;;[.A570];&quot; &quot;;[.B570];&quot; &quot;;))" office:value-type="string" office:string-value=" 118 706 " calcext:value-type="string">
            <text:p><text:s/>118 7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7</text:p>
          </table:table-cell>
          <table:table-cell/>
          <table:table-cell table:formula="of:=IF([.A571]=&quot;&quot;;&quot;&quot;;CONCATENATE(&quot; &quot;;[.A571];&quot; &quot;;[.B571];&quot; &quot;;))" office:value-type="string" office:string-value=" 118 707 " calcext:value-type="string">
            <text:p><text:s/>118 7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8</text:p>
          </table:table-cell>
          <table:table-cell/>
          <table:table-cell table:formula="of:=IF([.A572]=&quot;&quot;;&quot;&quot;;CONCATENATE(&quot; &quot;;[.A572];&quot; &quot;;[.B572];&quot; &quot;;))" office:value-type="string" office:string-value=" 118 708 " calcext:value-type="string">
            <text:p><text:s/>118 7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09</text:p>
          </table:table-cell>
          <table:table-cell/>
          <table:table-cell table:formula="of:=IF([.A573]=&quot;&quot;;&quot;&quot;;CONCATENATE(&quot; &quot;;[.A573];&quot; &quot;;[.B573];&quot; &quot;;))" office:value-type="string" office:string-value=" 118 709 " calcext:value-type="string">
            <text:p><text:s/>118 7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0</text:p>
          </table:table-cell>
          <table:table-cell/>
          <table:table-cell table:formula="of:=IF([.A574]=&quot;&quot;;&quot;&quot;;CONCATENATE(&quot; &quot;;[.A574];&quot; &quot;;[.B574];&quot; &quot;;))" office:value-type="string" office:string-value=" 118 710 " calcext:value-type="string">
            <text:p><text:s/>118 7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1</text:p>
          </table:table-cell>
          <table:table-cell/>
          <table:table-cell table:formula="of:=IF([.A575]=&quot;&quot;;&quot;&quot;;CONCATENATE(&quot; &quot;;[.A575];&quot; &quot;;[.B575];&quot; &quot;;))" office:value-type="string" office:string-value=" 118 711 " calcext:value-type="string">
            <text:p><text:s/>118 7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2</text:p>
          </table:table-cell>
          <table:table-cell/>
          <table:table-cell table:formula="of:=IF([.A576]=&quot;&quot;;&quot;&quot;;CONCATENATE(&quot; &quot;;[.A576];&quot; &quot;;[.B576];&quot; &quot;;))" office:value-type="string" office:string-value=" 118 712 " calcext:value-type="string">
            <text:p><text:s/>118 7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3</text:p>
          </table:table-cell>
          <table:table-cell/>
          <table:table-cell table:formula="of:=IF([.A577]=&quot;&quot;;&quot;&quot;;CONCATENATE(&quot; &quot;;[.A577];&quot; &quot;;[.B577];&quot; &quot;;))" office:value-type="string" office:string-value=" 118 713 " calcext:value-type="string">
            <text:p><text:s/>118 7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4</text:p>
          </table:table-cell>
          <table:table-cell/>
          <table:table-cell table:formula="of:=IF([.A578]=&quot;&quot;;&quot;&quot;;CONCATENATE(&quot; &quot;;[.A578];&quot; &quot;;[.B578];&quot; &quot;;))" office:value-type="string" office:string-value=" 118 714 " calcext:value-type="string">
            <text:p><text:s/>118 7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5</text:p>
          </table:table-cell>
          <table:table-cell/>
          <table:table-cell table:formula="of:=IF([.A579]=&quot;&quot;;&quot;&quot;;CONCATENATE(&quot; &quot;;[.A579];&quot; &quot;;[.B579];&quot; &quot;;))" office:value-type="string" office:string-value=" 118 715 " calcext:value-type="string">
            <text:p><text:s/>118 7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6</text:p>
          </table:table-cell>
          <table:table-cell/>
          <table:table-cell table:formula="of:=IF([.A580]=&quot;&quot;;&quot;&quot;;CONCATENATE(&quot; &quot;;[.A580];&quot; &quot;;[.B580];&quot; &quot;;))" office:value-type="string" office:string-value=" 118 716 " calcext:value-type="string">
            <text:p><text:s/>118 7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7</text:p>
          </table:table-cell>
          <table:table-cell/>
          <table:table-cell table:formula="of:=IF([.A581]=&quot;&quot;;&quot;&quot;;CONCATENATE(&quot; &quot;;[.A581];&quot; &quot;;[.B581];&quot; &quot;;))" office:value-type="string" office:string-value=" 118 717 " calcext:value-type="string">
            <text:p><text:s/>118 7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8</text:p>
          </table:table-cell>
          <table:table-cell/>
          <table:table-cell table:formula="of:=IF([.A582]=&quot;&quot;;&quot;&quot;;CONCATENATE(&quot; &quot;;[.A582];&quot; &quot;;[.B582];&quot; &quot;;))" office:value-type="string" office:string-value=" 118 718 " calcext:value-type="string">
            <text:p><text:s/>118 7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19</text:p>
          </table:table-cell>
          <table:table-cell/>
          <table:table-cell table:formula="of:=IF([.A583]=&quot;&quot;;&quot;&quot;;CONCATENATE(&quot; &quot;;[.A583];&quot; &quot;;[.B583];&quot; &quot;;))" office:value-type="string" office:string-value=" 118 719 " calcext:value-type="string">
            <text:p><text:s/>118 7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0</text:p>
          </table:table-cell>
          <table:table-cell/>
          <table:table-cell table:formula="of:=IF([.A584]=&quot;&quot;;&quot;&quot;;CONCATENATE(&quot; &quot;;[.A584];&quot; &quot;;[.B584];&quot; &quot;;))" office:value-type="string" office:string-value=" 118 720 " calcext:value-type="string">
            <text:p><text:s/>118 7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1</text:p>
          </table:table-cell>
          <table:table-cell/>
          <table:table-cell table:formula="of:=IF([.A585]=&quot;&quot;;&quot;&quot;;CONCATENATE(&quot; &quot;;[.A585];&quot; &quot;;[.B585];&quot; &quot;;))" office:value-type="string" office:string-value=" 118 721 " calcext:value-type="string">
            <text:p><text:s/>118 7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2</text:p>
          </table:table-cell>
          <table:table-cell/>
          <table:table-cell table:formula="of:=IF([.A586]=&quot;&quot;;&quot;&quot;;CONCATENATE(&quot; &quot;;[.A586];&quot; &quot;;[.B586];&quot; &quot;;))" office:value-type="string" office:string-value=" 118 722 " calcext:value-type="string">
            <text:p><text:s/>118 7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3</text:p>
          </table:table-cell>
          <table:table-cell/>
          <table:table-cell table:formula="of:=IF([.A587]=&quot;&quot;;&quot;&quot;;CONCATENATE(&quot; &quot;;[.A587];&quot; &quot;;[.B587];&quot; &quot;;))" office:value-type="string" office:string-value=" 118 723 " calcext:value-type="string">
            <text:p><text:s/>118 7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4</text:p>
          </table:table-cell>
          <table:table-cell/>
          <table:table-cell table:formula="of:=IF([.A588]=&quot;&quot;;&quot;&quot;;CONCATENATE(&quot; &quot;;[.A588];&quot; &quot;;[.B588];&quot; &quot;;))" office:value-type="string" office:string-value=" 118 724 " calcext:value-type="string">
            <text:p><text:s/>118 7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5</text:p>
          </table:table-cell>
          <table:table-cell/>
          <table:table-cell table:formula="of:=IF([.A589]=&quot;&quot;;&quot;&quot;;CONCATENATE(&quot; &quot;;[.A589];&quot; &quot;;[.B589];&quot; &quot;;))" office:value-type="string" office:string-value=" 118 725 " calcext:value-type="string">
            <text:p><text:s/>118 7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6</text:p>
          </table:table-cell>
          <table:table-cell/>
          <table:table-cell table:formula="of:=IF([.A590]=&quot;&quot;;&quot;&quot;;CONCATENATE(&quot; &quot;;[.A590];&quot; &quot;;[.B590];&quot; &quot;;))" office:value-type="string" office:string-value=" 118 726 " calcext:value-type="string">
            <text:p><text:s/>118 7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7</text:p>
          </table:table-cell>
          <table:table-cell/>
          <table:table-cell table:formula="of:=IF([.A591]=&quot;&quot;;&quot;&quot;;CONCATENATE(&quot; &quot;;[.A591];&quot; &quot;;[.B591];&quot; &quot;;))" office:value-type="string" office:string-value=" 118 727 " calcext:value-type="string">
            <text:p><text:s/>118 7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8</text:p>
          </table:table-cell>
          <table:table-cell/>
          <table:table-cell table:formula="of:=IF([.A592]=&quot;&quot;;&quot;&quot;;CONCATENATE(&quot; &quot;;[.A592];&quot; &quot;;[.B592];&quot; &quot;;))" office:value-type="string" office:string-value=" 118 728 " calcext:value-type="string">
            <text:p><text:s/>118 7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29</text:p>
          </table:table-cell>
          <table:table-cell/>
          <table:table-cell table:formula="of:=IF([.A593]=&quot;&quot;;&quot;&quot;;CONCATENATE(&quot; &quot;;[.A593];&quot; &quot;;[.B593];&quot; &quot;;))" office:value-type="string" office:string-value=" 118 729 " calcext:value-type="string">
            <text:p><text:s/>118 7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0</text:p>
          </table:table-cell>
          <table:table-cell/>
          <table:table-cell table:formula="of:=IF([.A594]=&quot;&quot;;&quot;&quot;;CONCATENATE(&quot; &quot;;[.A594];&quot; &quot;;[.B594];&quot; &quot;;))" office:value-type="string" office:string-value=" 118 730 " calcext:value-type="string">
            <text:p><text:s/>118 7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1</text:p>
          </table:table-cell>
          <table:table-cell/>
          <table:table-cell table:formula="of:=IF([.A595]=&quot;&quot;;&quot;&quot;;CONCATENATE(&quot; &quot;;[.A595];&quot; &quot;;[.B595];&quot; &quot;;))" office:value-type="string" office:string-value=" 118 731 " calcext:value-type="string">
            <text:p><text:s/>118 7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2</text:p>
          </table:table-cell>
          <table:table-cell/>
          <table:table-cell table:formula="of:=IF([.A596]=&quot;&quot;;&quot;&quot;;CONCATENATE(&quot; &quot;;[.A596];&quot; &quot;;[.B596];&quot; &quot;;))" office:value-type="string" office:string-value=" 118 732 " calcext:value-type="string">
            <text:p><text:s/>118 7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3</text:p>
          </table:table-cell>
          <table:table-cell/>
          <table:table-cell table:formula="of:=IF([.A597]=&quot;&quot;;&quot;&quot;;CONCATENATE(&quot; &quot;;[.A597];&quot; &quot;;[.B597];&quot; &quot;;))" office:value-type="string" office:string-value=" 118 733 " calcext:value-type="string">
            <text:p><text:s/>118 7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4</text:p>
          </table:table-cell>
          <table:table-cell/>
          <table:table-cell table:formula="of:=IF([.A598]=&quot;&quot;;&quot;&quot;;CONCATENATE(&quot; &quot;;[.A598];&quot; &quot;;[.B598];&quot; &quot;;))" office:value-type="string" office:string-value=" 118 734 " calcext:value-type="string">
            <text:p><text:s/>118 7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5</text:p>
          </table:table-cell>
          <table:table-cell/>
          <table:table-cell table:formula="of:=IF([.A599]=&quot;&quot;;&quot;&quot;;CONCATENATE(&quot; &quot;;[.A599];&quot; &quot;;[.B599];&quot; &quot;;))" office:value-type="string" office:string-value=" 118 735 " calcext:value-type="string">
            <text:p><text:s/>118 7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6</text:p>
          </table:table-cell>
          <table:table-cell/>
          <table:table-cell table:formula="of:=IF([.A600]=&quot;&quot;;&quot;&quot;;CONCATENATE(&quot; &quot;;[.A600];&quot; &quot;;[.B600];&quot; &quot;;))" office:value-type="string" office:string-value=" 118 736 " calcext:value-type="string">
            <text:p><text:s/>118 7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7</text:p>
          </table:table-cell>
          <table:table-cell/>
          <table:table-cell table:formula="of:=IF([.A601]=&quot;&quot;;&quot;&quot;;CONCATENATE(&quot; &quot;;[.A601];&quot; &quot;;[.B601];&quot; &quot;;))" office:value-type="string" office:string-value=" 118 737 " calcext:value-type="string">
            <text:p><text:s/>118 7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8</text:p>
          </table:table-cell>
          <table:table-cell/>
          <table:table-cell table:formula="of:=IF([.A602]=&quot;&quot;;&quot;&quot;;CONCATENATE(&quot; &quot;;[.A602];&quot; &quot;;[.B602];&quot; &quot;;))" office:value-type="string" office:string-value=" 118 738 " calcext:value-type="string">
            <text:p><text:s/>118 7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39</text:p>
          </table:table-cell>
          <table:table-cell/>
          <table:table-cell table:formula="of:=IF([.A603]=&quot;&quot;;&quot;&quot;;CONCATENATE(&quot; &quot;;[.A603];&quot; &quot;;[.B603];&quot; &quot;;))" office:value-type="string" office:string-value=" 118 739 " calcext:value-type="string">
            <text:p><text:s/>118 7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0</text:p>
          </table:table-cell>
          <table:table-cell/>
          <table:table-cell table:formula="of:=IF([.A604]=&quot;&quot;;&quot;&quot;;CONCATENATE(&quot; &quot;;[.A604];&quot; &quot;;[.B604];&quot; &quot;;))" office:value-type="string" office:string-value=" 118 740 " calcext:value-type="string">
            <text:p><text:s/>118 7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1</text:p>
          </table:table-cell>
          <table:table-cell/>
          <table:table-cell table:formula="of:=IF([.A605]=&quot;&quot;;&quot;&quot;;CONCATENATE(&quot; &quot;;[.A605];&quot; &quot;;[.B605];&quot; &quot;;))" office:value-type="string" office:string-value=" 118 741 " calcext:value-type="string">
            <text:p><text:s/>118 7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2</text:p>
          </table:table-cell>
          <table:table-cell/>
          <table:table-cell table:formula="of:=IF([.A606]=&quot;&quot;;&quot;&quot;;CONCATENATE(&quot; &quot;;[.A606];&quot; &quot;;[.B606];&quot; &quot;;))" office:value-type="string" office:string-value=" 118 742 " calcext:value-type="string">
            <text:p><text:s/>118 7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3</text:p>
          </table:table-cell>
          <table:table-cell/>
          <table:table-cell table:formula="of:=IF([.A607]=&quot;&quot;;&quot;&quot;;CONCATENATE(&quot; &quot;;[.A607];&quot; &quot;;[.B607];&quot; &quot;;))" office:value-type="string" office:string-value=" 118 743 " calcext:value-type="string">
            <text:p><text:s/>118 7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4</text:p>
          </table:table-cell>
          <table:table-cell/>
          <table:table-cell table:formula="of:=IF([.A608]=&quot;&quot;;&quot;&quot;;CONCATENATE(&quot; &quot;;[.A608];&quot; &quot;;[.B608];&quot; &quot;;))" office:value-type="string" office:string-value=" 118 744 " calcext:value-type="string">
            <text:p><text:s/>118 7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5</text:p>
          </table:table-cell>
          <table:table-cell/>
          <table:table-cell table:formula="of:=IF([.A609]=&quot;&quot;;&quot;&quot;;CONCATENATE(&quot; &quot;;[.A609];&quot; &quot;;[.B609];&quot; &quot;;))" office:value-type="string" office:string-value=" 118 745 " calcext:value-type="string">
            <text:p><text:s/>118 7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6</text:p>
          </table:table-cell>
          <table:table-cell/>
          <table:table-cell table:formula="of:=IF([.A610]=&quot;&quot;;&quot;&quot;;CONCATENATE(&quot; &quot;;[.A610];&quot; &quot;;[.B610];&quot; &quot;;))" office:value-type="string" office:string-value=" 118 746 " calcext:value-type="string">
            <text:p><text:s/>118 7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7</text:p>
          </table:table-cell>
          <table:table-cell/>
          <table:table-cell table:formula="of:=IF([.A611]=&quot;&quot;;&quot;&quot;;CONCATENATE(&quot; &quot;;[.A611];&quot; &quot;;[.B611];&quot; &quot;;))" office:value-type="string" office:string-value=" 118 747 " calcext:value-type="string">
            <text:p><text:s/>118 7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8</text:p>
          </table:table-cell>
          <table:table-cell/>
          <table:table-cell table:formula="of:=IF([.A612]=&quot;&quot;;&quot;&quot;;CONCATENATE(&quot; &quot;;[.A612];&quot; &quot;;[.B612];&quot; &quot;;))" office:value-type="string" office:string-value=" 118 748 " calcext:value-type="string">
            <text:p><text:s/>118 7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49</text:p>
          </table:table-cell>
          <table:table-cell/>
          <table:table-cell table:formula="of:=IF([.A613]=&quot;&quot;;&quot;&quot;;CONCATENATE(&quot; &quot;;[.A613];&quot; &quot;;[.B613];&quot; &quot;;))" office:value-type="string" office:string-value=" 118 749 " calcext:value-type="string">
            <text:p><text:s/>118 7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0</text:p>
          </table:table-cell>
          <table:table-cell/>
          <table:table-cell table:formula="of:=IF([.A614]=&quot;&quot;;&quot;&quot;;CONCATENATE(&quot; &quot;;[.A614];&quot; &quot;;[.B614];&quot; &quot;;))" office:value-type="string" office:string-value=" 118 750 " calcext:value-type="string">
            <text:p><text:s/>118 7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1</text:p>
          </table:table-cell>
          <table:table-cell/>
          <table:table-cell table:formula="of:=IF([.A615]=&quot;&quot;;&quot;&quot;;CONCATENATE(&quot; &quot;;[.A615];&quot; &quot;;[.B615];&quot; &quot;;))" office:value-type="string" office:string-value=" 118 751 " calcext:value-type="string">
            <text:p><text:s/>118 7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2</text:p>
          </table:table-cell>
          <table:table-cell/>
          <table:table-cell table:formula="of:=IF([.A616]=&quot;&quot;;&quot;&quot;;CONCATENATE(&quot; &quot;;[.A616];&quot; &quot;;[.B616];&quot; &quot;;))" office:value-type="string" office:string-value=" 118 752 " calcext:value-type="string">
            <text:p><text:s/>118 7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3</text:p>
          </table:table-cell>
          <table:table-cell/>
          <table:table-cell table:formula="of:=IF([.A617]=&quot;&quot;;&quot;&quot;;CONCATENATE(&quot; &quot;;[.A617];&quot; &quot;;[.B617];&quot; &quot;;))" office:value-type="string" office:string-value=" 118 753 " calcext:value-type="string">
            <text:p><text:s/>118 7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4</text:p>
          </table:table-cell>
          <table:table-cell/>
          <table:table-cell table:formula="of:=IF([.A618]=&quot;&quot;;&quot;&quot;;CONCATENATE(&quot; &quot;;[.A618];&quot; &quot;;[.B618];&quot; &quot;;))" office:value-type="string" office:string-value=" 118 754 " calcext:value-type="string">
            <text:p><text:s/>118 7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5</text:p>
          </table:table-cell>
          <table:table-cell/>
          <table:table-cell table:formula="of:=IF([.A619]=&quot;&quot;;&quot;&quot;;CONCATENATE(&quot; &quot;;[.A619];&quot; &quot;;[.B619];&quot; &quot;;))" office:value-type="string" office:string-value=" 118 755 " calcext:value-type="string">
            <text:p><text:s/>118 7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6</text:p>
          </table:table-cell>
          <table:table-cell/>
          <table:table-cell table:formula="of:=IF([.A620]=&quot;&quot;;&quot;&quot;;CONCATENATE(&quot; &quot;;[.A620];&quot; &quot;;[.B620];&quot; &quot;;))" office:value-type="string" office:string-value=" 118 756 " calcext:value-type="string">
            <text:p><text:s/>118 7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7</text:p>
          </table:table-cell>
          <table:table-cell/>
          <table:table-cell table:formula="of:=IF([.A621]=&quot;&quot;;&quot;&quot;;CONCATENATE(&quot; &quot;;[.A621];&quot; &quot;;[.B621];&quot; &quot;;))" office:value-type="string" office:string-value=" 118 757 " calcext:value-type="string">
            <text:p><text:s/>118 7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8</text:p>
          </table:table-cell>
          <table:table-cell/>
          <table:table-cell table:formula="of:=IF([.A622]=&quot;&quot;;&quot;&quot;;CONCATENATE(&quot; &quot;;[.A622];&quot; &quot;;[.B622];&quot; &quot;;))" office:value-type="string" office:string-value=" 118 758 " calcext:value-type="string">
            <text:p><text:s/>118 7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59</text:p>
          </table:table-cell>
          <table:table-cell/>
          <table:table-cell table:formula="of:=IF([.A623]=&quot;&quot;;&quot;&quot;;CONCATENATE(&quot; &quot;;[.A623];&quot; &quot;;[.B623];&quot; &quot;;))" office:value-type="string" office:string-value=" 118 759 " calcext:value-type="string">
            <text:p><text:s/>118 7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0</text:p>
          </table:table-cell>
          <table:table-cell/>
          <table:table-cell table:formula="of:=IF([.A624]=&quot;&quot;;&quot;&quot;;CONCATENATE(&quot; &quot;;[.A624];&quot; &quot;;[.B624];&quot; &quot;;))" office:value-type="string" office:string-value=" 118 760 " calcext:value-type="string">
            <text:p><text:s/>118 7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1</text:p>
          </table:table-cell>
          <table:table-cell/>
          <table:table-cell table:formula="of:=IF([.A625]=&quot;&quot;;&quot;&quot;;CONCATENATE(&quot; &quot;;[.A625];&quot; &quot;;[.B625];&quot; &quot;;))" office:value-type="string" office:string-value=" 118 761 " calcext:value-type="string">
            <text:p><text:s/>118 7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2</text:p>
          </table:table-cell>
          <table:table-cell/>
          <table:table-cell table:formula="of:=IF([.A626]=&quot;&quot;;&quot;&quot;;CONCATENATE(&quot; &quot;;[.A626];&quot; &quot;;[.B626];&quot; &quot;;))" office:value-type="string" office:string-value=" 118 762 " calcext:value-type="string">
            <text:p><text:s/>118 7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3</text:p>
          </table:table-cell>
          <table:table-cell/>
          <table:table-cell table:formula="of:=IF([.A627]=&quot;&quot;;&quot;&quot;;CONCATENATE(&quot; &quot;;[.A627];&quot; &quot;;[.B627];&quot; &quot;;))" office:value-type="string" office:string-value=" 118 763 " calcext:value-type="string">
            <text:p><text:s/>118 7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4</text:p>
          </table:table-cell>
          <table:table-cell/>
          <table:table-cell table:formula="of:=IF([.A628]=&quot;&quot;;&quot;&quot;;CONCATENATE(&quot; &quot;;[.A628];&quot; &quot;;[.B628];&quot; &quot;;))" office:value-type="string" office:string-value=" 118 764 " calcext:value-type="string">
            <text:p><text:s/>118 7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5</text:p>
          </table:table-cell>
          <table:table-cell/>
          <table:table-cell table:formula="of:=IF([.A629]=&quot;&quot;;&quot;&quot;;CONCATENATE(&quot; &quot;;[.A629];&quot; &quot;;[.B629];&quot; &quot;;))" office:value-type="string" office:string-value=" 118 765 " calcext:value-type="string">
            <text:p><text:s/>118 7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6</text:p>
          </table:table-cell>
          <table:table-cell/>
          <table:table-cell table:formula="of:=IF([.A630]=&quot;&quot;;&quot;&quot;;CONCATENATE(&quot; &quot;;[.A630];&quot; &quot;;[.B630];&quot; &quot;;))" office:value-type="string" office:string-value=" 118 766 " calcext:value-type="string">
            <text:p><text:s/>118 7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7</text:p>
          </table:table-cell>
          <table:table-cell/>
          <table:table-cell table:formula="of:=IF([.A631]=&quot;&quot;;&quot;&quot;;CONCATENATE(&quot; &quot;;[.A631];&quot; &quot;;[.B631];&quot; &quot;;))" office:value-type="string" office:string-value=" 118 767 " calcext:value-type="string">
            <text:p><text:s/>118 7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8</text:p>
          </table:table-cell>
          <table:table-cell/>
          <table:table-cell table:formula="of:=IF([.A632]=&quot;&quot;;&quot;&quot;;CONCATENATE(&quot; &quot;;[.A632];&quot; &quot;;[.B632];&quot; &quot;;))" office:value-type="string" office:string-value=" 118 768 " calcext:value-type="string">
            <text:p><text:s/>118 7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69</text:p>
          </table:table-cell>
          <table:table-cell/>
          <table:table-cell table:formula="of:=IF([.A633]=&quot;&quot;;&quot;&quot;;CONCATENATE(&quot; &quot;;[.A633];&quot; &quot;;[.B633];&quot; &quot;;))" office:value-type="string" office:string-value=" 118 769 " calcext:value-type="string">
            <text:p><text:s/>118 7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0</text:p>
          </table:table-cell>
          <table:table-cell/>
          <table:table-cell table:formula="of:=IF([.A634]=&quot;&quot;;&quot;&quot;;CONCATENATE(&quot; &quot;;[.A634];&quot; &quot;;[.B634];&quot; &quot;;))" office:value-type="string" office:string-value=" 118 770 " calcext:value-type="string">
            <text:p><text:s/>118 7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1</text:p>
          </table:table-cell>
          <table:table-cell/>
          <table:table-cell table:formula="of:=IF([.A635]=&quot;&quot;;&quot;&quot;;CONCATENATE(&quot; &quot;;[.A635];&quot; &quot;;[.B635];&quot; &quot;;))" office:value-type="string" office:string-value=" 118 771 " calcext:value-type="string">
            <text:p><text:s/>118 7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2</text:p>
          </table:table-cell>
          <table:table-cell/>
          <table:table-cell table:formula="of:=IF([.A636]=&quot;&quot;;&quot;&quot;;CONCATENATE(&quot; &quot;;[.A636];&quot; &quot;;[.B636];&quot; &quot;;))" office:value-type="string" office:string-value=" 118 772 " calcext:value-type="string">
            <text:p><text:s/>118 7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3</text:p>
          </table:table-cell>
          <table:table-cell/>
          <table:table-cell table:formula="of:=IF([.A637]=&quot;&quot;;&quot;&quot;;CONCATENATE(&quot; &quot;;[.A637];&quot; &quot;;[.B637];&quot; &quot;;))" office:value-type="string" office:string-value=" 118 773 " calcext:value-type="string">
            <text:p><text:s/>118 7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4</text:p>
          </table:table-cell>
          <table:table-cell/>
          <table:table-cell table:formula="of:=IF([.A638]=&quot;&quot;;&quot;&quot;;CONCATENATE(&quot; &quot;;[.A638];&quot; &quot;;[.B638];&quot; &quot;;))" office:value-type="string" office:string-value=" 118 774 " calcext:value-type="string">
            <text:p><text:s/>118 7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5</text:p>
          </table:table-cell>
          <table:table-cell/>
          <table:table-cell table:formula="of:=IF([.A639]=&quot;&quot;;&quot;&quot;;CONCATENATE(&quot; &quot;;[.A639];&quot; &quot;;[.B639];&quot; &quot;;))" office:value-type="string" office:string-value=" 118 775 " calcext:value-type="string">
            <text:p><text:s/>118 7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6</text:p>
          </table:table-cell>
          <table:table-cell/>
          <table:table-cell table:formula="of:=IF([.A640]=&quot;&quot;;&quot;&quot;;CONCATENATE(&quot; &quot;;[.A640];&quot; &quot;;[.B640];&quot; &quot;;))" office:value-type="string" office:string-value=" 118 776 " calcext:value-type="string">
            <text:p><text:s/>118 7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7</text:p>
          </table:table-cell>
          <table:table-cell/>
          <table:table-cell table:formula="of:=IF([.A641]=&quot;&quot;;&quot;&quot;;CONCATENATE(&quot; &quot;;[.A641];&quot; &quot;;[.B641];&quot; &quot;;))" office:value-type="string" office:string-value=" 118 777 " calcext:value-type="string">
            <text:p><text:s/>118 7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8</text:p>
          </table:table-cell>
          <table:table-cell/>
          <table:table-cell table:formula="of:=IF([.A642]=&quot;&quot;;&quot;&quot;;CONCATENATE(&quot; &quot;;[.A642];&quot; &quot;;[.B642];&quot; &quot;;))" office:value-type="string" office:string-value=" 118 778 " calcext:value-type="string">
            <text:p><text:s/>118 7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79</text:p>
          </table:table-cell>
          <table:table-cell/>
          <table:table-cell table:formula="of:=IF([.A643]=&quot;&quot;;&quot;&quot;;CONCATENATE(&quot; &quot;;[.A643];&quot; &quot;;[.B643];&quot; &quot;;))" office:value-type="string" office:string-value=" 118 779 " calcext:value-type="string">
            <text:p><text:s/>118 7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0</text:p>
          </table:table-cell>
          <table:table-cell/>
          <table:table-cell table:formula="of:=IF([.A644]=&quot;&quot;;&quot;&quot;;CONCATENATE(&quot; &quot;;[.A644];&quot; &quot;;[.B644];&quot; &quot;;))" office:value-type="string" office:string-value=" 118 780 " calcext:value-type="string">
            <text:p><text:s/>118 7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1</text:p>
          </table:table-cell>
          <table:table-cell/>
          <table:table-cell table:formula="of:=IF([.A645]=&quot;&quot;;&quot;&quot;;CONCATENATE(&quot; &quot;;[.A645];&quot; &quot;;[.B645];&quot; &quot;;))" office:value-type="string" office:string-value=" 118 781 " calcext:value-type="string">
            <text:p><text:s/>118 7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2</text:p>
          </table:table-cell>
          <table:table-cell/>
          <table:table-cell table:formula="of:=IF([.A646]=&quot;&quot;;&quot;&quot;;CONCATENATE(&quot; &quot;;[.A646];&quot; &quot;;[.B646];&quot; &quot;;))" office:value-type="string" office:string-value=" 118 782 " calcext:value-type="string">
            <text:p><text:s/>118 7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3</text:p>
          </table:table-cell>
          <table:table-cell/>
          <table:table-cell table:formula="of:=IF([.A647]=&quot;&quot;;&quot;&quot;;CONCATENATE(&quot; &quot;;[.A647];&quot; &quot;;[.B647];&quot; &quot;;))" office:value-type="string" office:string-value=" 118 783 " calcext:value-type="string">
            <text:p><text:s/>118 7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4</text:p>
          </table:table-cell>
          <table:table-cell/>
          <table:table-cell table:formula="of:=IF([.A648]=&quot;&quot;;&quot;&quot;;CONCATENATE(&quot; &quot;;[.A648];&quot; &quot;;[.B648];&quot; &quot;;))" office:value-type="string" office:string-value=" 118 784 " calcext:value-type="string">
            <text:p><text:s/>118 7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5</text:p>
          </table:table-cell>
          <table:table-cell/>
          <table:table-cell table:formula="of:=IF([.A649]=&quot;&quot;;&quot;&quot;;CONCATENATE(&quot; &quot;;[.A649];&quot; &quot;;[.B649];&quot; &quot;;))" office:value-type="string" office:string-value=" 118 785 " calcext:value-type="string">
            <text:p><text:s/>118 7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6</text:p>
          </table:table-cell>
          <table:table-cell/>
          <table:table-cell table:formula="of:=IF([.A650]=&quot;&quot;;&quot;&quot;;CONCATENATE(&quot; &quot;;[.A650];&quot; &quot;;[.B650];&quot; &quot;;))" office:value-type="string" office:string-value=" 118 786 " calcext:value-type="string">
            <text:p><text:s/>118 7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7</text:p>
          </table:table-cell>
          <table:table-cell/>
          <table:table-cell table:formula="of:=IF([.A651]=&quot;&quot;;&quot;&quot;;CONCATENATE(&quot; &quot;;[.A651];&quot; &quot;;[.B651];&quot; &quot;;))" office:value-type="string" office:string-value=" 118 787 " calcext:value-type="string">
            <text:p><text:s/>118 7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8</text:p>
          </table:table-cell>
          <table:table-cell/>
          <table:table-cell table:formula="of:=IF([.A652]=&quot;&quot;;&quot;&quot;;CONCATENATE(&quot; &quot;;[.A652];&quot; &quot;;[.B652];&quot; &quot;;))" office:value-type="string" office:string-value=" 118 788 " calcext:value-type="string">
            <text:p><text:s/>118 7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89</text:p>
          </table:table-cell>
          <table:table-cell/>
          <table:table-cell table:formula="of:=IF([.A653]=&quot;&quot;;&quot;&quot;;CONCATENATE(&quot; &quot;;[.A653];&quot; &quot;;[.B653];&quot; &quot;;))" office:value-type="string" office:string-value=" 118 789 " calcext:value-type="string">
            <text:p><text:s/>118 7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0</text:p>
          </table:table-cell>
          <table:table-cell/>
          <table:table-cell table:formula="of:=IF([.A654]=&quot;&quot;;&quot;&quot;;CONCATENATE(&quot; &quot;;[.A654];&quot; &quot;;[.B654];&quot; &quot;;))" office:value-type="string" office:string-value=" 118 790 " calcext:value-type="string">
            <text:p><text:s/>118 7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1</text:p>
          </table:table-cell>
          <table:table-cell/>
          <table:table-cell table:formula="of:=IF([.A655]=&quot;&quot;;&quot;&quot;;CONCATENATE(&quot; &quot;;[.A655];&quot; &quot;;[.B655];&quot; &quot;;))" office:value-type="string" office:string-value=" 118 791 " calcext:value-type="string">
            <text:p><text:s/>118 7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2</text:p>
          </table:table-cell>
          <table:table-cell/>
          <table:table-cell table:formula="of:=IF([.A656]=&quot;&quot;;&quot;&quot;;CONCATENATE(&quot; &quot;;[.A656];&quot; &quot;;[.B656];&quot; &quot;;))" office:value-type="string" office:string-value=" 118 792 " calcext:value-type="string">
            <text:p><text:s/>118 7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3</text:p>
          </table:table-cell>
          <table:table-cell/>
          <table:table-cell table:formula="of:=IF([.A657]=&quot;&quot;;&quot;&quot;;CONCATENATE(&quot; &quot;;[.A657];&quot; &quot;;[.B657];&quot; &quot;;))" office:value-type="string" office:string-value=" 118 793 " calcext:value-type="string">
            <text:p><text:s/>118 7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4</text:p>
          </table:table-cell>
          <table:table-cell/>
          <table:table-cell table:formula="of:=IF([.A658]=&quot;&quot;;&quot;&quot;;CONCATENATE(&quot; &quot;;[.A658];&quot; &quot;;[.B658];&quot; &quot;;))" office:value-type="string" office:string-value=" 118 794 " calcext:value-type="string">
            <text:p><text:s/>118 7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5</text:p>
          </table:table-cell>
          <table:table-cell/>
          <table:table-cell table:formula="of:=IF([.A659]=&quot;&quot;;&quot;&quot;;CONCATENATE(&quot; &quot;;[.A659];&quot; &quot;;[.B659];&quot; &quot;;))" office:value-type="string" office:string-value=" 118 795 " calcext:value-type="string">
            <text:p><text:s/>118 7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6</text:p>
          </table:table-cell>
          <table:table-cell/>
          <table:table-cell table:formula="of:=IF([.A660]=&quot;&quot;;&quot;&quot;;CONCATENATE(&quot; &quot;;[.A660];&quot; &quot;;[.B660];&quot; &quot;;))" office:value-type="string" office:string-value=" 118 796 " calcext:value-type="string">
            <text:p><text:s/>118 7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7</text:p>
          </table:table-cell>
          <table:table-cell/>
          <table:table-cell table:formula="of:=IF([.A661]=&quot;&quot;;&quot;&quot;;CONCATENATE(&quot; &quot;;[.A661];&quot; &quot;;[.B661];&quot; &quot;;))" office:value-type="string" office:string-value=" 118 797 " calcext:value-type="string">
            <text:p><text:s/>118 7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8</text:p>
          </table:table-cell>
          <table:table-cell/>
          <table:table-cell table:formula="of:=IF([.A662]=&quot;&quot;;&quot;&quot;;CONCATENATE(&quot; &quot;;[.A662];&quot; &quot;;[.B662];&quot; &quot;;))" office:value-type="string" office:string-value=" 118 798 " calcext:value-type="string">
            <text:p><text:s/>118 7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799</text:p>
          </table:table-cell>
          <table:table-cell/>
          <table:table-cell table:formula="of:=IF([.A663]=&quot;&quot;;&quot;&quot;;CONCATENATE(&quot; &quot;;[.A663];&quot; &quot;;[.B663];&quot; &quot;;))" office:value-type="string" office:string-value=" 118 799 " calcext:value-type="string">
            <text:p><text:s/>118 7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0</text:p>
          </table:table-cell>
          <table:table-cell/>
          <table:table-cell table:formula="of:=IF([.A664]=&quot;&quot;;&quot;&quot;;CONCATENATE(&quot; &quot;;[.A664];&quot; &quot;;[.B664];&quot; &quot;;))" office:value-type="string" office:string-value=" 118 800 " calcext:value-type="string">
            <text:p><text:s/>118 8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1</text:p>
          </table:table-cell>
          <table:table-cell/>
          <table:table-cell table:formula="of:=IF([.A665]=&quot;&quot;;&quot;&quot;;CONCATENATE(&quot; &quot;;[.A665];&quot; &quot;;[.B665];&quot; &quot;;))" office:value-type="string" office:string-value=" 118 801 " calcext:value-type="string">
            <text:p><text:s/>118 8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2</text:p>
          </table:table-cell>
          <table:table-cell/>
          <table:table-cell table:formula="of:=IF([.A666]=&quot;&quot;;&quot;&quot;;CONCATENATE(&quot; &quot;;[.A666];&quot; &quot;;[.B666];&quot; &quot;;))" office:value-type="string" office:string-value=" 118 802 " calcext:value-type="string">
            <text:p><text:s/>118 8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3</text:p>
          </table:table-cell>
          <table:table-cell/>
          <table:table-cell table:formula="of:=IF([.A667]=&quot;&quot;;&quot;&quot;;CONCATENATE(&quot; &quot;;[.A667];&quot; &quot;;[.B667];&quot; &quot;;))" office:value-type="string" office:string-value=" 118 803 " calcext:value-type="string">
            <text:p><text:s/>118 8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4</text:p>
          </table:table-cell>
          <table:table-cell/>
          <table:table-cell table:formula="of:=IF([.A668]=&quot;&quot;;&quot;&quot;;CONCATENATE(&quot; &quot;;[.A668];&quot; &quot;;[.B668];&quot; &quot;;))" office:value-type="string" office:string-value=" 118 804 " calcext:value-type="string">
            <text:p><text:s/>118 8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5</text:p>
          </table:table-cell>
          <table:table-cell/>
          <table:table-cell table:formula="of:=IF([.A669]=&quot;&quot;;&quot;&quot;;CONCATENATE(&quot; &quot;;[.A669];&quot; &quot;;[.B669];&quot; &quot;;))" office:value-type="string" office:string-value=" 118 805 " calcext:value-type="string">
            <text:p><text:s/>118 8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806</text:p>
          </table:table-cell>
          <table:table-cell/>
          <table:table-cell table:formula="of:=IF([.A670]=&quot;&quot;;&quot;&quot;;CONCATENATE(&quot; &quot;;[.A670];&quot; &quot;;[.B670];&quot; &quot;;))" office:value-type="string" office:string-value=" 118 806 " calcext:value-type="string">
            <text:p><text:s/>118 806 </text:p>
          </table:table-cell>
          <table:table-cell table:number-columns-repeated="1017"/>
        </table:table-row>
        <table:table-row table:style-name="ro1" table:number-rows-repeated="104790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09:25:37.3824608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09:32:41.429799114</dc:date>
    <dc:creator>Andreas Böttger</dc:creator>
    <meta:editing-duration>PT22M52S</meta:editing-duration>
    <meta:editing-cycles>7</meta:editing-cycles>
    <meta:generator>LibreOffice/4.2.4.2$Linux_X86_64 LibreOffice_project/420m0$Build-2</meta:generator>
    <meta:document-statistic meta:table-count="1" meta:cell-count="2000" meta:object-count="0"/>
  </office:meta>
</office:document-meta>
</file>